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fo:font-size="8pt" officeooo:rsid="001d61de" officeooo:paragraph-rsid="001d61de" style:font-size-asian="8pt" style:font-size-complex="8pt"/>
    </style:style>
    <style:style style:name="P2" style:family="paragraph" style:parent-style-name="Standard">
      <style:text-properties officeooo:paragraph-rsid="001d61de"/>
    </style:style>
    <style:style style:name="T1" style:family="text">
      <style:text-properties fo:color="#c9211e" fo:font-size="8pt" officeooo:rsid="001d61de" style:font-size-asian="8pt" style:font-size-complex="8pt"/>
    </style:style>
    <style:style style:name="T2" style:family="text">
      <style:text-properties fo:color="#c9211e" fo:font-size="8pt" officeooo:rsid="003a680f"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zero</text:p>
      <text:p text:style-name="P1"/>
      <text:p text:style-name="P1">#INSTALANDO PACOTES, SE AUSENTES, COM ‘pip’</text:p>
      <text:p text:style-name="P1">!pip install dtreeviz</text:p>
      <text:p text:style-name="P1">!pip install delayed</text:p>
      <text:p text:style-name="P1">!pip install graphviz</text:p>
      <text:p text:style-name="P1">!pip install imblearn</text:p>
      <text:p text:style-name="P1">!pip install scikit-plot</text:p>
      <text:p text:style-name="P1"/>
      <text:p text:style-name="P1">#IMPORTANDO AS BIBLIOTECAS</text:p>
      <text:p text:style-name="P1">import datetime</text:p>
      <text:p text:style-name="P1">import glob</text:p>
      <text:p text:style-name="P1">import graphviz</text:p>
      <text:p text:style-name="P1">import matplotlib.pyplot as plt</text:p>
      <text:p text:style-name="P1">import numpy as np</text:p>
      <text:p text:style-name="P1">import pandas as pd</text:p>
      <text:p text:style-name="P1">import pickle</text:p>
      <text:p text:style-name="P1">import plotly.express as px</text:p>
      <text:p text:style-name="P1">import pydot</text:p>
      <text:p text:style-name="P1">import re</text:p>
      <text:p text:style-name="P1">import scikitplot as skplt</text:p>
      <text:p text:style-name="P1">import seaborn as sns</text:p>
      <text:p text:style-name="P1">import sklearn</text:p>
      <text:p text:style-name="P1">import os, sys</text:p>
      <text:p text:style-name="P1">from dtreeviz.trees import *</text:p>
      <text:p text:style-name="P1">from graphviz import Source</text:p>
      <text:p text:style-name="P1">from imblearn.over_sampling import ADASYN</text:p>
      <text:p text:style-name="P1">from imblearn.over_sampling import SMOTE</text:p>
      <text:p text:style-name="P1">from imblearn.under_sampling import RandomUnderSampler</text:p>
      <text:p text:style-name="P1">from IPython.display import SVG,display</text:p>
      <text:p text:style-name="P1">from ipywidgets import interactive</text:p>
      <text:p text:style-name="P1">from mlxtend.plotting import plot_decision_regions</text:p>
      <text:p text:style-name="P1">from openpyxl import load_workbook</text:p>
      <text:p text:style-name="P1">from sklearn import datasets</text:p>
      <text:p text:style-name="P1">from sklearn import metrics</text:p>
      <text:p text:style-name="P1">from sklearn.metrics import classification_report, confusion_matrix#for visualizing tree </text:p>
      <text:p text:style-name="P1">from sklearn.metrics import roc_auc_score, roc_curve</text:p>
      <text:p text:style-name="P1">from sklearn import svm</text:p>
      <text:p text:style-name="P1">from sklearn import tree</text:p>
      <text:p text:style-name="P1">from sklearn.tree import DecisionTreeClassifier,export_graphviz</text:p>
      <text:p text:style-name="P1">from sklearn.tree import DecisionTreeClassifier#for checking testing results</text:p>
      <text:p text:style-name="P1">from sklearn.tree import plot_tree</text:p>
      <text:p text:style-name="P1">from sklearn.naive_bayes import GaussianNB</text:p>
      <text:p text:style-name="P1">from sklearn.preprocessing import LabelEncoder#for train test splitting</text:p>
      <text:p text:style-name="P1">from sklearn.preprocessing import StandardScaler</text:p>
      <text:p text:style-name="P1">from sklearn.model_selection import cross_val_score</text:p>
      <text:p text:style-name="P1">from sklearn.model_selection import train_test_split</text:p>
      <text:p text:style-name="P1">from sklearn.model_selection import train_test_split#for decision tree object</text:p>
      <text:p text:style-name="P1">from unicodedata import normalize</text:p>
      <text:p text:style-name="P1"/>
      <text:p text:style-name="P1">###################### 01</text:p>
      <text:p text:style-name="P1"/>
      <text:p text:style-name="P1">#CARREGANDO DATASET </text:p>
      <text:p text:style-name="P1">direito_de_uso_original=pd.read_excel("exportacao_cnarh40_CE.xlsx")</text:p>
      <text:p text:style-name="P1"/>
      <text:p text:style-name="P1">#CRIANDO CÓPIA DO DF PRESERVANDO O ORIGINAL</text:p>
      <text:p text:style-name="P1">direito_de_uso=direito_de_uso_original.copy()</text:p>
      <text:p text:style-name="P1"/>
      <text:p text:style-name="P1">#EXCLUINDO AS LINHAS SELECIONADAS <text:s/></text:p>
      <text:p text:style-name="P1">direito_de_uso.drop(direito_de_uso.loc[direito_de_uso['FIN_TFN_DS'].isnull()].index, inplace=True) # Finalidade de uso ausente</text:p>
      <text:p text:style-name="P1">direito_de_uso.drop(direito_de_uso.loc[direito_de_uso['OUT_DT_OUTORGAFINAL'].isnull()].index, inplace=True) # Data final ausente</text:p>
      <text:p text:style-name="P1">direito_de_uso.drop(direito_de_uso.loc[direito_de_uso['OUT_DT_OUTORGAINICIAL'].isnull()].index, inplace=True) # Data inical ausente</text:p>
      <text:p text:style-name="P1">direito_de_uso.drop(direito_de_uso.loc[direito_de_uso['INT_QT_VOLUMEANUAL'].isnull()].index, inplace=True) # Data inical ausente</text:p>
      <text:p text:style-name="P1">direito_de_uso.drop(direito_de_uso.loc[direito_de_uso['INT_QT_VOLUMEANUAL'] == 0].index, inplace=True)# Volume anual zero, pode ser apenas uso não consuntivo</text:p>
      <text:p text:style-name="P1">direito_de_uso.drop(direito_de_uso.loc[direito_de_uso['INT_TIN_DS'] != 'Captação'].index, inplace=True)</text:p>
      <text:p text:style-name="P1">direito_de_uso.drop(direito_de_uso.loc[direito_de_uso['OUT_TP_OUTORGA']!= 'Direito de Uso'].index, inplace=True)</text:p>
      <text:p text:style-name="P1">direito_de_uso.drop(direito_de_uso.loc[direito_de_uso['OUT_TP_SITUACAOOUTORGA']!= 'Outorgado'].index, inplace=True)</text:p>
      <text:p text:style-name="P1">direito_de_uso.drop(direito_de_uso.loc[direito_de_uso['INT_TSI_DS']!= 'Operação'].index, inplace=True)</text:p>
      <text:p text:style-name="P1"/>
      <text:p text:style-name="P1">#VERIFICAR A PRESENÇA DE REGISTROS <text:s/>REPETIDOS NO DF DE TRABALHO</text:p>
      <text:p text:style-name="P1"># verificar antes de excluir colunas para evitar exclusão de coincidentes</text:p>
      <text:p text:style-name="P1">repetidos = direito_de_uso[direito_de_uso.duplicated()]</text:p>
      <text:p text:style-name="P1"/>
      <text:p text:style-name="P1">#EXCLUINDO <text:s/>OS REGISTROS <text:s/>REPETIDOS E DEIXANDO UM EXEMPLAR DOS REGISTRO DE CADA GRUPO DE CLONES</text:p>
      <text:p text:style-name="P1">if (len(repetidos))&gt;0:</text:p>
      <text:p text:style-name="P1"><text:s text:c="4"/>direito_de_uso.drop_duplicates(inplace=True)</text:p>
      <text:p text:style-name="P1"><text:s text:c="4"/></text:p>
      <text:p text:style-name="P1"># SIMPLIFICANDO OS CAMPOS DA COLUNA COM MUNICÍPIOS</text:p>
      <text:p text:style-name="P1"><text:soft-page-break/>municipios_direito_de_uso = direito_de_uso['ING_NM_MUNICIPIO']</text:p>
      <text:p text:style-name="P1">municipios_direito_de_uso = municipios_direito_de_uso.str.normalize('NFKD').str.encode('ascii', errors='ignore').str.decode('utf-8')#Removendo caracteres especiais (acentos, cedilhas,etc)</text:p>
      <text:p text:style-name="P1">direito_de_uso.insert(0,'ING_NM_MUNICIPIO_clean', municipios_direito_de_uso)#Inserindo uma nova coluna na posição “1” </text:p>
      <text:p text:style-name="P1"><text:s text:c="4"/></text:p>
      <text:p text:style-name="P1">#REMOVENDO COLUNAS QUE NÃO HÁ INTERESSE</text:p>
      <text:p text:style-name="P1">conj_colunas_direito_de_uso=set(direito_de_uso.columns.values.tolist())#Criando uma lista com os nomes das colunas</text:p>
      <text:p text:style-name="P1">conj_colunas_direito_de_uso_mantidas = {'INT_TSU_DS', 'INT_NU_LATITUDE', 'INT_NU_LONGITUDE', 'ING_NU_IBGEMUNICIPIO', 'ING_NM_MUNICIPIO_clean', 'OUT_DT_OUTORGAFINAL', 'OUT_DT_OUTORGAINICIAL', 'INT_QT_VOLUMEANUAL', 'FIN_TFN_DS'}# Conjunto de colunas que permanecerão</text:p>
      <text:p text:style-name="P1">conj_colunas_remover = conj_colunas_direito_de_uso - conj_colunas_direito_de_uso_mantidas#Colunas a remover</text:p>
      <text:p text:style-name="P1"/>
      <text:p text:style-name="P1">#REMOVER COLUNAS SELECIONADAS</text:p>
      <text:p text:style-name="P1">direito_de_uso = direito_de_uso.drop(columns=conj_colunas_remover)# Removendo as colunas </text:p>
      <text:p text:style-name="P1"/>
      <text:p text:style-name="P1">#AGRUPANDO AS FINALIDADES DE USO CONFORME CATEGORIAS ADOTADAS NO CE</text:p>
      <text:p text:style-name="P1">def finalidade_de_uso(item):</text:p>
      <text:p text:style-name="P1"><text:s text:c="4"/>if 'Abastecimento Público' in item or 'Consumo Humano' in item or 'Mineração - Extração de AreiaCascalho em Leito de Rio' in item or 'Mineração - Outros Processos Extrativos' in item or 'Outras' in item or 'Serviços' in item:</text:p>
      <text:p text:style-name="P1"><text:s text:c="8"/>return item.replace('Abastecimento Público','Abastecimento Humano').replace('Consumo Humano','Abastecimento Humano').replace('Mineração - Extração de AreiaCascalho em Leito de Rio','Mineração').replace('Mineração - Outros Processos Extrativos','Mineração').replace('Outras', 'Outros usos').replace('Serviços', 'Serviço e Comércio')</text:p>
      <text:p text:style-name="P1"><text:s text:c="4"/>else:</text:p>
      <text:p text:style-name="P1"><text:s text:c="9"/>return item</text:p>
      <text:p text:style-name="P1">FINALIDADE_DE_USO = direito_de_uso.FIN_TFN_DS.apply(finalidade_de_uso)#Criando uma série, aplicando a função en todas as linhas</text:p>
      <text:p text:style-name="P1"/>
      <text:p text:style-name="P1">#SUBSTITUINDO PELA <text:s/>COLUNA FINALIDADE AJUSTADAS</text:p>
      <text:p text:style-name="P1">lista_FINALIDADE_DE_USO=list(FINALIDADE_DE_USO)#Criando uma lista com a série</text:p>
      <text:p text:style-name="P1">direito_de_uso.insert(9,'FINALIDADE_DE_USO',lista_FINALIDADE_DE_USO,True)#Inserindo uma nova coluna</text:p>
      <text:p text:style-name="P1"/>
      <text:p text:style-name="P1">#RENOMEAR DEMAIS COLUNAS</text:p>
      <text:p text:style-name="P1">direito_de_uso = direito_de_uso.rename(columns={'INT_TSU_DS':'TIPO_MANANCIAL','ING_NU_IBGEMUNICIPIO':'IBGE_MUNICIPIO','ING_NM_MUNICIPIO_clean':'MUNICIPIO','OUT_DT_OUTORGAFINAL': 'DATA_FINAL_OUTORGA','OUT_DT_OUTORGAINICIAL':'DATA_INICIAL_OUTORGA','INT_QT_VOLUMEANUAL':'VOLUME_ANUAL'})</text:p>
      <text:p text:style-name="P1"/>
      <text:p text:style-name="P1">#ALTERANDO DADOS NAS DATAS</text:p>
      <text:p text:style-name="P1"/>
      <text:p text:style-name="P1">#SEPARAR</text:p>
      <text:p text:style-name="P1">def anos(item):</text:p>
      <text:p text:style-name="P1"><text:s text:c="4"/>if item in item:</text:p>
      <text:p text:style-name="P1"><text:s text:c="8"/>return item[6:10]</text:p>
      <text:p text:style-name="P1"><text:s text:c="4"/>else:</text:p>
      <text:p text:style-name="P1"><text:s text:c="9"/>return item</text:p>
      <text:p text:style-name="P1">anof = direito_de_uso.DATA_FINAL_OUTORGA.apply(anos)#Criando uma série, aplicando a função en todas as linhas</text:p>
      <text:p text:style-name="P1">anoi = direito_de_uso.DATA_INICIAL_OUTORGA.apply(anos)#Criando uma série, aplicando a função en todas as linhas</text:p>
      <text:p text:style-name="P1"/>
      <text:p text:style-name="P1">#INSERINDO NOVAS COLUNAS COM ANO INICIAL E FINAL</text:p>
      <text:p text:style-name="P1">lista_anof=list(anof)#Criando uma lista com a série</text:p>
      <text:p text:style-name="P1">direito_de_uso.insert(5,'ANO_FINAL',lista_anof,True)#Inserindo uma nova coluna</text:p>
      <text:p text:style-name="P1">lista_anoi=list(anoi)#Criando uma lista com a série</text:p>
      <text:p text:style-name="P1">direito_de_uso.insert(5,'ANO_INICIAL',lista_anoi,True)#Inserindo uma nova coluna</text:p>
      <text:p text:style-name="P1"/>
      <text:p text:style-name="P1">#ALTERANDO DADOS NAS COORDENADAS</text:p>
      <text:p text:style-name="P1"/>
      <text:p text:style-name="P1">#exluindo '#' DAS COORDENADAS</text:p>
      <text:p text:style-name="P1">def valorcoord(item):</text:p>
      <text:p text:style-name="P1"><text:s text:c="4"/>if '#' in item:</text:p>
      <text:p text:style-name="P1"><text:s text:c="8"/>return item.replace('#','')</text:p>
      <text:p text:style-name="P1"><text:s text:c="4"/>else:</text:p>
      <text:p text:style-name="P1"><text:s text:c="9"/>return item</text:p>
      <text:p text:style-name="P1">latitude = direito_de_uso.INT_NU_LATITUDE.apply(valorcoord)#Criando uma série, aplicando a função en todas as linhas</text:p>
      <text:p text:style-name="P1">longitude = direito_de_uso.INT_NU_LONGITUDE.apply(valorcoord)#Criando uma série, aplicando a função en todas as linhas</text:p>
      <text:p text:style-name="P1"/>
      <text:p text:style-name="P1">#SUBSTITUINDO PELA <text:s/>COLUNA FINALIDADE AJUSTADAS</text:p>
      <text:p text:style-name="P1"/>
      <text:p text:style-name="P1">lista_latitude=list(latitude)#Criando uma lista com a série</text:p>
      <text:p text:style-name="P1">direito_de_uso.insert(3,'LATITUDE',lista_latitude,True)#Inserindo uma nova coluna</text:p>
      <text:p text:style-name="P1"/>
      <text:p text:style-name="P1">lista_longitude=list(longitude)#Criando uma lista com a série</text:p>
      <text:p text:style-name="P1">direito_de_uso.insert(3,'LONGITUDE',lista_longitude,True)#Inserindo uma nova coluna</text:p>
      <text:p text:style-name="P1"/>
      <text:p text:style-name="P1">#REMOVENDO COLUNAS JÁ AJUSTADAS</text:p>
      <text:p text:style-name="P1">direito_de_uso = direito_de_uso.drop(columns=['FIN_TFN_DS','INT_NU_LATITUDE', 'INT_NU_LONGITUDE', 'DATA_FINAL_OUTORGA', 'DATA_INICIAL_OUTORGA'], )</text:p>
      <text:p text:style-name="P1"/>
      <text:p text:style-name="P1">#REDUZINDO O CONSUMO DE MEMÓRIA COM ALTERAÇÃO PARA DO TIPO DA COLUNA PARA 'category'</text:p>
      <text:p text:style-name="P1">direito_de_uso.TIPO_MANANCIAL = direito_de_uso.TIPO_MANANCIAL.astype('category')</text:p>
      <text:p text:style-name="P1"><text:soft-page-break/>direito_de_uso.FINALIDADE_DE_USO = direito_de_uso.FINALIDADE_DE_USO.astype('category')</text:p>
      <text:p text:style-name="P1"/>
      <text:p text:style-name="P1">#ALTERAÇÃO PARA DO TIPO DA COLUNA PARA DATA</text:p>
      <text:p text:style-name="P1">direito_de_uso.ANO_FINAL = direito_de_uso.ANO_FINAL.astype('int32')</text:p>
      <text:p text:style-name="P1">direito_de_uso.ANO_INICIAL = direito_de_uso.ANO_INICIAL.astype('int32')</text:p>
      <text:p text:style-name="P1">direito_de_uso.IBGE_MUNICIPIO = direito_de_uso.IBGE_MUNICIPIO.astype('int32')</text:p>
      <text:p text:style-name="P1"/>
      <text:p text:style-name="P1">#EXCLUIR LINHAS COM DATA FINAL</text:p>
      <text:p text:style-name="P1">ano_atual= datetime.datetime.today().year</text:p>
      <text:p text:style-name="P1">ano_margem = ano_atual+35 #35 anos é a duração máxima de uma outorga</text:p>
      <text:p text:style-name="P1"/>
      <text:p text:style-name="P1">#SELEÇÃO DE LINHAS PARA EXCLUSÃO POR IRRELEVÂNCIA DO GRUPO</text:p>
      <text:p text:style-name="P1">linhas_ANO_FINAL_MARGEM = direito_de_uso.loc[direito_de_uso['ANO_FINAL']&gt;ano_margem] </text:p>
      <text:p text:style-name="P1"/>
      <text:p text:style-name="P1">#EXCLUINDO AS LINHAS SELECIONADAS</text:p>
      <text:p text:style-name="P1">direito_de_uso.drop(linhas_ANO_FINAL_MARGEM.index, inplace=True)</text:p>
      <text:p text:style-name="P1"/>
      <text:p text:style-name="P1">DF = direito_de_uso</text:p>
      <text:p text:style-name="P1"/>
      <text:p text:style-name="P1">LISTA_MUNICIPIO = []</text:p>
      <text:p text:style-name="P1">LISTA_VOLUME = []</text:p>
      <text:p text:style-name="P1">LISTA_VIGENCIA = []</text:p>
      <text:p text:style-name="P1">LISTA_TIPO_MANANCIAL = []</text:p>
      <text:p text:style-name="P1">LISTA_FINALIDADE_DE_USO = []</text:p>
      <text:p text:style-name="P1">LISTA_LATITUDE = []</text:p>
      <text:p text:style-name="P1">LISTA_LONGITUDE = []</text:p>
      <text:p text:style-name="P1"/>
      <text:p text:style-name="P1">for i in DF.index:</text:p>
      <text:p text:style-name="P1"><text:s text:c="4"/>ano_inicial = DF.loc[i,'ANO_INICIAL'] </text:p>
      <text:p text:style-name="P1"><text:s text:c="4"/>ano_final = DF.loc[i,'ANO_FINAL']</text:p>
      <text:p text:style-name="P1"><text:s text:c="4"/>#passo_ano = 1</text:p>
      <text:p text:style-name="P1"><text:s text:c="4"/>vigencia = list(range(ano_inicial, ano_final,1))# Convertendo um intervalo em uma lista</text:p>
      <text:p text:style-name="P1"><text:s text:c="4"/></text:p>
      <text:p text:style-name="P1"><text:s text:c="4"/>lista_municipio = []# Cria uma lista vazia.</text:p>
      <text:p text:style-name="P1"><text:s text:c="4"/>lista_volume_anual = []# Cria uma lista vazia.</text:p>
      <text:p text:style-name="P1"><text:s text:c="4"/></text:p>
      <text:p text:style-name="P1"><text:s text:c="4"/>lista_tipo_manancial = []# Cria uma lista vazia.</text:p>
      <text:p text:style-name="P1"><text:s text:c="4"/>lista_finalidade_de_uso = []# Cria uma lista vazia.</text:p>
      <text:p text:style-name="P1"><text:s text:c="4"/>lista_latitude = []# Cria uma lista vazia.</text:p>
      <text:p text:style-name="P1"><text:s text:c="4"/>lista_longitude = []# Cria uma lista vazia.</text:p>
      <text:p text:style-name="P1"><text:s text:c="4"/></text:p>
      <text:p text:style-name="P1"><text:s text:c="4"/>municipio = DF.loc[i,'MUNICIPIO']</text:p>
      <text:p text:style-name="P1"><text:s text:c="4"/>volume_anual = DF.loc[i,'VOLUME_ANUAL']</text:p>
      <text:p text:style-name="P1"><text:s text:c="4"/></text:p>
      <text:p text:style-name="P1"><text:s text:c="4"/>tipo_manancial = DF.loc[i,'TIPO_MANANCIAL']</text:p>
      <text:p text:style-name="P1"><text:s text:c="4"/>finalidade_de_uso = DF.loc[i,'FINALIDADE_DE_USO']</text:p>
      <text:p text:style-name="P1"><text:s text:c="4"/>latitude = DF.loc[i,'LATITUDE']</text:p>
      <text:p text:style-name="P1"><text:s text:c="4"/>longitude = DF.loc[i,'LONGITUDE']</text:p>
      <text:p text:style-name="P1"><text:s text:c="4"/></text:p>
      <text:p text:style-name="P1"><text:s text:c="4"/>anos_vigencia = vigencia</text:p>
      <text:p text:style-name="P1"><text:s text:c="4"/>for m in vigencia:</text:p>
      <text:p text:style-name="P1"><text:s text:c="8"/>ano = ano_inicial</text:p>
      <text:p text:style-name="P1"><text:s text:c="8"/>lista_municipio.append(municipio)</text:p>
      <text:p text:style-name="P1"><text:s text:c="8"/>lista_volume_anual.append(volume_anual)</text:p>
      <text:p text:style-name="P1"><text:s text:c="8"/></text:p>
      <text:p text:style-name="P1"><text:s text:c="8"/>lista_tipo_manancial.append(tipo_manancial)</text:p>
      <text:p text:style-name="P1"><text:s text:c="8"/>lista_finalidade_de_uso.append(finalidade_de_uso)</text:p>
      <text:p text:style-name="P1"><text:s text:c="8"/>lista_latitude.append(latitude)</text:p>
      <text:p text:style-name="P1"><text:s text:c="8"/>lista_longitude.append(longitude)</text:p>
      <text:p text:style-name="P1"><text:s text:c="9"/></text:p>
      <text:p text:style-name="P1"><text:s text:c="4"/>LISTA_VIGENCIA.extend(anos_vigencia)</text:p>
      <text:p text:style-name="P1"><text:s text:c="4"/>LISTA_MUNICIPIO.extend(lista_municipio)</text:p>
      <text:p text:style-name="P1"><text:s text:c="4"/>LISTA_VOLUME.extend(lista_volume_anual)</text:p>
      <text:p text:style-name="P1"><text:s text:c="4"/></text:p>
      <text:p text:style-name="P1"><text:s text:c="4"/>LISTA_TIPO_MANANCIAL.extend(lista_tipo_manancial)</text:p>
      <text:p text:style-name="P1"><text:s text:c="4"/>LISTA_FINALIDADE_DE_USO.extend(lista_finalidade_de_uso)</text:p>
      <text:p text:style-name="P1"><text:s text:c="4"/>LISTA_LATITUDE.extend(lista_latitude)</text:p>
      <text:p text:style-name="P1"><text:s text:c="4"/>LISTA_LONGITUDE.extend(lista_longitude)</text:p>
      <text:p text:style-name="P1"/>
      <text:p text:style-name="P1"/>
      <text:p text:style-name="P1">direito_de_uso_EXTENDIDA = pd.DataFrame(np.column_stack([LISTA_TIPO_MANANCIAL, LISTA_LATITUDE, LISTA_LONGITUDE, LISTA_MUNICIPIO, LISTA_FINALIDADE_DE_USO, LISTA_VOLUME, LISTA_VIGENCIA]), </text:p>
      <text:p text:style-name="P1"><text:s text:c="31"/>columns=['TIPO_MANANCIAL', 'LATITUDE', 'LONGITUDE', 'MUNICIPIO', 'FINALIDADE_DE_USO', 'VOLUME_M3', 'ANOS_VIGENTES'])</text:p>
      <text:p text:style-name="P1"><text:s/></text:p>
      <text:p text:style-name="P1"># ALTERAÇÃO DO TIPO DA COLUNA </text:p>
      <text:p text:style-name="P1">direito_de_uso_EXTENDIDA.TIPO_MANANCIAL = direito_de_uso_EXTENDIDA.TIPO_MANANCIAL.astype('category')</text:p>
      <text:p text:style-name="P1">direito_de_uso_EXTENDIDA.FINALIDADE_DE_USO = direito_de_uso_EXTENDIDA.FINALIDADE_DE_USO.astype('category')</text:p>
      <text:p text:style-name="P1">direito_de_uso_EXTENDIDA.VOLUME_M3 = direito_de_uso_EXTENDIDA.VOLUME_M3.astype('float32')</text:p>
      <text:p text:style-name="P1"><text:soft-page-break/>direito_de_uso_EXTENDIDA.ANOS_VIGENTES = direito_de_uso_EXTENDIDA.ANOS_VIGENTES.astype('int32')</text:p>
      <text:p text:style-name="P1"/>
      <text:p text:style-name="P1"># GUARDANDO UMA VERSÃO COM AS COORDENADAS</text:p>
      <text:p text:style-name="P1">direito_de_uso_EXTENDIDA_coordenadas = direito_de_uso_EXTENDIDA.copy()</text:p>
      <text:p text:style-name="P1"/>
      <text:p text:style-name="P1">#RETIRAR COORDENADAS </text:p>
      <text:p text:style-name="P1">direito_de_uso_EXTENDIDA = direito_de_uso_EXTENDIDA.drop(columns=['LATITUDE','LONGITUDE'])# Removendo as colunas </text:p>
      <text:p text:style-name="P1"/>
      <text:p text:style-name="P1"/>
      <text:p text:style-name="P1">################## 02</text:p>
      <text:p text:style-name="P1"/>
      <text:p text:style-name="P1">################## MUNICÍPIOS ########################</text:p>
      <text:p text:style-name="P1"/>
      <text:p text:style-name="P1">#CARREGANDO DATASET </text:p>
      <text:p text:style-name="P1"/>
      <text:p text:style-name="P1">a_IBGE=[0,1] # Ignorar linhas - cabeçalho</text:p>
      <text:p text:style-name="P1">interv_inicio_IBGE = len(a_IBGE) +1+184 # Inìcio do intervalo a ignorar - rodapé</text:p>
      <text:p text:style-name="P1">interv_fim_IBGE = 202 # Final do intervalo a ignorar <text:s/>- rodapé</text:p>
      <text:p text:style-name="P1">b_IBGE=list(range(interv_inicio_IBGE, interv_fim_IBGE)) # Convertendo um intervalo em uma lista - rodapé</text:p>
      <text:p text:style-name="P1">ignorar_linhas_IBGE = a_IBGE + b_IBGE # Lista de linhas a ignorar</text:p>
      <text:p text:style-name="P1"/>
      <text:p text:style-name="P1">municipios_CE_IBGE=pd.read_excel("MUNICÍPIOS_CE_IBGE_original.xlsx", skiprows=ignorar_linhas_IBGE);</text:p>
      <text:p text:style-name="P1"/>
      <text:p text:style-name="P1">#RENOMEAR COLUNAS</text:p>
      <text:p text:style-name="P1">municipios_CE_IBGE = municipios_CE_IBGE.rename(columns={'Município [-]':'MUNICIPIOS', 'Código [-]':'CD_IBGE', 'População estimada - pessoas [2020]':'POP_ESTIMADA_2020', 'Área Territorial - km² [2020]':'AREA_KM2_2020', 'PIB per capita - R$ [2018]': 'PIB_PER_CAPTA_REAIS_2018',})</text:p>
      <text:p text:style-name="P1"/>
      <text:p text:style-name="P1">#RESERVANDO UMA LISTA COM NOME MUNICÍPIOS SEM ALTERAÇÕES PARA REINCLUSÃO POSTERIOR</text:p>
      <text:p text:style-name="P1">lista_nome_municipio = list(municipios_CE_IBGE['MUNICIPIOS'])#Gerando uma lista a aprtir de uma coluna do df 'MUNICIPIOS'</text:p>
      <text:p text:style-name="P1"/>
      <text:p text:style-name="P1">################## <text:s text:c="2"/>IMÓVEIS RURAIS #############</text:p>
      <text:p text:style-name="P1"/>
      <text:p text:style-name="P1">#CARREGANDO DATASET IPECE ‘ESTRUTURA_FUNDIÁRIA.xlsx’</text:p>
      <text:p text:style-name="P1"/>
      <text:p text:style-name="P1">a_RURAL=[7,192,193] # Ignorar linhas - rodapé + CEARÁ</text:p>
      <text:p text:style-name="P1">interv_inicio_RURAL = 0 # Inìcio do intervalo a ignorar - cabeçalho </text:p>
      <text:p text:style-name="P1">interv_fim_RURAL = 6 # Final do intervalo a ignorar <text:s/>-cabeçalho</text:p>
      <text:p text:style-name="P1">b_RURAL=list(range(interv_inicio_RURAL, interv_fim_RURAL)) # Convertendo um intervalo em uma lista - cabeçalho </text:p>
      <text:p text:style-name="P1">ignorar_linhas_RURAL = a_RURAL + b_RURAL # Lista de linhas a ignorar</text:p>
      <text:p text:style-name="P1"/>
      <text:p text:style-name="P1">imoveis_rurais_CE_IPECE= pd.read_excel("ESTRUTURA_FUNDIÁRIA.xlsx", skiprows=ignorar_linhas_RURAL);</text:p>
      <text:p text:style-name="P1"/>
      <text:p text:style-name="P1">#RENOMEAR COLUNAS</text:p>
      <text:p text:style-name="P1">imoveis_rurais_CE_IPECE = imoveis_rurais_CE_IPECE.rename(columns={'Unnamed: 0':'MUNICIPIOS', <text:s text:c="2"/>'Imóveis': 'QTD_IMOVEIS_2005', 'Área (ha)' :'AREA_HA_IMOVEIS_2005'})</text:p>
      <text:p text:style-name="P1"/>
      <text:p text:style-name="P1"/>
      <text:p text:style-name="P1">################# REBANHOS #############################</text:p>
      <text:p text:style-name="P1"/>
      <text:p text:style-name="P1">#CARREGANDO DATASET IBGE ‘REBANHOS_IBGE.xlsx’</text:p>
      <text:p text:style-name="P1">interv_inicio_BR_IBGE <text:s/>= 0 # Inìcio do intervalo linhas BR </text:p>
      <text:p text:style-name="P1">interv_fim_BR_IBGE <text:s/>= 5573 # Final do intervalo linhas BR</text:p>
      <text:p text:style-name="P1">a_CE_IBGE=list(range(interv_inicio_BR_IBGE , interv_fim_BR_IBGE )) # Convertendo um intervalo em uma lista <text:s/>todas as linhas BR</text:p>
      <text:p text:style-name="P1">interv_inicio_CE_IBGE <text:s/>= 896 # Inìcio do intervalo linhas CE </text:p>
      <text:p text:style-name="P1">interv_fim_CE_IBGE <text:s/>= 1080 # Final do intervalo linhas CE </text:p>
      <text:p text:style-name="P1">b_CE_IBGE =list(range(interv_inicio_CE_IBGE , interv_fim_CE_IBGE )) # Convertendo um intervalo em uma lista linhas CE </text:p>
      <text:p text:style-name="P1">conj_c_CE_IBGE ={4}</text:p>
      <text:p text:style-name="P1">conj_a_CE_IBGE =set(a_CE_IBGE)</text:p>
      <text:p text:style-name="P1">conj_b_CE_IBGE =set(b_CE_IBGE)</text:p>
      <text:p text:style-name="P1">ignorar_linhas_REBANHO = conj_a_CE_IBGE <text:s/>- conj_b_CE_IBGE <text:s/>- conj_c_CE_IBGE <text:s/># <text:s/>linhas a ignorar</text:p>
      <text:p text:style-name="P1">rebanhos_CE_IBGE=pd.read_excel("REBANHOS_IBGE.xlsx", skiprows=ignorar_linhas_REBANHO);</text:p>
      <text:p text:style-name="P1"/>
      <text:p text:style-name="P1">#RENOMEAR COLUNAS</text:p>
      <text:p text:style-name="P1">rebanhos_CE_IBGE = rebanhos_CE_IBGE.rename(columns={'Unnamed: 0':'MUNICIPIO_COM_UF',})</text:p>
      <text:p text:style-name="P1"/>
      <text:p text:style-name="P1"># REMOVENDO 'UF' DO MUNICÍPIO</text:p>
      <text:p text:style-name="P1">def remove_parenteses(item):</text:p>
      <text:p text:style-name="P1"><text:s/>if '(CE)' in item:</text:p>
      <text:p text:style-name="P1"><text:s text:c="5"/>return item.replace('(CE)','')</text:p>
      <text:p text:style-name="P1"><text:s/>else:</text:p>
      <text:p text:style-name="P1"><text:s text:c="5"/>return item</text:p>
      <text:p text:style-name="P1">sem_uf = rebanhos_CE_IBGE.MUNICIPIO_COM_UF.apply(remove_parenteses)</text:p>
      <text:p text:style-name="P1"/>
      <text:p text:style-name="P1">rebanhos_CE_IBGE.insert(0,'MUNICIPIO_SEM_UF', sem_uf)#Inserindo uma nova coluna</text:p>
      <text:p text:style-name="P1"/>
      <text:p text:style-name="P1">#TOTALIZANDO POR ANO ATRAVÉS DA DEFINIÇÃO DE UMA FUNÇÃO</text:p>
      <text:p text:style-name="P1">rebanhos_CE_IBGE = rebanhos_CE_IBGE.replace('-', 0) # Substituindo hífen por zero</text:p>
      <text:p text:style-name="P1"/>
      <text:p text:style-name="P1"><text:soft-page-break/>def sum_frame_by_column(frame, new_col_name, list_of_cols_to_sum):</text:p>
      <text:p text:style-name="P1"><text:s text:c="4"/>frame[new_col_name] = frame[list_of_cols_to_sum].astype(int).sum(axis=1)</text:p>
      <text:p text:style-name="P1"/>
      <text:p text:style-name="P1">def sum_frame_by_column(frame, new_col_name, list_of_cols_to_sum):</text:p>
      <text:p text:style-name="P1"><text:s text:c="4"/>frame[new_col_name] = frame[list_of_cols_to_sum].astype(int).sum(axis=1)</text:p>
      <text:p text:style-name="P1"><text:s text:c="4"/>return(frame)</text:p>
      <text:p text:style-name="P1"/>
      <text:p text:style-name="P1">cabeca_2013 = ['Bovino','Bubalino','Equino','Suíno - total','Caprino','Ovino','Galináceos - total','Codornas']</text:p>
      <text:p text:style-name="P1">cabeca_2014 = ['Bovino.1','Bubalino.1','Equino.1','Suíno - total.1','Caprino.1','Ovino.1','Galináceos - total.1','Codornas.1']</text:p>
      <text:p text:style-name="P1">cabeca_2015 = ['Bovino.2','Bubalino.2','Equino.2','Suíno - total.2','Caprino.2','Ovino.2','Galináceos - total.2','Codornas.2']</text:p>
      <text:p text:style-name="P1">cabeca_2016 = ['Bovino.3','Bubalino.3','Equino.3','Suíno - total.3','Caprino.3','Ovino.3','Galináceos - total.3','Codornas.3']</text:p>
      <text:p text:style-name="P1">sum_frame_by_column(rebanhos_CE_IBGE, 'CABECAS_2014', cabeca_2014) # Somando o número de cabeças por município em 2014</text:p>
      <text:p text:style-name="P1">sum_frame_by_column(rebanhos_CE_IBGE, 'CABECAS_2015', cabeca_2015) # Somando o número de cabeças por município em 2015</text:p>
      <text:p text:style-name="P1">sum_frame_by_column(rebanhos_CE_IBGE, 'CABECAS_2016', cabeca_2016) # Somando o número de cabeças por município em 2016</text:p>
      <text:p text:style-name="P1"/>
      <text:p text:style-name="P1">################# COMÉRCIO ########################</text:p>
      <text:p text:style-name="P1"/>
      <text:p text:style-name="P1">#CARREGANDO DATASET IPECE COMÉRCIO_IPECE.xlsx</text:p>
      <text:p text:style-name="P1">a_COM =[7] # Ignorar linhas <text:s/>total <text:s/>CEARÁ</text:p>
      <text:p text:style-name="P1">interv_inicio_COM = 0 # Inìcio do intervalo a ignorar - cabeçalho </text:p>
      <text:p text:style-name="P1">interv_fim_COM = 6 # Final do intervalo a ignorar <text:s/>-cabeçalho</text:p>
      <text:p text:style-name="P1">b_COM=list(range(interv_inicio_COM, interv_fim_COM)) # Convertendo um intervalo em uma lista - cabeçalho </text:p>
      <text:p text:style-name="P1">c_COM=[192]# Ignorar linha rodapé</text:p>
      <text:p text:style-name="P1">ignorar_linhas_COM = a_COM + b_COM + c_COM# Lista de linhas a ignorar</text:p>
      <text:p text:style-name="P1">xls_COM = pd.ExcelFile('COMÉRCIO_IPECE.xlsx')</text:p>
      <text:p text:style-name="P1">lista_abas_COM = xls_COM.sheet_names</text:p>
      <text:p text:style-name="P1"/>
      <text:p text:style-name="P1">df_COM = pd.read_excel(xls_COM, lista_abas_COM, skiprows=ignorar_linhas_COM);</text:p>
      <text:p text:style-name="P1"/>
      <text:p text:style-name="P1">#ALTERAR O NOME DAS CHAVES DO DICIONÁRIO</text:p>
      <text:p text:style-name="P1">#criar uma classe que extenda os dicionários originais do Python e acrescente um método que faça isso. Internamente, a melhor forma ainda vai ser o uso do pop e criação da nova chave - mas o seu dicionário pode passar a ter um método "rename" que faça isso: </text:p>
      <text:p text:style-name="P1"/>
      <text:p text:style-name="P1">class MeuDict_COM(dict): # CRIAR NOVA CLASSE</text:p>
      <text:p text:style-name="P1"><text:s text:c="3"/>def rename(self, old_key, new_key):</text:p>
      <text:p text:style-name="P1"><text:s text:c="8"/>self[new_key] = self.pop(old_key)</text:p>
      <text:p text:style-name="P1"/>
      <text:p text:style-name="P1">#E isso pode ser usado diretamente, bastando que seu objeto original seja dessa nova classe. Como os dicionários normais de Python aceitam dicionários como parâmetros para inicialização, um dicionário normal pode ser convertido neste simplestemente com:</text:p>
      <text:p text:style-name="P1"/>
      <text:p text:style-name="P1">df_COM = MeuDict_COM(df_COM)</text:p>
      <text:p text:style-name="P1"/>
      <text:p text:style-name="P1">#ALTERAR O NOME DAS CHAVES</text:p>
      <text:p text:style-name="P1">df_COM.rename('20.1.1', 'ano2014')</text:p>
      <text:p text:style-name="P1">df_COM.rename('continuação', 'ano2015')</text:p>
      <text:p text:style-name="P1">df_COM.rename('conclusão', 'ano2016')</text:p>
      <text:p text:style-name="P1"/>
      <text:p text:style-name="P1">#RENOMEANANDO COLUNAS <text:s/>DE INTERESSE</text:p>
      <text:p text:style-name="P1">df_COM['ano2014'] = df_COM['ano2014'].rename(columns={'Unnamed: 0':'MUNICIPIOS', 'Total': 'QTD_COMERCIO_ANO_2014',})</text:p>
      <text:p text:style-name="P1">df_COM['ano2015'] = df_COM['ano2015'].rename(columns={'Unnamed: 0':'MUNICIPIOS', 'Total': 'QTD_COMERCIO_ANO_2015',})</text:p>
      <text:p text:style-name="P1">df_COM['ano2016'] = df_COM['ano2016'].rename(columns={'Unnamed: 0':'MUNICIPIOS', 'Total': 'QTD_COMERCIO_ANO_2016',})</text:p>
      <text:p text:style-name="P1"/>
      <text:p text:style-name="P1">#CONCATENANDO OS DATAFRAMES GERADOS</text:p>
      <text:p text:style-name="P1">DF_COM = pd.concat([df_COM['ano2014'], df_COM['ano2015'],df_COM['ano2016']], axis=1)</text:p>
      <text:p text:style-name="P1">DF_COM = DF_COM.T.drop_duplicates().T</text:p>
      <text:p text:style-name="P1"/>
      <text:p text:style-name="P1"/>
      <text:p text:style-name="P1">########## SERVIÇO <text:s/>################################################</text:p>
      <text:p text:style-name="P1"/>
      <text:p text:style-name="P1">#CARREGANDO DATASET IPECE SERVICOS_POR_ATIVIDADE_IPECE.xlsx</text:p>
      <text:p text:style-name="P1">a_SERV =[7,8] # Ignorar linhas <text:s/>total <text:s/>CEARÁ</text:p>
      <text:p text:style-name="P1">interv_inicio_SERV = 0 # Inìcio do intervalo a ignorar - cabeçalho </text:p>
      <text:p text:style-name="P1">interv_fim_SERV = 6 # Final do intervalo a ignorar <text:s/>-cabeçalho</text:p>
      <text:p text:style-name="P1">b_SERV=list(range(interv_inicio_SERV, interv_fim_SERV)) # Convertendo um intervalo em uma lista - cabeçalho </text:p>
      <text:p text:style-name="P1">c_SERV=[193]# Ignorar linha rodapé</text:p>
      <text:p text:style-name="P1">ignorar_linhas_SERV = a_SERV + b_SERV + c_SERV # Lista de linhas a ignorar</text:p>
      <text:p text:style-name="P1">xls_SERV = pd.ExcelFile('SERVICOS_POR_ATIVIDADE_IPECE.xlsx')</text:p>
      <text:p text:style-name="P1">lista_abas_SERV = xls_SERV.sheet_names</text:p>
      <text:p text:style-name="P1"/>
      <text:p text:style-name="P1">df_SERV = pd.read_excel(xls_SERV, lista_abas_SERV, skiprows=ignorar_linhas_SERV);</text:p>
      <text:p text:style-name="P1"/>
      <text:p text:style-name="P1">#ALTERAR O NOME DAS CHAVES DO DICIONÁRIO</text:p>
      <text:p text:style-name="P1">#criar uma classe que estenda os dicionários originais do Python e acrescente um método que faça isso. Internamente, a melhor forma ainda vai ser o uso do pop e criação da nova chave - mas o seu dicionário pode passar a ter um método "rename" que faça isso: </text:p>
      <text:p text:style-name="P1"/>
      <text:p text:style-name="P1">class MeuDict_SERV(dict): # CRIAR NOVA CLASSE</text:p>
      <text:p text:style-name="P1"><text:s text:c="3"/>def rename(self, old_key, new_key):</text:p>
      <text:p text:style-name="P1"><text:s text:c="8"/>self[new_key] = self.pop(old_key)</text:p>
      <text:p text:style-name="P1"/>
      <text:p text:style-name="P1"><text:soft-page-break/>#E isso pode ser usado diretamente, bastando que seu objeto original seja dessa nova classe. Como os dicionários normais de Python aceitam dicionários como parâmetros para inicialização, um dicionário normal pode ser convertido neste simplestemente com:</text:p>
      <text:p text:style-name="P1"/>
      <text:p text:style-name="P1">df_SERV = MeuDict_SERV(df_SERV)</text:p>
      <text:p text:style-name="P1"/>
      <text:p text:style-name="P1">#ALTERAR O NOME DAS CHAVES</text:p>
      <text:p text:style-name="P1">df_SERV.rename('21.1.1', 'ano2014')</text:p>
      <text:p text:style-name="P1">df_SERV.rename('continuação', 'ano2015')</text:p>
      <text:p text:style-name="P1">df_SERV.rename('conclusão', 'ano2016')</text:p>
      <text:p text:style-name="P1"/>
      <text:p text:style-name="P1">#RENOMEANANDO COLUNAS <text:s/>DE INTERESSE</text:p>
      <text:p text:style-name="P1">df_SERV['ano2014'] = df_SERV['ano2014'].rename(columns={'Unnamed: 0':'MUNICIPIOS', 'Total': 'QTD_SERVICO_ANO_2014',})</text:p>
      <text:p text:style-name="P1">df_SERV['ano2015'] = df_SERV['ano2015'].rename(columns={'Unnamed: 0':'MUNICIPIOS', 'Total': 'QTD_SERVICO_ANO_2015',})</text:p>
      <text:p text:style-name="P1">df_SERV['ano2016'] = df_SERV['ano2016'].rename(columns={'Unnamed: 0':'MUNICIPIOS', 'Total': 'QTD_SERVICO_ANO_2016',})</text:p>
      <text:p text:style-name="P1"/>
      <text:p text:style-name="P1">#CONCATENANDO OS DATAFRAMES GERADOS</text:p>
      <text:p text:style-name="P1">DF_SERV = pd.concat([df_SERV['ano2014'], df_SERV['ano2015'],df_SERV['ano2016']], axis=1)</text:p>
      <text:p text:style-name="P1"/>
      <text:p text:style-name="P1">#ELIMINANDO COLUNAS REPETIDAS</text:p>
      <text:p text:style-name="P1">#cols_SERV = [0] + list(range(1, len(DF_SERV.columns), 2))</text:p>
      <text:p text:style-name="P1">#DF_SERV = DF_SERV.iloc[:, cols_SERV]</text:p>
      <text:p text:style-name="P1"/>
      <text:p text:style-name="P1">DF_SERV = DF_SERV.T.drop_duplicates().T</text:p>
      <text:p text:style-name="P1"/>
      <text:p text:style-name="P1">############### INDÚSTRIA #################################################################</text:p>
      <text:p text:style-name="P1"/>
      <text:p text:style-name="P1">#CARREGANDO DATASET IPECE ‘INDUSTRIAS_ATIVAS.xlsx’</text:p>
      <text:p text:style-name="P1"/>
      <text:p text:style-name="P1">a_IND =[6,191] # Ignorar linhas - rodapé + CEARÁ</text:p>
      <text:p text:style-name="P1">interv_inicio_IND = 0 # Inìcio do intervalo a ignorar - cabeçalho </text:p>
      <text:p text:style-name="P1">interv_fim_IND = 5 # Final do intervalo a ignorar <text:s/>-cabeçalho</text:p>
      <text:p text:style-name="P1">b_IND=list(range(interv_inicio_IND, interv_fim_IND)) # Convertendo um intervalo em uma lista - cabeçalho </text:p>
      <text:p text:style-name="P1">ignorar_linhas_IND = a_IND + b_IND # Lista de linhas a ignorar</text:p>
      <text:p text:style-name="P1">industrias_ativas_CE_IPECE= pd.read_excel("INDUSTRIAS_ATIVAS.xlsx", skiprows=ignorar_linhas_IND);</text:p>
      <text:p text:style-name="P1"/>
      <text:p text:style-name="P1">#RENOMEAR COLUNAS</text:p>
      <text:p text:style-name="P1">industrias_ativas_CE_IPECE = industrias_ativas_CE_IPECE.rename(columns={'Unnamed: 0':'MUNICIPIOS', 2014:'QTD_INDUSTRIAS_2014', 2015:'QTD_INDUSTRIAS_2015', 2016: 'QTD_INDUSTRIAS_2016',})</text:p>
      <text:p text:style-name="P1"/>
      <text:p text:style-name="P1">############# PRODUÇÃO DE LEITE ########## <text:s text:c="3"/></text:p>
      <text:p text:style-name="P1"/>
      <text:p text:style-name="P1">#CARREGANDO DATASET IPECE ‘PRODUTOS_DE_ORIGEM_ANIMAL_LEITE.xlsx’</text:p>
      <text:p text:style-name="P1"/>
      <text:p text:style-name="P1">a_LEITE=[7,192] # Ignorar linhas - rodapé + CEARÁ</text:p>
      <text:p text:style-name="P1">interv_inicio_LEITE = 0 # Inìcio do intervalo a ignorar - cabeçalho </text:p>
      <text:p text:style-name="P1">interv_fim_LEITE = 6 # Final do intervalo a ignorar <text:s/>-cabeçalho</text:p>
      <text:p text:style-name="P1">b_LEITE=list(range(interv_inicio_LEITE, interv_fim_LEITE)) # Convertendo um intervalo em uma lista - cabeçalho </text:p>
      <text:p text:style-name="P1">ignorar_linhas_LEITE = a_LEITE + b_LEITE # Lista de linhas a ignorar</text:p>
      <text:p text:style-name="P1">producao_leite_CE_IPECE= pd.read_excel("PRODUTOS_DE_ORIGEM_ANIMAL_LEITE.xlsx", skiprows=ignorar_linhas_LEITE);</text:p>
      <text:p text:style-name="P1"/>
      <text:p text:style-name="P1">#RENOMEAR COLUNAS</text:p>
      <text:p text:style-name="P1">producao_leite_CE_IPECE = producao_leite_CE_IPECE.rename(columns={'Unnamed: 0':'MUNICIPIOS', '2014.1':'MIL_LITROS_LEITE_2014', '2015.1' :'MIL_LITROS_LEITE_2015', '2016.1':'MIL_LITROS_LEITE_2016'})</text:p>
      <text:p text:style-name="P1"/>
      <text:p text:style-name="P1">#########################PRODUÇÃO DE OVOS DE GALINHA ###################</text:p>
      <text:p text:style-name="P1"/>
      <text:p text:style-name="P1">#CARREGANDO DATASET IPECE ‘PRODUTOS_DE-ORIGEM_ANIMAL_OVOS.xlsx’</text:p>
      <text:p text:style-name="P1"/>
      <text:p text:style-name="P1">a_OVOS=[8,193] # Ignorar linhas - rodapé + CEARÁ</text:p>
      <text:p text:style-name="P1">interv_inicio_OVOS = 0 # Inìcio do intervalo a ignorar - cabeçalho </text:p>
      <text:p text:style-name="P1">interv_fim_OVOS = 7 # Final do intervalo a ignorar <text:s/>-cabeçalho</text:p>
      <text:p text:style-name="P1">b_OVOS=list(range(interv_inicio_OVOS, interv_fim_OVOS)) # Convertendo um intervalo em uma lista - cabeçalho </text:p>
      <text:p text:style-name="P1">ignorar_linhas_OVOS = a_OVOS + b_OVOS # Lista de linhas a ignorar</text:p>
      <text:p text:style-name="P1">producao_ovos_galinha_CE_IPECE = pd.read_excel("PRODUTOS_DE-ORIGEM_ANIMAL_OVOS.xlsx", skiprows=ignorar_linhas_OVOS);</text:p>
      <text:p text:style-name="P1"/>
      <text:p text:style-name="P1">#RENOMEAR COLUNAS</text:p>
      <text:p text:style-name="P1">producao_ovos_galinha_CE_IPECE = producao_ovos_galinha_CE_IPECE.rename(columns={'Unnamed: 0':'MUNICIPIOS',2014:'MIL_DZ_OVOS_GALINHA_2014', 2015:'MIL_DZ_OVOS_GALINHA_2015', 2016:'MIL_DZ_OVOS_GALINHA_2016'})</text:p>
      <text:p text:style-name="P1"/>
      <text:p text:style-name="P1">########################## UNIFICANDO OS DATASETS IPECE E IBGE <text:s/>###########################</text:p>
      <text:p text:style-name="P1"/>
      <text:p text:style-name="P1">IBGE_IPECE = pd.concat([municipios_CE_IBGE, imoveis_rurais_CE_IPECE, rebanhos_CE_IBGE, producao_leite_CE_IPECE, producao_ovos_galinha_CE_IPECE, industrias_ativas_CE_IPECE,DF_COM, DF_SERV], axis=1)</text:p>
      <text:p text:style-name="P1"/>
      <text:p text:style-name="P1"># SIMPLIFICANDO OS CAMPOS DA COLUNA COM MUNICÍPIOS</text:p>
      <text:p text:style-name="P1">municipios_IBGE_IPECE = IBGE_IPECE.MUNICIPIO_SEM_UF.str.upper()#Alterando <text:s/>para maiúsculas</text:p>
      <text:p text:style-name="P1">municipios_IBGE_IPECE = municipios_IBGE_IPECE.str.normalize('NFKD').str.encode('ascii', errors='ignore').str.decode('utf-8')#Removendo caracteres especiais (acentos, cedilhas,etc)</text:p>
      <text:p text:style-name="P1"><text:soft-page-break/></text:p>
      <text:p text:style-name="P1">IBGE_IPECE.insert(0,'MUNICIPIO', municipios_IBGE_IPECE)#Inserindo uma nova coluna na posição “1”</text:p>
      <text:p text:style-name="P1"/>
      <text:p text:style-name="P1">#ELIMINANDO COLUNAS SEM INTERESSE</text:p>
      <text:p text:style-name="P1">conj_colunas_IBGE_IPECE=set(IBGE_IPECE.columns.values.tolist())</text:p>
      <text:p text:style-name="P1">conj_colunas_IBGE_IPECE_mantidas = {'MUNICIPIO', 'CD_IBGE', 'POP_ESTIMADA_2020','AREA_KM2_2020','PIB_PER_CAPTA_REAIS_2018','QTD_INDUSTRIAS_2014', 'QTD_INDUSTRIAS_2015', 'QTD_INDUSTRIAS_2016','QTD_COMERCIO_ANO_2014', 'QTD_COMERCIO_ANO_2015', 'QTD_COMERCIO_ANO_2016','QTD_SERVICO_ANO_2014', 'QTD_SERVICO_ANO_2015', 'QTD_SERVICO_ANO_2016','QTD_IMOVEIS_2005' ,'AREA_HA_IMOVEIS_2005','MIL_LITROS_LEITE_2014','MIL_LITROS_LEITE_2015', 'MIL_LITROS_LEITE_2016','MIL_DZ_OVOS_GALINHA_2014', 'MIL_DZ_OVOS_GALINHA_2015', 'MIL_DZ_OVOS_GALINHA_2016','CABECAS_2014','CABECAS_2015','CABECAS_2016',}# Conjunto de colunas que permanecerão</text:p>
      <text:p text:style-name="P1">conj_colunas_IBGE_IPECE_remover = conj_colunas_IBGE_IPECE - conj_colunas_IBGE_IPECE_mantidas#Colunas a remover</text:p>
      <text:p text:style-name="P1"/>
      <text:p text:style-name="P1">#REMOVER COLUNAS SELECIONADAS</text:p>
      <text:p text:style-name="P1">IBGE_IPECE = IBGE_IPECE.drop(columns=conj_colunas_IBGE_IPECE_remover)# Removendo as colunas</text:p>
      <text:p text:style-name="P1"/>
      <text:p text:style-name="P1">#ORDENANDO PELOS MUNICÍPIOS</text:p>
      <text:p text:style-name="P1">IBGE_IPECE.sort_values(by=['MUNICIPIO'], ascending=True, inplace=True)</text:p>
      <text:p text:style-name="P1"/>
      <text:p text:style-name="P1">##################################### <text:s text:c="2"/>03</text:p>
      <text:p text:style-name="P1"/>
      <text:p text:style-name="P1"># AGRUPANDO O VOLUME POR MUNICÍPIO, FINALIDADE , ANO E TIPO _MANANCIAL (SOMANDO)</text:p>
      <text:p text:style-name="P1">soma_vol_ano_municipio = direito_de_uso_EXTENDIDA.groupby(['MUNICIPIO', 'FINALIDADE_DE_USO', 'ANOS_VIGENTES', 'TIPO_MANANCIAL']).VOLUME_M3.sum()</text:p>
      <text:p text:style-name="P1">df_soma_vol_ano_municipio <text:s/>= pd.DataFrame([soma_vol_ano_municipio ]) #Convertendo em DF</text:p>
      <text:p text:style-name="P1">df_soma_vol_ano_municipio_T=df_soma_vol_ano_municipio.T # transpondo o DF</text:p>
      <text:p text:style-name="P1">df_soma_vol_ano_municipio_T = df_soma_vol_ano_municipio_T.reset_index(level=['MUNICIPIO', 'FINALIDADE_DE_USO', 'ANOS_VIGENTES','TIPO_MANANCIAL']) # Convertendo o segundo nível de indexação em colunas</text:p>
      <text:p text:style-name="P1"/>
      <text:p text:style-name="P1"># DIVIDINDO O DF PELA COLUNA ‘TIPO_MANANCIAL’</text:p>
      <text:p text:style-name="P1">df_soma_vol_ano_municipio_T_superf = df_soma_vol_ano_municipio_T.loc[(df_soma_vol_ano_municipio_T['TIPO_MANANCIAL']) == 'Superficial']</text:p>
      <text:p text:style-name="P1">df_soma_vol_ano_municipio_T_subter = df_soma_vol_ano_municipio_T.loc[(df_soma_vol_ano_municipio_T['TIPO_MANANCIAL']) == 'Subterrânea']</text:p>
      <text:p text:style-name="P1"/>
      <text:p text:style-name="P1">#RENOMEAR <text:s/>COLUNAS 'VOLUME_M3' DOS DATAFRAMES 'SUPERFICIAL' E 'SUBTERRÂNEO'</text:p>
      <text:p text:style-name="P1">df_soma_vol_ano_municipio_T_subter = df_soma_vol_ano_municipio_T_subter.rename(columns={'VOLUME_M3':'VOL_SUBTER_M3'})</text:p>
      <text:p text:style-name="P1">df_soma_vol_ano_municipio_T_superf = df_soma_vol_ano_municipio_T_superf.rename(columns={'VOLUME_M3':'VOL_SUPERF_M3'})</text:p>
      <text:p text:style-name="P1"/>
      <text:p text:style-name="P1"># REUNIFICANDO O DF</text:p>
      <text:p text:style-name="P1">LISTA_VOL_SUBTER_M3 = list(df_soma_vol_ano_municipio_T_subter['VOL_SUBTER_M3']) # Lista com os elementos que retornarão para o DF principal</text:p>
      <text:p text:style-name="P1">DIREITO_DE_USO = df_soma_vol_ano_municipio_T_superf.assign( VOL_SUBTER_M3 = LISTA_VOL_SUBTER_M3)</text:p>
      <text:p text:style-name="P1"/>
      <text:p text:style-name="P1">#REMOVER COLUNA SELECIONADA</text:p>
      <text:p text:style-name="P1">DIREITO_DE_USO = DIREITO_DE_USO.drop(columns='TIPO_MANANCIAL')# Removendo as colunas </text:p>
      <text:p text:style-name="P1"/>
      <text:p text:style-name="P1">### TESTANDO SE A NOVA COLUNA FOI ACOPLADA CORRETAMENTE</text:p>
      <text:p text:style-name="P1">#DIREITO_DE_USO_teste = DIREITO_DE_USO.loc[76130 : 76150] # Selecionando trecho da tabela</text:p>
      <text:p text:style-name="P1">#teste_1 = df_soma_vol_ano_municipio_T.query('FINALIDADE_DE_USO=="Abastecimento Humano" and MUNICIPIO == "VÁRZEA ALEGRE" and ANOS_VIGENTES==2009 ')</text:p>
      <text:p text:style-name="P1">#teste_2 = df_soma_vol_ano_municipio_T.query('FINALIDADE_DE_USO=="Abastecimento Humano" and MUNICIPIO == "VÁRZEA ALEGRE" and ANOS_VIGENTES==2014 ')</text:p>
      <text:p text:style-name="P1"/>
      <text:p text:style-name="P1"/>
      <text:p text:style-name="P1"># INSERINDO COLUNA COM A SOMA DOS VOLUMES DE CADA LINHA</text:p>
      <text:p text:style-name="P1">DIREITO_DE_USO['VOLUME_MUN_M3'] = DIREITO_DE_USO['VOL_SUPERF_M3'] + DIREITO_DE_USO['VOL_SUBTER_M3']</text:p>
      <text:p text:style-name="P1"/>
      <text:p text:style-name="P1">##################################### 04</text:p>
      <text:p text:style-name="P1"/>
      <text:p text:style-name="P1"># OBTENDO O DATAFRAME COM A FINALIDADE DE USO 'ABASTECIMENTO HUMANO'</text:p>
      <text:p text:style-name="P1">DIREITO_DE_USO_AB_HUM = DIREITO_DE_USO.loc[(DIREITO_DE_USO['FINALIDADE_DE_USO']) == 'Abastecimento Humano']</text:p>
      <text:p text:style-name="P1"/>
      <text:p text:style-name="P1"># OBTENDO O VALOR DO VOLUME MÁXIMO (SOMA) DE CADA MUNICÍPIO ENTRE OS SEUS RESPECTIVOS ANOS VIGENTES</text:p>
      <text:p text:style-name="P1">DIREITO_DE_USO_AB_HUM_MAX = DIREITO_DE_USO_AB_HUM.loc[DIREITO_DE_USO_AB_HUM.groupby(["MUNICIPIO"])["VOLUME_MUN_M3"].idxmax()] </text:p>
      <text:p text:style-name="P1"/>
      <text:p text:style-name="P1">#RENOMEAR <text:s/>COLUNAS 'VOLUME_MUN_M3' </text:p>
      <text:p text:style-name="P1">DIREITO_DE_USO_AB_HUM_MAX = DIREITO_DE_USO_AB_HUM_MAX.rename(columns={'VOLUME_MUN_M3':'VOLUME_MAX_MUN_M3'})</text:p>
      <text:p text:style-name="P1"/>
      <text:p text:style-name="P1"># DISTRIBUIÇÃO DE MUNICÍPIOS POR ANO VIGENTE DO VOLUME MÁXIMO NA FINALIDADE ABASTECIMENTO HUMANO</text:p>
      <text:p text:style-name="P1">DIREITO_DE_USO_AB_HUM_MAX.ANOS_VIGENTES.groupby(DIREITO_DE_USO_AB_HUM_MAX.ANOS_VIGENTES).sum().plot(kind='pie',figsize=(20,15), autopct ='%1.0f%%')</text:p>
      <text:p text:style-name="P1">print("DISTRIBUIÇÃO DE MUNICÍPIOS POR ANO VIGENTE DO VOLUME MÁXIMO NA FINALIDADE ABASTECIMENTO HUMANO")</text:p>
      <text:p text:style-name="P1">plt.axis('equal')</text:p>
      <text:p text:style-name="P1">plt.show()</text:p>
      <text:p text:style-name="P1"/>
      <text:p text:style-name="P1"><text:soft-page-break/>#DISTRIBUIÇÃO DAS OCORRÊNCIAS DO VOLUME MÁXIMO NA FINALIDADE ABASTECIMENTO HUMANO POR ANO DE VIGÊNCIA/MUNICÍPIO - GRÁFICO</text:p>
      <text:p text:style-name="P1">posterior2020 = len(DIREITO_DE_USO_AB_HUM_MAX.loc[(DIREITO_DE_USO_AB_HUM_MAX['ANOS_VIGENTES']) &gt; 2020]) # Quantifica incidências após 2020</text:p>
      <text:p text:style-name="P1">em2020 = len(DIREITO_DE_USO_AB_HUM_MAX.loc[(DIREITO_DE_USO_AB_HUM_MAX['ANOS_VIGENTES']) == 2020])# Quantifica incidências em 2020</text:p>
      <text:p text:style-name="P1">anterior2020 = len (DIREITO_DE_USO_AB_HUM_MAX.loc[(DIREITO_DE_USO_AB_HUM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ABASTECIMENTO HUMANO 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AB_HUM_2020 = DIREITO_DE_USO_AB_HUM.loc[(DIREITO_DE_USO_AB_HUM['ANOS_VIGENTES']) == 2020]</text:p>
      <text:p text:style-name="P1"/>
      <text:p text:style-name="P1"># INSERINDO SOMA VOLUMES 2020 NO DF</text:p>
      <text:p text:style-name="P1">lista_som_col_abhum2020 = list(DIREITO_DE_USO_AB_HUM_2020['VOLUME_MUN_M3']) # Lista com os elementos que serão inseridos no DF volumes máximos para comparação </text:p>
      <text:p text:style-name="P1">DIREITO_DE_USO_AB_HUM_MAX = DIREITO_DE_USO_AB_HUM_MAX.assign( VOLUME_MUN_ABHUM2020_M3 = lista_som_col_abhum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AB_HUM_MAX['VOLUME_MUN_ABHUM2020_M3'] - DIREITO_DE_USO_AB_HUM_MAX['VOLUME_MAX_MUN_M3'] # Calculando a difernça absoluta</text:p>
      <text:p text:style-name="P1">per_lista_dif_vol_max_2020 = serie_dif_vol_max_2020 / DIREITO_DE_USO_AB_HUM_MAX['VOLUME_MAX_MUN_M3']</text:p>
      <text:p text:style-name="P1"/>
      <text:p text:style-name="P1"># INSERINDO O PERCENTUAL NO DF</text:p>
      <text:p text:style-name="P1">DIREITO_DE_USO_AB_HUM_MAX['DIF_PROP_VOL_MAX_VOL_2020'] = <text:s/>per_lista_dif_vol_max_2020 </text:p>
      <text:p text:style-name="P1">DIREITO_DE_USO_AB_HUM_MAX.DIF_PROP_VOL_MAX_VOL_2020.fillna(0, inplace=True)</text:p>
      <text:p text:style-name="P1"/>
      <text:p text:style-name="P1">#INCIDÊNCIA DE MUNICÍPIOS COMPARANDO OS VOLUMES VIGENTES EM 2020 AOS VOLUMES MÁXIMOS</text:p>
      <text:p text:style-name="P1">vol2020_abaixo_vol_max = len(DIREITO_DE_USO_AB_HUM_MAX.loc[(DIREITO_DE_USO_AB_HUM_MAX['DIF_PROP_VOL_MAX_VOL_2020']) &lt; 0])# Calcula a quantidade</text:p>
      <text:p text:style-name="P1">vol2020_igual_vol_max = len(DIREITO_DE_USO_AB_HUM_MAX.loc[(DIREITO_DE_USO_AB_HUM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Título do gráfico</text:p>
      <text:p text:style-name="P1">plt.axis('equal')# Dzzzefine que o gráfico será plotado em círculo</text:p>
      <text:p text:style-name="P1">plt.show()</text:p>
      <text:p text:style-name="P1"/>
      <text:p text:style-name="P1">#OBSERVANDO O COMPORTAMENTO DOS VOLUMES MÁXIMOS ZERO </text:p>
      <text:p text:style-name="P1">DIREITO_DE_USO_AB_HUM_MAX_zero = DIREITO_DE_USO_AB_HUM_MAX.loc[(DIREITO_DE_USO_AB_HUM_MAX['VOLUME_MAX_MUN_M3']) == 0]</text:p>
      <text:p text:style-name="P1">DIREITO_DE_USO_AB_HUM_MAX_zero</text:p>
      <text:p text:style-name="P1"/>
      <text:p text:style-name="P1">#INCIDÊNCIA DE MUNICÍPIOS COM VOLUMES MÁXIMOS IGUAIS A ZERO</text:p>
      <text:p text:style-name="P1">Volumes_maximo_zero = len(DIREITO_DE_USO_AB_HUM_MAX.loc[(DIREITO_DE_USO_AB_HUM_MAX['VOLUME_MAX_MUN_M3']) == 0])</text:p>
      <text:p text:style-name="P1">Volumes_maximo_dif_zero = len(DIREITO_DE_USO_AB_HUM_MAX.loc[(DIREITO_DE_USO_AB_HUM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3, 0.4)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ax.legend(labels4,loc=3,bbox_to_anchor=(1,0,0.5,1))# Insere a legenda e a localização da legenda</text:p>
      <text:p text:style-name="P1"><text:soft-page-break/>ax.set_title("INCIDÊNCIA DE MUNICÍPIOS COM VOLUMES MÁXIMOS 'ZERO'")#Título do gráfico</text:p>
      <text:p text:style-name="P1">plt.axis('equal')# Dzzzefine que o gráfico será plotado em círculo</text:p>
      <text:p text:style-name="P1">plt.show()</text:p>
      <text:p text:style-name="P1"/>
      <text:p text:style-name="P1"># OBSERVANDO DADOS ESTATÍSTICO REFERENTES À INCIDÊNCIA DE MUNICÍPIOS E AOS VALORES DA DIFERENÇA PERCENTUAL VOLUME MÁXIMO E VOLUME 2020</text:p>
      <text:p text:style-name="P1">DIREITO_DE_USO_AB_HUM_MAX['DIF_PROP_VOL_MAX_VOL_2020'].describe()</text:p>
      <text:p text:style-name="P1"/>
      <text:p text:style-name="P1"># VISUALIZANDO A DISTRIBUIÇÃO DA DIFERENÇA PERCENTUAL VOLUME MÁXIMO E VOLUME 2020</text:p>
      <text:p text:style-name="P1">print('DISTRIBUIÇÃO DA INCIDÊNCIA DE MUNICÍPIOS POR FAIXA PROPORCIONAL DA DIFERENÇA ENTRE O VOLUME MÁXIMO ') </text:p>
      <text:p text:style-name="P1">print('E O VOLUME 2020 EM RELAÇÃO AO <text:s/>VOLUME MÁXIMO HISTÓRICO') <text:s text:c="4"/></text:p>
      <text:p text:style-name="P1">plt.hist(DIREITO_DE_USO_AB_HUM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AB_HUM_MAX.loc[(DIREITO_DE_USO_AB_HUM_MAX['DIF_PROP_VOL_MAX_VOL_2020']) &gt;=-0.1]) - Volumes_maximo_zero# Calcula a quantidade na faixa estabelecida</text:p>
      <text:p text:style-name="P1">de_90_100 = len(DIREITO_DE_USO_AB_HUM_MAX.loc[(DIREITO_DE_USO_AB_HUM_MAX['DIF_PROP_VOL_MAX_VOL_2020']) &lt;=-0.9])# Calcula a quantidade na faixa estabelecida</text:p>
      <text:p text:style-name="P1">entre_10_90 = len(DIREITO_DE_USO_AB_HUM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Título do gráfico</text:p>
      <text:p text:style-name="P1">plt.axis('equal')# Dzzz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AB_HUM_MAX.loc[(DIREITO_DE_USO_AB_HUM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Título do gráfico</text:p>
      <text:p text:style-name="P1">plt.axis('equal')# Define que o gráfico será plotado em círculo</text:p>
      <text:p text:style-name="P1">plt.show()#Exibir o gráfico-</text:p>
      <text:p text:style-name="P1"/>
      <text:p text:style-name="P1">#ORDENANDO PELOS MUNICÍPIOS</text:p>
      <text:p text:style-name="P1">DIREITO_DE_USO_AB_HUM_MAX.sort_values(by=['MUNICIPIO'], ascending=True, inplace=True)</text:p>
      <text:p text:style-name="P1"/>
      <text:p text:style-name="P1">#INSERINDO A POPULAÇÃO ESTIMADA PARA 2020</text:p>
      <text:p text:style-name="P1">lista_POP_ESTIMADA_2020 = list(IBGE_IPECE['POP_ESTIMADA_2020'])#Gerando uma lista a aprtir de uma coluna do df 'IBGE_IPECE'</text:p>
      <text:p text:style-name="P1">DIREITO_DE_USO_AB_HUM_MAX.insert(8,'POP_ESTIMADA_2020',lista_POP_ESTIMADA_2020,True)#Inserindo uma lista no df 'DIREITO_DE_USO_AB_HUM_MAX'</text:p>
      <text:p text:style-name="P1"/>
      <text:p text:style-name="P1">#ESTIMANDO O CONSUMO DA POPULAÇÃO, RETROCEDIDA A PARTIR DE 2020, NO ANO DE VOLUME MÁXIMO HISTÓRICO </text:p>
      <text:p text:style-name="P1">tx_aa = 0.02# taxa de crescimento 2% ao ano, retrocedendo fica negativa a 2% ao ano</text:p>
      <text:p text:style-name="P1">dcres = 1 - tx_aa</text:p>
      <text:p text:style-name="P1">for i in DIREITO_DE_USO_AB_HUM_MAX.index:</text:p>
      <text:p text:style-name="P1"><text:s text:c="4"/>anos_atras = 2020 - DIREITO_DE_USO_AB_HUM_MAX['ANOS_VIGENTES']# Quantidade de anos anteriores da ocorrência do volume máximo em relação ao ano 2020</text:p>
      <text:p text:style-name="P1"><text:s text:c="4"/>#dcres = 1 - tx_aa # decrésdimo anual</text:p>
      <text:p text:style-name="P1"><text:s text:c="4"/>pop_ano_max = DIREITO_DE_USO_AB_HUM_MAX['POP_ESTIMADA_2020'] * dcres ** anos_atras # Montante=Capital(1+taxa)^período</text:p>
      <text:p text:style-name="P1"><text:s text:c="4"/>vol_hab_dia_ano_max = DIREITO_DE_USO_AB_HUM_MAX['VOLUME_MAX_MUN_M3']*1000/(365*pop_ano_max)#1m³ = 1000 litros, ano = 365 dias</text:p>
      <text:p text:style-name="P1">DIREITO_DE_USO_AB_HUM_MAX['POP_EST_ANO_VOL_MAX'] = pop_ano_max.astype('int32') #Inserindo a coluna no df</text:p>
      <text:p text:style-name="P1">DIREITO_DE_USO_AB_HUM_MAX['L_HAB_DIA_ANO_VOL_MAX'] = vol_hab_dia_ano_max #Inserindo a coluna no df</text:p>
      <text:p text:style-name="P1"/>
      <text:p text:style-name="P1"># VISUALIZANDO A DISTRIBUIÇÃO DO CONSUMO EM LITROS DIÁRIOS POR HABITANTE NO ANO DE VOLUME MÁXIMO HISTÓRICO</text:p>
      <text:p text:style-name="P1">print('DISTRIBUIÇÃO DO CONSUMO EM LITROS DIÁRIOS POR HABITANTE NO ANO DE VOLUME MÁXIMO HISTÓRICO') </text:p>
      <text:p text:style-name="P1">plt.hist(DIREITO_DE_USO_AB_HUM_MAX['L_HAB_DIA_ANO_VOL_MAX'], bins=2,color='orange')</text:p>
      <text:p text:style-name="P1"/>
      <text:p text:style-name="P1">#GERANDO BOXPLOT DA DISTRIBUIÇÃO DO CONSUMO DIÁRIO POR HABITANTE NOS MUNICÍPIOS</text:p>
      <text:p text:style-name="P1">lista_vol_hab_dia_ano_max = list(vol_hab_dia_ano_max)# Gerando lista</text:p>
      <text:p text:style-name="P1">%matplotlib inline</text:p>
      <text:p text:style-name="P1"><text:soft-page-break/>sns.set(style="whitegrid", color_codes=True)#Definindo parâmetros</text:p>
      <text:p text:style-name="P1">sns.boxplot(data=lista_vol_hab_dia_ano_max);#Gerando Boxplot</text:p>
      <text:p text:style-name="P1"/>
      <text:p text:style-name="P1">#IDENTIFICANDO ANÔMALOS</text:p>
      <text:p text:style-name="P1">outliers_vol_hab_dia_ano_max =[]# Criando lista para receber outliers</text:p>
      <text:p text:style-name="P1"/>
      <text:p text:style-name="P1">#Estabelecendo um limite superior e inferior e quaisquer valores que estiverem acima ou abaixo desses limites serão considerados anômalos</text:p>
      <text:p text:style-name="P1">#Valores acima da linha superior serão todos os valores que forem maior que o valor da média mais o valor de 02 vezes o desvio padrão.</text:p>
      <text:p text:style-name="P1">#O limite inferior será o valor da média menos 02 vezes o valor do desvio padrão.</text:p>
      <text:p text:style-name="P1">mean2 = np.mean(lista_vol_hab_dia_ano_max, axis=0) # Obtendo a média</text:p>
      <text:p text:style-name="P1">sd2 = np.std(lista_vol_hab_dia_ano_max, axis=0) # Obtendo o desvio padrão</text:p>
      <text:p text:style-name="P1">for z in lista_vol_hab_dia_ano_max: <text:s/>#Listando os valores abaixo da média em 02 vezes o desvio padrão</text:p>
      <text:p text:style-name="P1"><text:s text:c="4"/>if (z &gt; mean2 + 2* sd2):</text:p>
      <text:p text:style-name="P1"><text:s text:c="8"/>outliers_vol_hab_dia_ano_max.append(z) <text:s text:c="8"/></text:p>
      <text:p text:style-name="P1">for z in lista_vol_hab_dia_ano_max: #Listando os valores acima da média em 02 vezes o desvio padrão</text:p>
      <text:p text:style-name="P1"><text:s text:c="4"/>if (z &lt; mean2 - 2* sd2): </text:p>
      <text:p text:style-name="P1"><text:s text:c="8"/>outliers_vol_hab_dia_ano_max.append(z)</text:p>
      <text:p text:style-name="P1"><text:s text:c="8"/></text:p>
      <text:p text:style-name="P1">#OBSERVANDO A INCIDÊNCIA DOS OUTLIERS IDENTIFICADOS</text:p>
      <text:p text:style-name="P1">print('OUTLIERS IDENTIFICADOS --&gt; quantidade')</text:p>
      <text:p text:style-name="P1">tout = 0</text:p>
      <text:p text:style-name="P1">for out in outliers_vol_hab_dia_ano_max:</text:p>
      <text:p text:style-name="P1"><text:s text:c="4"/>nout = outliers_vol_hab_dia_ano_max.count(out)</text:p>
      <text:p text:style-name="P1"><text:s text:c="4"/>tout = tout + nout</text:p>
      <text:p text:style-name="P1"><text:s text:c="4"/>print(out,'--&gt;', nout)</text:p>
      <text:p text:style-name="P1"/>
      <text:p text:style-name="P1"># VISUALIZANDO A DISTRIBUIÇÃO DO CONSUMO EM LITROS DIÁRIOS POR HABITANTE NO ANO DE VOLUME MÁXIMO HISTÓRICO SEM VALORES ANÔMALOS</text:p>
      <text:p text:style-name="P1">lista_vol_hab_dia_ano_max_clean = lista_vol_hab_dia_ano_max #gernado lista da qual serão remosvidos os outliers</text:p>
      <text:p text:style-name="P1">for xi in outliers_vol_hab_dia_ano_max: # Iterando na lista </text:p>
      <text:p text:style-name="P1"><text:s text:c="4"/>if xi in lista_vol_hab_dia_ano_max_clean: # Ativando a condicionante pertencer a lisda de outliers</text:p>
      <text:p text:style-name="P1"><text:s text:c="8"/>lista_vol_hab_dia_ano_max_clean.remove(xi) #Removento outliers</text:p>
      <text:p text:style-name="P1">print('DISTRIBUIÇÃO DO CONSUMO EM LITROS DIÁRIOS POR HABITANTE NO ANO DE VOLUME MÁXIMO HISTÓRICO SEM OS VALORES ANÔMALOS') </text:p>
      <text:p text:style-name="P1">plt.hist(lista_vol_hab_dia_ano_max_clean, bins=20,color='blue')</text:p>
      <text:p text:style-name="P1"/>
      <text:p text:style-name="P1">#INCIDÊNCIA DE MUNICÍPIOS POR FAIXA CONSUMO NOS ANOS DE <text:s/>VOLUMES MÁXIMOS HISTÓRICOS </text:p>
      <text:p text:style-name="P1">outmais = mean2 + 2* sd2 #Valores acima da linha superior serão todos os valores que forem maior que o valor da média mais o valor de duas vezes o desvio padrão</text:p>
      <text:p text:style-name="P1">oms_zero = len(DIREITO_DE_USO_AB_HUM_MAX.loc[(DIREITO_DE_USO_AB_HUM_MAX['L_HAB_DIA_ANO_VOL_MAX']) == 0])</text:p>
      <text:p text:style-name="P1">oms_de_0_110 = len(DIREITO_DE_USO_AB_HUM_MAX.loc[(DIREITO_DE_USO_AB_HUM_MAX['L_HAB_DIA_ANO_VOL_MAX']) &lt; 110]) - oms_zero # Calcula a quantidade na faixa estabelecida</text:p>
      <text:p text:style-name="P1">oms_out_mais = len(DIREITO_DE_USO_AB_HUM_MAX.loc[(DIREITO_DE_USO_AB_HUM_MAX['L_HAB_DIA_ANO_VOL_MAX']) &gt; outmais])# Calcula a quantidade na faixa estabelecida</text:p>
      <text:p text:style-name="P1">oms_mais_200 = len(DIREITO_DE_USO_AB_HUM_MAX.loc[(DIREITO_DE_USO_AB_HUM_MAX['L_HAB_DIA_ANO_VOL_MAX']) &gt; 200])-oms_out_mais # Calcula a quantidade na faixa estabelecida</text:p>
      <text:p text:style-name="P1">oms_entre_110_200 = len(DIREITO_DE_USO_AB_HUM_MAX['L_HAB_DIA_ANO_VOL_MAX']) - oms_zero - <text:s/>oms_de_0_110 - oms_mais_200 - oms_out_mais # Calcula a quantidade na faixa estabelecida</text:p>
      <text:p text:style-name="P1">oms = [oms_zero, oms_de_0_110, oms_entre_110_200, oms_mais_200,oms_out_mais]# Faixas estabelecidas</text:p>
      <text:p text:style-name="P1">labels9 = ['Zero', 'De 0 até 110', 'Entre 110 e 200 - Padrão OMS','Mais de 200','Acima do limite superior para anômalia'] #definindo textos da legentas</text:p>
      <text:p text:style-name="P1">fig9, ax9 = plt.subplots(figsize=(9,9),subplot_kw=dict(aspect="equal")) #Criando área para plotar o gráfico e definindo seu tamando</text:p>
      <text:p text:style-name="P1">cores9 = ['red','orange','green','blue','pINK'] # Definindo as cores </text:p>
      <text:p text:style-name="P1">explode9 = (0.4,0.05, 0.05,0.05, 0.5) # Define nível de separabilidade entre as partes, ordem do vetor representa as partes</text:p>
      <text:p text:style-name="P1">plt.pie(oms, <text:s/>autopct='%1.2f%%', shadow=True, explode=explode9, colors = cores9 ) # Define o formato de visualização com saída em 1.2%%, sombras e a separação entre as partes</text:p>
      <text:p text:style-name="P1">ax9.legend(labels9, title = "LITROS DIÁRIOS POR HABITANTE",loc=2,bbox_to_anchor=(1,0,0.5,1))# Insere a legenda e a localização da legenda</text:p>
      <text:p text:style-name="P1">ax9.set_title("INCIDÊNCIA DE MUNICÍPIOS POR FAIXA CONSUMO DE LITROS DIÁRIOS POR HABITANTE NOS ANOS DE <text:s/>VOLUMES MÁXIMOS HISTÓRICOS")#Título do gráfico</text:p>
      <text:p text:style-name="P1">plt.axis('equal')# Define que o gráfico será plotado em círculo</text:p>
      <text:p text:style-name="P1">plt.show()#Exibir o gráfico</text:p>
      <text:p text:style-name="P1"/>
      <text:p text:style-name="P1">#OBSERVANDO O CONSUMO DIÁRIO POR HABITANTE CONFORME VOLUMES VIGENTES EM 2020, EM RELAÇÃO AO PADRÃO DA OMS </text:p>
      <text:p text:style-name="P1">for ii in DIREITO_DE_USO_AB_HUM_MAX.index:</text:p>
      <text:p text:style-name="P1"><text:s text:c="4"/>pop_ano_2020 = DIREITO_DE_USO_AB_HUM_MAX['POP_ESTIMADA_2020'] <text:s/># Montante=Capital(1+taxa)^período</text:p>
      <text:p text:style-name="P1"><text:s text:c="4"/>vol_hab_dia_ano_2020 = DIREITO_DE_USO_AB_HUM_MAX['VOLUME_MUN_ABHUM2020_M3']*1000/(365*pop_ano_2020) #1m³ = 1000 litros, ano = 365 dias</text:p>
      <text:p text:style-name="P1">DIREITO_DE_USO_AB_HUM_MAX['L_HAB_DIA_ANO_VOL_2020'] = vol_hab_dia_ano_2020 #Inserindo a coluna no df</text:p>
      <text:p text:style-name="P1"/>
      <text:p text:style-name="P1"># VISUALIZANDO A DISTRIBUIÇÃO DO CONSUMO EM LITROS DIÁRIOS POR HABITANTE NO ANO DE 2020</text:p>
      <text:p text:style-name="P1">print('DISTRIBUIÇÃO DO CONSUMO EM LITROS DIÁRIOS POR HABITANTE NO ANO DE VOLUME VIGENTE EM 2020') </text:p>
      <text:p text:style-name="P1">plt.hist(DIREITO_DE_USO_AB_HUM_MAX['L_HAB_DIA_ANO_VOL_2020'], bins=10,color='green')</text:p>
      <text:p text:style-name="P1"/>
      <text:p text:style-name="P1">#GERANDO BOXPLOT DA DISTRIBUIÇÃO DO CONSUMO DIÁRIO POR HABITANTE NOS MUNICÍPIOS</text:p>
      <text:p text:style-name="P1">print('DISTRIBUIÇÃO DO CONSUMO DIÁRIO POR HABITANTE NOS MUNICÍPIOS')</text:p>
      <text:p text:style-name="P1">lista_vol_hab_dia_ano_2020 = list(vol_hab_dia_ano_2020)# Gerando lista</text:p>
      <text:p text:style-name="P1">%matplotlib inline</text:p>
      <text:p text:style-name="P1">sns.set(style="whitegrid", color_codes=True)#Definindo parâmetros</text:p>
      <text:p text:style-name="P1">sns.boxplot(data=lista_vol_hab_dia_ano_2020);#Gerando Boxplot</text:p>
      <text:p text:style-name="P1"><text:soft-page-break/></text:p>
      <text:p text:style-name="P1">#Estabelecendo um limite superior e inferior e quaisquer valores que estiverem acima ou abaixo desses limites serão considerados anômalos</text:p>
      <text:p text:style-name="P1">#Valores acima da linha superior serão todos os valores que forem maior que o valor da média mais o valor de 02 vezes o desvio padrão.</text:p>
      <text:p text:style-name="P1">#O limite inferior será o valor da média menos 02 vezes o valor do desvio padrão.</text:p>
      <text:p text:style-name="P1">outliers_vol_hab_dia_ano_2020 =[]</text:p>
      <text:p text:style-name="P1">mean1 = np.mean(lista_vol_hab_dia_ano_2020, axis=0) # Obtendo a média</text:p>
      <text:p text:style-name="P1">sd1 = np.std(lista_vol_hab_dia_ano_2020, axis=0) # Obtendo o desvio padrão</text:p>
      <text:p text:style-name="P1">for z in lista_vol_hab_dia_ano_2020: <text:s/>#Listando os valores abaixo da média em 02 vezes o desvio padrão</text:p>
      <text:p text:style-name="P1"><text:s text:c="4"/>if (z &gt; mean1 + 2* sd1):</text:p>
      <text:p text:style-name="P1"><text:s text:c="8"/>outliers_vol_hab_dia_ano_2020.append(z) <text:s text:c="8"/></text:p>
      <text:p text:style-name="P1">for z in lista_vol_hab_dia_ano_2020: #Listando os valores acima da média em 02 vezes o desvio padrão</text:p>
      <text:p text:style-name="P1"><text:s text:c="4"/>if (z &lt; mean1 - 2* sd1): </text:p>
      <text:p text:style-name="P1"><text:s text:c="8"/>outliers_vol_hab_dia_ano_2020.append(z)</text:p>
      <text:p text:style-name="P1"><text:s text:c="8"/></text:p>
      <text:p text:style-name="P1">#OBSERVANDO A INCIDÊNCIA DOS OUTLIERS IDENTIFICADOS</text:p>
      <text:p text:style-name="P1">print('OUTLIERS IDENTIFICADOS --&gt; quantidade')</text:p>
      <text:p text:style-name="P1">tout1 = 0</text:p>
      <text:p text:style-name="P1">for out1 in outliers_vol_hab_dia_ano_2020:</text:p>
      <text:p text:style-name="P1"><text:s text:c="4"/>nout1 = outliers_vol_hab_dia_ano_2020.count(out1)</text:p>
      <text:p text:style-name="P1"><text:s text:c="4"/>tout1 = tout1 + nout1</text:p>
      <text:p text:style-name="P1"><text:s text:c="4"/>print(out1,'--&gt;', nout1)</text:p>
      <text:p text:style-name="P1"><text:s text:c="7"/></text:p>
      <text:p text:style-name="P1"># VISUALIZANDO A DISTRIBUIÇÃO DO CONSUMO EM LITROS DIÁRIOS POR HABITANTE NO ANO DE VOLUME VIGENTE EM 2020 SEM VALORES ANÔMALOS</text:p>
      <text:p text:style-name="P1">lista_vol_hab_dia_ano_2020_clean = lista_vol_hab_dia_ano_2020 #gerando lista da qual serão remosvidos os outliers</text:p>
      <text:p text:style-name="P1">for xi1 in outliers_vol_hab_dia_ano_2020: # Iterando na lista </text:p>
      <text:p text:style-name="P1"><text:s text:c="4"/>if xi1 in lista_vol_hab_dia_ano_2020_clean: # Ativando a condicionante pertencer a lisda de outliers</text:p>
      <text:p text:style-name="P1"><text:s text:c="8"/>lista_vol_hab_dia_ano_2020_clean.remove(xi1) #Removento outliers</text:p>
      <text:p text:style-name="P1">print('DISTRIBUIÇÃO DO CONSUMO EM LITROS DIÁRIOS POR HABITANTE EM ANO 2020 SEM OS VALORES ANÔMALOS') </text:p>
      <text:p text:style-name="P1">plt.hist(lista_vol_hab_dia_ano_2020_clean, bins=20,color='purple')</text:p>
      <text:p text:style-name="P1"/>
      <text:p text:style-name="P1">#INCIDÊNCIA DE MUNICÍPIOS POR FAIXA CONSUMO NO ANO DE 2020</text:p>
      <text:p text:style-name="P1">outmais_1 = mean1 + 2* sd1 #Valores acima da linha superior serão todos os valores que forem maior que o valor da média mais o valor de duas vezes o desvio padrão</text:p>
      <text:p text:style-name="P1">oms_zero_1 = len(DIREITO_DE_USO_AB_HUM_MAX.loc[(DIREITO_DE_USO_AB_HUM_MAX['L_HAB_DIA_ANO_VOL_2020']) == 0])</text:p>
      <text:p text:style-name="P1">oms_de_0_110_1 = len(DIREITO_DE_USO_AB_HUM_MAX.loc[(DIREITO_DE_USO_AB_HUM_MAX['L_HAB_DIA_ANO_VOL_2020']) &lt; 110]) - oms_zero_1 # Calcula a quantidade na faixa estabelecida</text:p>
      <text:p text:style-name="P1">oms_out_mais_1 = len(DIREITO_DE_USO_AB_HUM_MAX.loc[(DIREITO_DE_USO_AB_HUM_MAX['L_HAB_DIA_ANO_VOL_2020']) &gt; outmais_1])# Calcula a quantidade na faixa estabelecida</text:p>
      <text:p text:style-name="P1">oms_mais_200_1 = len(DIREITO_DE_USO_AB_HUM_MAX.loc[(DIREITO_DE_USO_AB_HUM_MAX['L_HAB_DIA_ANO_VOL_2020']) &gt; 200])- oms_out_mais_1 # Calcula a quantidade na faixa estabelecida</text:p>
      <text:p text:style-name="P1">oms_entre_110_200_1 = len(DIREITO_DE_USO_AB_HUM_MAX['L_HAB_DIA_ANO_VOL_2020']) - oms_zero_1 - <text:s/>oms_de_0_110_1 - oms_mais_200_1 - oms_out_mais_1 # Calcula a quantidade na faixa estabelecida</text:p>
      <text:p text:style-name="P1">oms1 = [oms_zero_1, oms_de_0_110_1, oms_entre_110_200_1, oms_mais_200_1,oms_out_mais_1]# Faixas estabelecidas</text:p>
      <text:p text:style-name="P1">labels91 = ['Zero', 'De 0 até 110', 'Entre 110 e 200 - Padrão OMS','Mais de 200','Acima do limite superior para anômalia'] #definindo textos da legentas</text:p>
      <text:p text:style-name="P1">fig91, ax91 = plt.subplots(figsize=(9,9),subplot_kw=dict(aspect="equal")) #Criando área para plotar o gráfico e definindo seu tamando</text:p>
      <text:p text:style-name="P1">cores91 = ['red','orange','green','blue','pink'] # Definindo as cores </text:p>
      <text:p text:style-name="P1">explode91 = (0.05,0.05, 0.05,0.05, 0.05) # Define nível de separabilidade entre as partes, ordem do vetor representa as partes</text:p>
      <text:p text:style-name="P1">plt.pie(oms1, <text:s/>autopct='%1.2f%%', shadow=True, explode=explode91, colors = cores91 ) # Define o formato de visualização com saída em 1.2%%, sombras e a separação entre as partes</text:p>
      <text:p text:style-name="P1">ax91.legend(labels91, title = "LITROS DIÁRIOS POR HABITANTE",loc=2,bbox_to_anchor=(1,0,0.5,1))# Insere a legenda e a localização da legenda</text:p>
      <text:p text:style-name="P1">ax91.set_title("INCIDÊNCIA DE MUNICÍPIOS POR FAIXA CONSUMO DE LITROS DIÁRIOS POR HABITANTE EM 2020")#Título do gráfico</text:p>
      <text:p text:style-name="P1">plt.axis('equal')# Define que o gráfico será plotado em círculo</text:p>
      <text:p text:style-name="P1">plt.show()#Exibir o gráfico</text:p>
      <text:p text:style-name="P1"/>
      <text:p text:style-name="P1">#VOLUME VIGENTE EM 2020 CONSIDERANDO SUPONDO CONSUMO MÍNIMO DA FAIXA PADRÃO DA OMS E A POPULAÇÃO ESTIMADA PELO IBGE PARA 2020</text:p>
      <text:p text:style-name="P1">cons_min_oms = 110/1000 #Convertendo o Limite inferior do padrão OMS para consumo por habitanteem litros diário para m³ diários,(1m³ = 1000 litros)</text:p>
      <text:p text:style-name="P1">for iii in DIREITO_DE_USO_AB_HUM_MAX.index:</text:p>
      <text:p text:style-name="P1"><text:s text:c="5"/>vol_ano_2020__min_oms = cons_min_oms *365 * DIREITO_DE_USO_AB_HUM_MAX['POP_ESTIMADA_2020']# Ano = 365 dias</text:p>
      <text:p text:style-name="P1">DIREITO_DE_USO_AB_HUM_MAX['VOL_2020_MIN_OMS'] = vol_ano_2020__min_oms #Inserindo a coluna no df</text:p>
      <text:p text:style-name="P1"/>
      <text:p text:style-name="P1">#ATRIBUINTO A PONTUAÇÃO 01 - LMAX</text:p>
      <text:p text:style-name="P1">lista_P01 = []#Criando a lista para receber os valores p01</text:p>
      <text:p text:style-name="P1">Lmax = DIREITO_DE_USO_AB_HUM_MAX['L_HAB_DIA_ANO_VOL_MAX']</text:p>
      <text:p text:style-name="P1">for ip in Lmax:# Comparando os valores com as faixas definidas e atribuido a pontuação correspondente</text:p>
      <text:p text:style-name="P1"><text:s text:c="4"/>if (ip &gt; 200):</text:p>
      <text:p text:style-name="P1"><text:s text:c="8"/>if(ip &gt; 600):</text:p>
      <text:p text:style-name="P1"><text:s text:c="12"/>p01 = -1</text:p>
      <text:p text:style-name="P1"><text:s text:c="12"/>lista_P01.append(p01)</text:p>
      <text:p text:style-name="P1"><text:s text:c="8"/>else:</text:p>
      <text:p text:style-name="P1"><text:s text:c="12"/>p01 = 1</text:p>
      <text:p text:style-name="P1"><text:s text:c="12"/>lista_P01.append(p01)</text:p>
      <text:p text:style-name="P1"><text:s text:c="4"/>elif (ip &lt; 110):</text:p>
      <text:p text:style-name="P1"><text:s text:c="8"/>if (ip &lt; 80):</text:p>
      <text:p text:style-name="P1"><text:s text:c="12"/>if (ip == 0):</text:p>
      <text:p text:style-name="P1"><text:soft-page-break/><text:s text:c="16"/>p01 = -3</text:p>
      <text:p text:style-name="P1"><text:s text:c="16"/>lista_P01.append(p01)</text:p>
      <text:p text:style-name="P1"><text:s text:c="12"/>else:</text:p>
      <text:p text:style-name="P1"><text:s text:c="16"/>p01 = -2</text:p>
      <text:p text:style-name="P1"><text:s text:c="16"/>lista_P01.append(p01)</text:p>
      <text:p text:style-name="P1"><text:s text:c="8"/>else:</text:p>
      <text:p text:style-name="P1"><text:s text:c="12"/>p01 = -1</text:p>
      <text:p text:style-name="P1"><text:s text:c="12"/>lista_P01.append(p01)</text:p>
      <text:p text:style-name="P1"><text:s text:c="4"/>else:</text:p>
      <text:p text:style-name="P1"><text:s text:c="8"/>p01 = 0</text:p>
      <text:p text:style-name="P1"><text:s text:c="8"/>lista_P01.append(p01)</text:p>
      <text:p text:style-name="P1">DIREITO_DE_USO_AB_HUM_MAX['P01_LMAX'] = lista_P01</text:p>
      <text:p text:style-name="P1"/>
      <text:p text:style-name="P1">#ATRIBUINTO A PONTUAÇÃO 03 - L2020</text:p>
      <text:p text:style-name="P1">lista_P03 = [] #Criando a lista para receber os valores p03</text:p>
      <text:p text:style-name="P1">L2020 = DIREITO_DE_USO_AB_HUM_MAX['L_HAB_DIA_ANO_VOL_2020']</text:p>
      <text:p text:style-name="P1">for ipp in L2020:# Comparando os valores com as faixas definidas e atribuido a pontuação correspondente</text:p>
      <text:p text:style-name="P1"><text:s text:c="4"/>if (ipp &gt; 200):</text:p>
      <text:p text:style-name="P1"><text:s text:c="8"/>if(ipp &gt; 600):</text:p>
      <text:p text:style-name="P1"><text:s text:c="12"/>p03 = -1</text:p>
      <text:p text:style-name="P1"><text:s text:c="12"/>lista_P03.append(p03)</text:p>
      <text:p text:style-name="P1"><text:s text:c="8"/>else:</text:p>
      <text:p text:style-name="P1"><text:s text:c="12"/>p03 = 1</text:p>
      <text:p text:style-name="P1"><text:s text:c="12"/>lista_P03.append(p03)</text:p>
      <text:p text:style-name="P1"><text:s text:c="4"/>elif (ipp &lt; 110):</text:p>
      <text:p text:style-name="P1"><text:s text:c="8"/>if (ipp &lt; 80):</text:p>
      <text:p text:style-name="P1"><text:s text:c="12"/>if (ipp == 0):</text:p>
      <text:p text:style-name="P1"><text:s text:c="16"/>p03 = -3</text:p>
      <text:p text:style-name="P1"><text:s text:c="16"/>lista_P03.append(p03)</text:p>
      <text:p text:style-name="P1"><text:s text:c="12"/>else:</text:p>
      <text:p text:style-name="P1"><text:s text:c="16"/>p03 = -2</text:p>
      <text:p text:style-name="P1"><text:s text:c="16"/>lista_P03.append(p03)</text:p>
      <text:p text:style-name="P1"><text:s text:c="8"/>else:</text:p>
      <text:p text:style-name="P1"><text:s text:c="12"/>p03 = -1</text:p>
      <text:p text:style-name="P1"><text:s text:c="12"/>lista_P03.append(p03)</text:p>
      <text:p text:style-name="P1"><text:s text:c="4"/>else:</text:p>
      <text:p text:style-name="P1"><text:s text:c="8"/>p03 = 0</text:p>
      <text:p text:style-name="P1"><text:s text:c="8"/>lista_P03.append(p03)</text:p>
      <text:p text:style-name="P1">DIREITO_DE_USO_AB_HUM_MAX['P03_2020'] = lista_P03</text:p>
      <text:p text:style-name="P1"/>
      <text:p text:style-name="P1">#ATRIBUINTO A PONTUAÇÃO 02 - L2020 -lMAX</text:p>
      <text:p text:style-name="P1">LMAX_L2020 = Lmax - L2020</text:p>
      <text:p text:style-name="P1">lista_P02 = []#Criando a lista para receber os valores p02</text:p>
      <text:p text:style-name="P1">for ippp in LMAX_L2020:# Comparando os valores com as faixas definidas e atribuido a pontuação correspondente</text:p>
      <text:p text:style-name="P1"><text:s text:c="4"/>if ippp == 0:</text:p>
      <text:p text:style-name="P1"><text:s text:c="8"/>p02 = 1</text:p>
      <text:p text:style-name="P1"><text:s text:c="8"/>lista_P02.append(p02)</text:p>
      <text:p text:style-name="P1"><text:s text:c="4"/>else:</text:p>
      <text:p text:style-name="P1"><text:s text:c="8"/>p02 = 0</text:p>
      <text:p text:style-name="P1"><text:s text:c="8"/>lista_P02.append(p02)</text:p>
      <text:p text:style-name="P1">DIREITO_DE_USO_AB_HUM_MAX['P02_L2020_LMAX'] = lista_P02</text:p>
      <text:p text:style-name="P1"/>
      <text:p text:style-name="P1">#TOTALIZANDO A PONTUAÇÃO PARA ABASTECIMENTO HUMANO</text:p>
      <text:p text:style-name="P1">pontos_ab_hum = DIREITO_DE_USO_AB_HUM_MAX['P01_LMAX'] + DIREITO_DE_USO_AB_HUM_MAX['P02_L2020_LMAX'] + DIREITO_DE_USO_AB_HUM_MAX['P03_2020']</text:p>
      <text:p text:style-name="P1">DIREITO_DE_USO_AB_HUM_MAX['PT_AB_HUM'] = pontos_ab_hum </text:p>
      <text:p text:style-name="P1"/>
      <text:p text:style-name="P1">#ATRIBUINDO GRADUAÇÃO AOS VALORES A PONTUAÇÃO TOTAL OBTIDA</text:p>
      <text:p text:style-name="P1">lista_nota_ab_hum= [] #Criando a lista para receber os valores ntab</text:p>
      <text:p text:style-name="P1">nota_ab_hum = DIREITO_DE_USO_AB_HUM_MAX['PT_AB_HUM']</text:p>
      <text:p text:style-name="P1">for ipn in nota_ab_hum:</text:p>
      <text:p text:style-name="P1"><text:s text:c="4"/>if (ipn == -5):</text:p>
      <text:p text:style-name="P1"><text:s text:c="8"/>ntab = 10</text:p>
      <text:p text:style-name="P1"><text:s text:c="8"/>lista_nota_ab_hum.append(ntab)</text:p>
      <text:p text:style-name="P1"><text:s text:c="4"/>if (ipn == -4):</text:p>
      <text:p text:style-name="P1"><text:s text:c="8"/>ntab = 9</text:p>
      <text:p text:style-name="P1"><text:s text:c="8"/>lista_nota_ab_hum.append(ntab)</text:p>
      <text:p text:style-name="P1"><text:s text:c="4"/>if (ipn == -3):</text:p>
      <text:p text:style-name="P1"><text:s text:c="8"/>ntab = 8</text:p>
      <text:p text:style-name="P1"><text:s text:c="8"/>lista_nota_ab_hum.append(ntab) <text:s text:c="6"/></text:p>
      <text:p text:style-name="P1"><text:s text:c="4"/>if (ipn == -2):</text:p>
      <text:p text:style-name="P1"><text:s text:c="8"/>ntab = 7</text:p>
      <text:p text:style-name="P1"><text:s text:c="8"/>lista_nota_ab_hum.append(ntab) <text:s text:c="8"/></text:p>
      <text:p text:style-name="P1"><text:s text:c="4"/>if (ipn ==-1):</text:p>
      <text:p text:style-name="P1"><text:s text:c="8"/>ntab = 6</text:p>
      <text:p text:style-name="P1"><text:s text:c="8"/>lista_nota_ab_hum.append(ntab) </text:p>
      <text:p text:style-name="P1"><text:s text:c="4"/>if (ipn == 0):</text:p>
      <text:p text:style-name="P1"><text:s text:c="8"/>ntab = 5</text:p>
      <text:p text:style-name="P1"><text:s text:c="8"/>lista_nota_ab_hum.append(ntab)</text:p>
      <text:p text:style-name="P1"><text:soft-page-break/><text:s text:c="4"/>if (ipn == 1):</text:p>
      <text:p text:style-name="P1"><text:s text:c="8"/>ntab = 4</text:p>
      <text:p text:style-name="P1"><text:s text:c="8"/>lista_nota_ab_hum.append(ntab) </text:p>
      <text:p text:style-name="P1"><text:s text:c="4"/>if (ipn == 2):</text:p>
      <text:p text:style-name="P1"><text:s text:c="8"/>ntab = 3</text:p>
      <text:p text:style-name="P1"><text:s text:c="8"/>lista_nota_ab_hum.append(ntab) </text:p>
      <text:p text:style-name="P1"><text:s text:c="4"/>if (ipn == 3):</text:p>
      <text:p text:style-name="P1"><text:s text:c="8"/>ntab = 2</text:p>
      <text:p text:style-name="P1"><text:s text:c="8"/>lista_nota_ab_hum.append(ntab) </text:p>
      <text:p text:style-name="P1"><text:s text:c="4"/>if (ipn == 4):</text:p>
      <text:p text:style-name="P1"><text:s text:c="8"/>ntab = 1</text:p>
      <text:p text:style-name="P1"><text:s text:c="8"/>lista_nota_ab_hum.append(ntab) </text:p>
      <text:p text:style-name="P1">DIREITO_DE_USO_AB_HUM_MAX['REG_AB_HUM'] = <text:s/>lista_nota_ab_hum</text:p>
      <text:p text:style-name="P1"/>
      <text:p text:style-name="P1">#INSERINDO O CÓDIGO IBGE DO MUNICÍPIO</text:p>
      <text:p text:style-name="P1">lista_CD_IBGE = list(IBGE_IPECE['CD_IBGE'])#Gerando uma lista a aprtir de uma coluna do df 'CD_IBGE'</text:p>
      <text:p text:style-name="P1">DIREITO_DE_USO_AB_HUM_MAX.insert(1,'CD_IBGE',lista_CD_IBGE,True)#Inserindo uma lista no df 'DIREITO_DE_USO_AB_HUM_MAX'</text:p>
      <text:p text:style-name="P1"/>
      <text:p text:style-name="P1">#REINSERINDO NOMES DOS MUNICÍPIOS SEM AS ALTERAÇÕES A PARTIR DE LISTA RESERVADA PREVIAMENTE</text:p>
      <text:p text:style-name="P1">DIREITO_DE_USO_AB_HUM_MAX.insert(0,'Nome Município',lista_nome_municipio ,True)#Inserindo uma lista no df 'DIREITO_DE_USO_AB_HUM_MAX'</text:p>
      <text:p text:style-name="P1"/>
      <text:p text:style-name="P1">################################# <text:s text:c="2"/>05</text:p>
      <text:p text:style-name="P1"/>
      <text:p text:style-name="P1"># OBTENDO O DATAFRAME DE CADA FINALIDADE DE USO DE INTERESSE NA ANÁLISE - EXCETO ABASTECIMENTO HUMANO</text:p>
      <text:p text:style-name="P1"/>
      <text:p text:style-name="P1">DIREITO_DE_USO_AQUIC= DIREITO_DE_USO.loc[(DIREITO_DE_USO['FINALIDADE_DE_USO']) == 'Aquicultura em Tanque Escavado']</text:p>
      <text:p text:style-name="P1">DIREITO_DE_USO_DESS = DIREITO_DE_USO.loc[(DIREITO_DE_USO['FINALIDADE_DE_USO']) == 'Criação Animal']</text:p>
      <text:p text:style-name="P1">DIREITO_DE_USO_IRRIG = DIREITO_DE_USO.loc[(DIREITO_DE_USO['FINALIDADE_DE_USO']) == 'Irrigação']</text:p>
      <text:p text:style-name="P1">DIREITO_DE_USO_IND = DIREITO_DE_USO.loc[(DIREITO_DE_USO['FINALIDADE_DE_USO']) == 'Indústria']</text:p>
      <text:p text:style-name="P1">DIREITO_DE_USO_SERV_COM = DIREITO_DE_USO.loc[(DIREITO_DE_USO['FINALIDADE_DE_USO']) == 'Serviço e Comércio']</text:p>
      <text:p text:style-name="P1">DIREITO_DE_USO_OUTROS = DIREITO_DE_USO.loc[(DIREITO_DE_USO['FINALIDADE_DE_USO']) == 'Outros usos']</text:p>
      <text:p text:style-name="P1"/>
      <text:p text:style-name="P1">################################# 06</text:p>
      <text:p text:style-name="P1"/>
      <text:p text:style-name="P1"># OBTENDO O VALOR DO VOLUME MÁXIMO (SOMA) DE CADA MUNICÍPIO ENTRE OS SEUS RESPECTIVOS ANOS VIGENTES</text:p>
      <text:p text:style-name="P1">DIREITO_DE_USO_OUTROS_MAX = DIREITO_DE_USO_OUTROS.loc[DIREITO_DE_USO_OUTROS.groupby(["MUNICIPIO"])["VOLUME_MUN_M3"].idxmax()] </text:p>
      <text:p text:style-name="P1"/>
      <text:p text:style-name="P1">#RENOMEAR <text:s/>COLUNAS 'VOLUME_MUN_M3' </text:p>
      <text:p text:style-name="P1">DIREITO_DE_USO_OUTROS_MAX = DIREITO_DE_USO_OUTROS_MAX.rename(columns={'VOLUME_MUN_M3':'VOLUME_MAX_MUN_M3'})</text:p>
      <text:p text:style-name="P1"/>
      <text:p text:style-name="P1"># DISTRIBUIÇÃO DE MUNICÍPIOS POR ANO VIGENTE DO VOLUME MÁXIMO NA FINALIDADE OUTROS USOS</text:p>
      <text:p text:style-name="P1">DIREITO_DE_USO_OUTROS_MAX.ANOS_VIGENTES.groupby(DIREITO_DE_USO_OUTROS_MAX.ANOS_VIGENTES).sum().plot(kind='pie',figsize=(20,15), autopct ='%1.0f%%')</text:p>
      <text:p text:style-name="P1">print("DISTRIBUIÇÃO DE MUNICÍPIOS POR ANO VIGENTE DO VOLUME MÁXIMO NA FINALIDADE OUTROS USOS")</text:p>
      <text:p text:style-name="P1">plt.axis('equal')</text:p>
      <text:p text:style-name="P1">plt.show()</text:p>
      <text:p text:style-name="P1"/>
      <text:p text:style-name="P1">#DISTRIBUIÇÃO DAS OCORRÊNCIAS DO VOLUME MÁXIMO NA FINALIDADE OUTROS USOS POR ANO DE VIGÊNCIA/MUNICÍPIO - GRÁFICO</text:p>
      <text:p text:style-name="P1">posterior2020 = len(DIREITO_DE_USO_OUTROS_MAX.loc[(DIREITO_DE_USO_OUTROS_MAX['ANOS_VIGENTES']) &gt; 2020]) # Quantifica incidências após 2020</text:p>
      <text:p text:style-name="P1">em2020 = len(DIREITO_DE_USO_OUTROS_MAX.loc[(DIREITO_DE_USO_OUTROS_MAX['ANOS_VIGENTES']) == 2020])# Quantifica incidências em 2020</text:p>
      <text:p text:style-name="P1">anterior2020 = len (DIREITO_DE_USO_OUTROS_MAX.loc[(DIREITO_DE_USO_OUTROS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OUTROS USOS 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OUTROS_2020 = DIREITO_DE_USO_OUTROS.loc[(DIREITO_DE_USO_OUTROS['ANOS_VIGENTES']) == 2020]</text:p>
      <text:p text:style-name="P1"/>
      <text:p text:style-name="P1"># INSERINDO SOMA VOLUMES 2020 NO DF</text:p>
      <text:p text:style-name="P1">lista_som_col_outros2020 = list(DIREITO_DE_USO_OUTROS_2020['VOLUME_MUN_M3']) # Lista com os elementos que serão inseridos no DF volumes máximos para comparação </text:p>
      <text:p text:style-name="P1">DIREITO_DE_USO_OUTROS_MAX = DIREITO_DE_USO_OUTROS_MAX.assign( VOLUME_MUN_OUTROS2020_M3 = lista_som_col_outros2020)</text:p>
      <text:p text:style-name="P1"><text:soft-page-break/></text:p>
      <text:p text:style-name="P1"># OBTENDO O PERCENTUAL EQUIVALENTE DA DIFERENÇA ABSOLUTA EM CADA MUNICÍPIO ENTRE VOLUME MÁXIMO E VOLUME VIGENTE EM 2020 EM RELAÇÃO AO VOLUME MÁXIMO RESPECTIVO</text:p>
      <text:p text:style-name="P1">serie_dif_vol_max_2020 = DIREITO_DE_USO_OUTROS_MAX['VOLUME_MUN_OUTROS2020_M3'] - DIREITO_DE_USO_OUTROS_MAX['VOLUME_MAX_MUN_M3'] # Calculando a difernça absoluta</text:p>
      <text:p text:style-name="P1">per_lista_dif_vol_max_2020 = serie_dif_vol_max_2020 / DIREITO_DE_USO_OUTROS_MAX['VOLUME_MAX_MUN_M3']</text:p>
      <text:p text:style-name="P1"/>
      <text:p text:style-name="P1"># INSERINDO O PERCENTUAL NO DF</text:p>
      <text:p text:style-name="P1">DIREITO_DE_USO_OUTROS_MAX['DIF_PROP_VOL_MAX_VOL_2020'] = <text:s/>per_lista_dif_vol_max_2020 </text:p>
      <text:p text:style-name="P1">DIREITO_DE_USO_OUTROS_MAX.DIF_PROP_VOL_MAX_VOL_2020.fillna(0, inplace=True)</text:p>
      <text:p text:style-name="P1"/>
      <text:p text:style-name="P1">#INCIDÊNCIA DE MUNICÍPIOS COMPARANDO OS VOLUMES VIGENTES EM 2020 AOS VOLUMES MÁXIMOS</text:p>
      <text:p text:style-name="P1">vol2020_abaixo_vol_max = len(DIREITO_DE_USO_OUTROS_MAX.loc[(DIREITO_DE_USO_OUTROS_MAX['DIF_PROP_VOL_MAX_VOL_2020']) &lt; 0])# Calcula a quantidade</text:p>
      <text:p text:style-name="P1">vol2020_igual_vol_max = len(DIREITO_DE_USO_OUTROS_MAX.loc[(DIREITO_DE_USO_OUTROS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 NA FINALIDADE OUTROS USOS")#Título do gráfico</text:p>
      <text:p text:style-name="P1">plt.axis('equal')# Define que o gráfico será plotado em círculo</text:p>
      <text:p text:style-name="P1">plt.show()</text:p>
      <text:p text:style-name="P1"/>
      <text:p text:style-name="P1">#INCIDÊNCIA DE MUNICÍPIOS COM VOLUMES MÁXIMOS IGUAIS A ZERO</text:p>
      <text:p text:style-name="P1">Volumes_maximo_zero = len(DIREITO_DE_USO_OUTROS_MAX.loc[(DIREITO_DE_USO_OUTROS_MAX['VOLUME_MAX_MUN_M3']) == 0])</text:p>
      <text:p text:style-name="P1">Volumes_maximo_dif_zero = len(DIREITO_DE_USO_OUTROS_MAX.loc[(DIREITO_DE_USO_OUTROS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1, 0.1)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ax.legend(labels4,loc=3,bbox_to_anchor=(1,0,0.5,1))# Insere a legenda e a localização da legenda</text:p>
      <text:p text:style-name="P1">ax.set_title("INCIDÊNCIA DE MUNICÍPIOS COM VOLUMES MÁXIMOS 'ZERO' NA FINALIDADE OUTROS USOS")#Título do gráfico</text:p>
      <text:p text:style-name="P1">plt.axis('equal')# Define que o gráfico será plotado em círculo</text:p>
      <text:p text:style-name="P1">plt.show()</text:p>
      <text:p text:style-name="P1"/>
      <text:p text:style-name="P1">#DISTRIBUIÇÃO DA INCIDÊNCIA DE MUNICÍPIOS POR FAIXA PROPORCIONAL DA DIFERENÇA ENTRE O VOLUME MÁXIMO E O VOLUME 2020 EM RELAÇÃO AO <text:s/>VOLUME MÁXIMO HISTÓRICO NA FINALIDADE OUTROS USOS</text:p>
      <text:p text:style-name="P1">print('DISTRIBUIÇÃO DA INCIDÊNCIA DE MUNICÍPIOS POR FAIXA PROPORCIONAL DA DIFERENÇA ENTRE O VOLUME MÁXIMO ') </text:p>
      <text:p text:style-name="P1">print('E O VOLUME 2020 EM RELAÇÃO AO <text:s/>VOLUME MÁXIMO HISTÓRICO NA FINALIDADE OUTROS USOS') <text:s text:c="4"/></text:p>
      <text:p text:style-name="P1">plt.hist(DIREITO_DE_USO_OUTROS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OUTROS_MAX.loc[(DIREITO_DE_USO_OUTROS_MAX['DIF_PROP_VOL_MAX_VOL_2020']) &gt;=-0.1]) - Volumes_maximo_zero# Calcula a quantidade na faixa estabelecida</text:p>
      <text:p text:style-name="P1">de_90_100 = len(DIREITO_DE_USO_OUTROS_MAX.loc[(DIREITO_DE_USO_OUTROS_MAX['DIF_PROP_VOL_MAX_VOL_2020']) &lt;=-0.9])# Calcula a quantidade na faixa estabelecida</text:p>
      <text:p text:style-name="P1">entre_10_90 = len(DIREITO_DE_USO_OUTROS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OUTROS USOS")#Título do gráfico</text:p>
      <text:p text:style-name="P1">plt.axis('equal')# Dzzz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OUTROS_MAX.loc[(DIREITO_DE_USO_OUTROS_MAX['DIF_PROP_VOL_MAX_VOL_2020']) ==-1.0])</text:p>
      <text:p text:style-name="P1">dif_defict_90_10 = de_90_100 - de_cem</text:p>
      <text:p text:style-name="P1"><text:soft-page-break/>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OUTROS USOS")#Título do gráfico</text:p>
      <text:p text:style-name="P1">plt.axis('equal')# Dzzzefine que o gráfico será plotado em círculo</text:p>
      <text:p text:style-name="P1">plt.show()#Exibir o gráfico-</text:p>
      <text:p text:style-name="P1"/>
      <text:p text:style-name="P1">#ORDENANDO PELOS MUNICÍPIOS</text:p>
      <text:p text:style-name="P1">DIREITO_DE_USO_OUTROS_MAX.sort_values(by=['MUNICIPIO'], ascending=True, inplace=True)</text:p>
      <text:p text:style-name="P1"/>
      <text:p text:style-name="P1">########################## 04</text:p>
      <text:p text:style-name="P1"/>
      <text:p text:style-name="P1"/>
      <text:p text:style-name="P1"># OBTENDO O VALOR DO VOLUME MÁXIMO (SOMA) DE CADA MUNICÍPIO ENTRE OS SEUS RESPECTIVOS ANOS VIGENTES</text:p>
      <text:p text:style-name="P1">DIREITO_DE_USO_IND_MAX = DIREITO_DE_USO_IND.loc[DIREITO_DE_USO_IND.groupby(["MUNICIPIO"])["VOLUME_MUN_M3"].idxmax()] </text:p>
      <text:p text:style-name="P1"/>
      <text:p text:style-name="P1">#RENOMEAR <text:s/>COLUNAS 'VOLUME_MUN_M3' </text:p>
      <text:p text:style-name="P1">DIREITO_DE_USO_IND_MAX = DIREITO_DE_USO_IND_MAX.rename(columns={'VOLUME_MUN_M3':'VOLUME_MAX_MUN_M3'})</text:p>
      <text:p text:style-name="P1"/>
      <text:p text:style-name="P1"># DISTRIBUIÇÃO DE MUNICÍPIOS POR ANO VIGENTE DO VOLUME MÁXIMO NA FINALIDADE INDUSTRIAL <text:s text:c="2"/></text:p>
      <text:p text:style-name="P1">DIREITO_DE_USO_IND_MAX.ANOS_VIGENTES.groupby(DIREITO_DE_USO_IND_MAX.ANOS_VIGENTES).sum().plot(kind='pie',figsize=(20,15), autopct ='%1.0f%%')</text:p>
      <text:p text:style-name="P1">print("DISTRIBUIÇÃO DE MUNICÍPIOS POR ANO VIGENTE DO VOLUME MÁXIMO NA FINALIDADE INDUSTRIAL <text:s text:c="2"/>")</text:p>
      <text:p text:style-name="P1">plt.axis('equal')</text:p>
      <text:p text:style-name="P1">plt.show()</text:p>
      <text:p text:style-name="P1"/>
      <text:p text:style-name="P1">#DISTRIBUIÇÃO DAS OCORRÊNCIAS DO VOLUME MÁXIMO NA FINALIDADE INDUSTRIAL <text:s text:c="3"/>POR ANO DE VIGÊNCIA/MUNICÍPIO - GRÁFICO</text:p>
      <text:p text:style-name="P1">posterior2020 = len(DIREITO_DE_USO_IND_MAX.loc[(DIREITO_DE_USO_IND_MAX['ANOS_VIGENTES']) &gt; 2020]) # Quantifica incidências após 2020</text:p>
      <text:p text:style-name="P1">em2020 = len(DIREITO_DE_USO_IND_MAX.loc[(DIREITO_DE_USO_IND_MAX['ANOS_VIGENTES']) == 2020])# Quantifica incidências em 2020</text:p>
      <text:p text:style-name="P1">anterior2020 = len (DIREITO_DE_USO_IND_MAX.loc[(DIREITO_DE_USO_IND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INDUSTRIAL <text:s text:c="3"/>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IND_2020 = DIREITO_DE_USO_IND.loc[(DIREITO_DE_USO_IND['ANOS_VIGENTES']) == 2020]</text:p>
      <text:p text:style-name="P1"/>
      <text:p text:style-name="P1"># INSERINDO SOMA VOLUMES 2020 NO DF</text:p>
      <text:p text:style-name="P1">lista_som_col_ind2020 = list(DIREITO_DE_USO_IND_2020['VOLUME_MUN_M3']) # Lista com os elementos que serão inseridos no DF volumes máximos para comparação </text:p>
      <text:p text:style-name="P1">DIREITO_DE_USO_IND_MAX = DIREITO_DE_USO_IND_MAX.assign( VOLUME_MUN_IND2020_M3 = lista_som_col_ind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IND_MAX['VOLUME_MUN_IND2020_M3'] - DIREITO_DE_USO_IND_MAX['VOLUME_MAX_MUN_M3'] # Calculando a difernça absoluta</text:p>
      <text:p text:style-name="P1">per_lista_dif_vol_max_2020 = serie_dif_vol_max_2020 / DIREITO_DE_USO_IND_MAX['VOLUME_MAX_MUN_M3']</text:p>
      <text:p text:style-name="P1"/>
      <text:p text:style-name="P1"># INSERINDO O PERCENTUAL NO DF</text:p>
      <text:p text:style-name="P1">DIREITO_DE_USO_IND_MAX['DIF_PROP_VOL_MAX_VOL_2020'] = <text:s/>per_lista_dif_vol_max_2020 </text:p>
      <text:p text:style-name="P1">DIREITO_DE_USO_IND_MAX.DIF_PROP_VOL_MAX_VOL_2020.fillna(0, inplace=True)</text:p>
      <text:p text:style-name="P1"/>
      <text:p text:style-name="P1">#INCIDÊNCIA DE MUNICÍPIOS COMPARANDO OS VOLUMES VIGENTES EM 2020 AOS VOLUMES MÁXIMOS</text:p>
      <text:p text:style-name="P1">vol2020_abaixo_vol_max = len(DIREITO_DE_USO_IND_MAX.loc[(DIREITO_DE_USO_IND_MAX['DIF_PROP_VOL_MAX_VOL_2020']) &lt; 0])# Calcula a quantidade</text:p>
      <text:p text:style-name="P1">vol2020_igual_vol_max = len(DIREITO_DE_USO_IND_MAX.loc[(DIREITO_DE_USO_IND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text:soft-page-break/>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 NA FINALIDADE INDUSTRIAL <text:s text:c="2"/>")#Título do gráfico</text:p>
      <text:p text:style-name="P1">plt.axis('equal')# Define que o gráfico será plotado em círculo</text:p>
      <text:p text:style-name="P1">plt.show()</text:p>
      <text:p text:style-name="P1"/>
      <text:p text:style-name="P1">#INCIDÊNCIA DE MUNICÍPIOS COM VOLUMES MÁXIMOS IGUAIS A ZERO</text:p>
      <text:p text:style-name="P1">Volumes_maximo_zero = len(DIREITO_DE_USO_IND_MAX.loc[(DIREITO_DE_USO_IND_MAX['VOLUME_MAX_MUN_M3']) == 0])</text:p>
      <text:p text:style-name="P1">Volumes_maximo_dif_zero = len(DIREITO_DE_USO_IND_MAX.loc[(DIREITO_DE_USO_IND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1, 0.1)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ax.legend(labels4,loc=3,bbox_to_anchor=(1,0,0.5,1))# Insere a legenda e a localização da legenda</text:p>
      <text:p text:style-name="P1">ax.set_title("INCIDÊNCIA DE MUNICÍPIOS COM VOLUMES MÁXIMOS 'ZERO'NA FINALIDADE INDUSTRIAL <text:s text:c="2"/>")#Título do gráfico</text:p>
      <text:p text:style-name="P1">plt.axis('equal')# Dzzzefine que o gráfico será plotado em círculo</text:p>
      <text:p text:style-name="P1">plt.show()</text:p>
      <text:p text:style-name="P1"/>
      <text:p text:style-name="P1">#DISTRIBUIÇÃO DA INCIDÊNCIA DE MUNICÍPIOS POR FAIXA PROPORCIONAL DA DIFERENÇA ENTRE O VOLUME MÁXIMO E O VOLUME 2020 EM RELAÇÃO AO <text:s/>VOLUME MÁXIMO HISTÓRICO NA FINALIDADE INDUSTRIAL</text:p>
      <text:p text:style-name="P1">print('DISTRIBUIÇÃO DA INCIDÊNCIA DE MUNICÍPIOS POR FAIXA PROPORCIONAL DA DIFERENÇA ENTRE O VOLUME MÁXIMO ') </text:p>
      <text:p text:style-name="P1">print('E O VOLUME 2020 EM RELAÇÃO AO <text:s/>VOLUME MÁXIMO HISTÓRICO NA FINALIDADE INDUSTRIAL <text:s text:c="2"/>') <text:s text:c="4"/></text:p>
      <text:p text:style-name="P1">plt.hist(DIREITO_DE_USO_IND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IND_MAX.loc[(DIREITO_DE_USO_IND_MAX['DIF_PROP_VOL_MAX_VOL_2020']) &gt;=-0.1]) - Volumes_maximo_zero# Calcula a quantidade na faixa estabelecida</text:p>
      <text:p text:style-name="P1">de_90_100 = len(DIREITO_DE_USO_IND_MAX.loc[(DIREITO_DE_USO_IND_MAX['DIF_PROP_VOL_MAX_VOL_2020']) &lt;=-0.9])# Calcula a quantidade na faixa estabelecida</text:p>
      <text:p text:style-name="P1">entre_10_90 = len(DIREITO_DE_USO_IND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INDUSTRIAL <text:s text:c="2"/>")#Título do gráfico</text:p>
      <text:p text:style-name="P1">plt.axis('equal')# D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IND_MAX.loc[(DIREITO_DE_USO_IND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INDUSTRIAL <text:s text:c="2"/>")#Título do gráfico</text:p>
      <text:p text:style-name="P1">plt.axis('equal')# Dzzzefine que o gráfico será plotado em círculo</text:p>
      <text:p text:style-name="P1">plt.show()#Exibir o gráfico-</text:p>
      <text:p text:style-name="P1"/>
      <text:p text:style-name="P1">#ORDENANDO PELOS MUNICÍPIOS</text:p>
      <text:p text:style-name="P1">DIREITO_DE_USO_IND_MAX.sort_values(by=['MUNICIPIO'], ascending=True, inplace=True)</text:p>
      <text:p text:style-name="P1"/>
      <text:p text:style-name="P1">#RENOMEAR <text:s/>COLUNAS CONFORME FINALIDADE</text:p>
      <text:p text:style-name="P1">DIREITO_DE_USO_IND_MAX = DIREITO_DE_USO_IND_MAX.rename(columns={'VOLUME_MUN_M3':'VOLUME_MAX_MUN_IND_M3'})</text:p>
      <text:p text:style-name="P1">DIREITO_DE_USO_IND_MAX = DIREITO_DE_USO_IND_MAX.rename(columns={'VOL_SUPERF_M3':'VOL_SUPERF_IND_M3'})</text:p>
      <text:p text:style-name="P1">DIREITO_DE_USO_IND_MAX = DIREITO_DE_USO_IND_MAX.rename(columns={'VOL_SUBTER_M3':'VOL_SUBTER_IND_M3'})</text:p>
      <text:p text:style-name="P1">DIREITO_DE_USO_IND_MAX = DIREITO_DE_USO_IND_MAX.rename(columns={'ANOS_VIGENTES':'ANO_VOL_MAX_VIGENTE_IND'})</text:p>
      <text:p text:style-name="P1"><text:soft-page-break/>DIREITO_DE_USO_IND_MAX = DIREITO_DE_USO_IND_MAX.rename(columns={'DIF_PROP_VOL_MAX_VOL_2020':'DIF_PROP_VOL_MAX_VOL_2020_IND'})</text:p>
      <text:p text:style-name="P1">DIREITO_DE_USO_IND_MAX=DIREITO_DE_USO_IND_MAX.rename(columns={'VOLUME_MAX_MUN_M3':'VOLUME_MAX_IND_MUN_M3'})</text:p>
      <text:p text:style-name="P1"/>
      <text:p text:style-name="P1">#REMOVER COLUNAS SELECIONADAS</text:p>
      <text:p text:style-name="P1">DIREITO_DE_USO_IND_MAX= DIREITO_DE_USO_IND_MAX.drop(columns='FINALIDADE_DE_USO')# Removendo as colunas </text:p>
      <text:p text:style-name="P1"/>
      <text:p text:style-name="P1">############################# <text:s text:c="2"/>08</text:p>
      <text:p text:style-name="P1"/>
      <text:p text:style-name="P1"># OBTENDO O VALOR DO VOLUME MÁXIMO (SOMA) DE CADA MUNICÍPIO ENTRE OS SEUS RESPECTIVOS ANOS VIGENTES</text:p>
      <text:p text:style-name="P1">DIREITO_DE_USO_AQUIC_MAX = DIREITO_DE_USO_AQUIC.loc[DIREITO_DE_USO_AQUIC.groupby(["MUNICIPIO"])["VOLUME_MUN_M3"].idxmax()] </text:p>
      <text:p text:style-name="P1"/>
      <text:p text:style-name="P1">#RENOMEAR <text:s/>COLUNAS 'VOLUME_MUN_M3' </text:p>
      <text:p text:style-name="P1">DIREITO_DE_USO_AQUIC_MAX = DIREITO_DE_USO_AQUIC_MAX.rename(columns={'VOLUME_MUN_M3':'VOLUME_MAX_MUN_M3'})</text:p>
      <text:p text:style-name="P1"/>
      <text:p text:style-name="P1"># DISTRIBUIÇÃO DE MUNICÍPIOS POR ANO VIGENTE DO VOLUME MÁXIMO NA FINALIDADE AQUICULTURA</text:p>
      <text:p text:style-name="P1">DIREITO_DE_USO_AQUIC_MAX.ANOS_VIGENTES.groupby(DIREITO_DE_USO_AQUIC_MAX.ANOS_VIGENTES).sum().plot(kind='pie',figsize=(20,15), autopct ='%1.0f%%')</text:p>
      <text:p text:style-name="P1">print("DISTRIBUIÇÃO DE MUNICÍPIOS POR ANO VIGENTE DO VOLUME MÁXIMO NA FINALIDADE AQUICULTURA")</text:p>
      <text:p text:style-name="P1">plt.axis('equal')</text:p>
      <text:p text:style-name="P1">plt.show()</text:p>
      <text:p text:style-name="P1"/>
      <text:p text:style-name="P1">#DISTRIBUIÇÃO DAS OCORRÊNCIAS DO VOLUME MÁXIMO NA FINALIDADE AQUICULTURA POR ANO DE VIGÊNCIA/MUNICÍPIO - GRÁFICO</text:p>
      <text:p text:style-name="P1">posterior2020 = len(DIREITO_DE_USO_AQUIC_MAX.loc[(DIREITO_DE_USO_AQUIC_MAX['ANOS_VIGENTES']) &gt; 2020]) # Quantifica incidências após 2020</text:p>
      <text:p text:style-name="P1">em2020 = len(DIREITO_DE_USO_AQUIC_MAX.loc[(DIREITO_DE_USO_AQUIC_MAX['ANOS_VIGENTES']) == 2020])# Quantifica incidências em 2020</text:p>
      <text:p text:style-name="P1">anterior2020 = len (DIREITO_DE_USO_AQUIC_MAX.loc[(DIREITO_DE_USO_AQUIC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AQUICULTURA 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AQUIC_2020 = DIREITO_DE_USO_AQUIC.loc[(DIREITO_DE_USO_AQUIC['ANOS_VIGENTES']) == 2020]</text:p>
      <text:p text:style-name="P1"/>
      <text:p text:style-name="P1"># INSERINDO SOMA VOLUMES 2020 NO DF</text:p>
      <text:p text:style-name="P1">lista_som_col_aquic2020 = list(DIREITO_DE_USO_AQUIC_2020['VOLUME_MUN_M3']) # Lista com os elementos que serão inseridos no DF volumes máximos para comparação </text:p>
      <text:p text:style-name="P1">DIREITO_DE_USO_AQUIC_MAX = DIREITO_DE_USO_AQUIC_MAX.assign( VOLUME_MUN_AQUIC2020_M3 = lista_som_col_aquic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AQUIC_MAX['VOLUME_MUN_AQUIC2020_M3'] - DIREITO_DE_USO_AQUIC_MAX['VOLUME_MAX_MUN_M3'] # Calculando a difernça absoluta</text:p>
      <text:p text:style-name="P1">per_lista_dif_vol_max_2020 = serie_dif_vol_max_2020 / DIREITO_DE_USO_AQUIC_MAX['VOLUME_MAX_MUN_M3']</text:p>
      <text:p text:style-name="P1"/>
      <text:p text:style-name="P1"># INSERINDO O PERCENTUAL NO DF</text:p>
      <text:p text:style-name="P1">DIREITO_DE_USO_AQUIC_MAX['DIF_PROP_VOL_MAX_VOL_2020'] = <text:s/>per_lista_dif_vol_max_2020 </text:p>
      <text:p text:style-name="P1">DIREITO_DE_USO_AQUIC_MAX.DIF_PROP_VOL_MAX_VOL_2020.fillna(0, inplace=True)</text:p>
      <text:p text:style-name="P1"/>
      <text:p text:style-name="P1">#INCIDÊNCIA DE MUNICÍPIOS COMPARANDO OS VOLUMES VIGENTES EM 2020 AOS VOLUMES MÁXIMOS</text:p>
      <text:p text:style-name="P1">vol2020_abaixo_vol_max = len(DIREITO_DE_USO_AQUIC_MAX.loc[(DIREITO_DE_USO_AQUIC_MAX['DIF_PROP_VOL_MAX_VOL_2020']) &lt; 0])# Calcula a quantidade</text:p>
      <text:p text:style-name="P1">vol2020_igual_vol_max = len(DIREITO_DE_USO_AQUIC_MAX.loc[(DIREITO_DE_USO_AQUIC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text:soft-page-break/>ax0.legend(labels0,loc="center left",bbox_to_anchor=(1,0,0.5,1))# Insere a legenda e a localização da legenda</text:p>
      <text:p text:style-name="P1">ax0.set_title("INCIDÊNCIA DE MUNICÍPIOS - <text:s/>VOLUMES VIGENTES EM 2020 EM RELAÇÃO AOS VOLUMES MÁXIMOS HISTÓRICOS NA FINALIDADE AQUICULTURA ")#Título do gráfico</text:p>
      <text:p text:style-name="P1">plt.axis('equal')# Dzzzefine que o gráfico será plotado em círculo</text:p>
      <text:p text:style-name="P1">plt.show()</text:p>
      <text:p text:style-name="P1"/>
      <text:p text:style-name="P1"># MUNICÍPIOS COM VOLUME MÁXIMO IGUAL A ZERO</text:p>
      <text:p text:style-name="P1">DIREITO_DE_USO_AQUIC_MAX_zero = DIREITO_DE_USO_AQUIC_MAX.loc[(DIREITO_DE_USO_AQUIC_MAX['VOLUME_MAX_MUN_M3']) == 0]</text:p>
      <text:p text:style-name="P1"/>
      <text:p text:style-name="P1">#INCIDÊNCIA DE MUNICÍPIOS COM VOLUMES MÁXIMOS IGUAIS A ZERO</text:p>
      <text:p text:style-name="P1">Volumes_maximo_zero = len(DIREITO_DE_USO_AQUIC_MAX.loc[(DIREITO_DE_USO_AQUIC_MAX['VOLUME_MAX_MUN_M3']) == 0])</text:p>
      <text:p text:style-name="P1">Volumes_maximo_dif_zero = len(DIREITO_DE_USO_AQUIC_MAX.loc[(DIREITO_DE_USO_AQUIC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3, 0.4)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
      <text:p text:style-name="P1">ax.legend(labels4,loc=3,bbox_to_anchor=(1,0,0.5,1))# Insere a legenda e a localização da legenda</text:p>
      <text:p text:style-name="P1">ax.set_title("INCIDÊNCIA DE MUNICÍPIOS COM VOLUMES MÁXIMOS 'ZERO' NA FINALIDADE AQUICULTURA")#Título do gráfico</text:p>
      <text:p text:style-name="P1">plt.axis('equal')# Define que o gráfico será plotado em círculo</text:p>
      <text:p text:style-name="P1">plt.show()</text:p>
      <text:p text:style-name="P1"/>
      <text:p text:style-name="P1"># MUNICÍPIOS COM VOLUME MÁXIMO IGUAL A ZERO</text:p>
      <text:p text:style-name="P1">DIREITO_DE_USO_AQUIC_MAX_zero = DIREITO_DE_USO_AQUIC_MAX.loc[(DIREITO_DE_USO_AQUIC_MAX['VOLUME_MAX_MUN_M3']) == 0]</text:p>
      <text:p text:style-name="P1">DIREITO_DE_USO_AQUIC_MAX_zero</text:p>
      <text:p text:style-name="P1"/>
      <text:p text:style-name="P1"># OBSERVANDO DADOS ESTATÍSTICO REFERENTES À INCIDÊNCIA DE MUNICÍPIOS E AOS VALORES DA DIFERENÇA PERCENTUAL VOLUME MÁXIMO E VOLUME 2020</text:p>
      <text:p text:style-name="P1">DIREITO_DE_USO_AQUIC_MAX['DIF_PROP_VOL_MAX_VOL_2020'].describe()</text:p>
      <text:p text:style-name="P1"/>
      <text:p text:style-name="P1"># VISUALIZANDO A DISTRIBUIÇÃO DA DIFERENÇA PERCENTUAL VOLUME MÁXIMO E VOLUME 2020</text:p>
      <text:p text:style-name="P1">print('DISTRIBUIÇÃO DA INCIDÊNCIA DE MUNICÍPIOS POR FAIXA PROPORCIONAL DA DIFERENÇA ENTRE O VOLUME MÁXIMO ') </text:p>
      <text:p text:style-name="P1">print('E O VOLUME 2020 EM RELAÇÃO AO <text:s/>VOLUME MÁXIMO HISTÓRICO NA FINALIDADE AQUICULTURA') <text:s text:c="4"/></text:p>
      <text:p text:style-name="P1">plt.hist(DIREITO_DE_USO_AQUIC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AQUIC_MAX.loc[(DIREITO_DE_USO_AQUIC_MAX['DIF_PROP_VOL_MAX_VOL_2020']) &gt;=-0.1]) - Volumes_maximo_zero# Calcula a quantidade na faixa estabelecida</text:p>
      <text:p text:style-name="P1">de_90_100 = len(DIREITO_DE_USO_AQUIC_MAX.loc[(DIREITO_DE_USO_AQUIC_MAX['DIF_PROP_VOL_MAX_VOL_2020']) &lt;=-0.9])# Calcula a quantidade na faixa estabelecida</text:p>
      <text:p text:style-name="P1">entre_10_90 = len(DIREITO_DE_USO_AQUIC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AQUICULTURA")#Título do gráfico</text:p>
      <text:p text:style-name="P1">plt.axis('equal')# D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AQUIC_MAX.loc[(DIREITO_DE_USO_AQUIC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AQUICULTURA")#Título do gráfico</text:p>
      <text:p text:style-name="P1">plt.axis('equal')# Define que o gráfico será plotado em círculo</text:p>
      <text:p text:style-name="P1">plt.show()#Exibir o gráfico-</text:p>
      <text:p text:style-name="P1"/>
      <text:p text:style-name="P1">#RENOMEAR <text:s/>COLUNAS CONFORME FINALIDADE</text:p>
      <text:p text:style-name="P1"><text:soft-page-break/>DIREITO_DE_USO_AQUIC_MAX = DIREITO_DE_USO_AQUIC_MAX.rename(columns={'VOLUME_MUN_M3':'VOLUME_MAX_MUN_AQUIC_M3'})</text:p>
      <text:p text:style-name="P1">DIREITO_DE_USO_AQUIC_MAX = DIREITO_DE_USO_AQUIC_MAX.rename(columns={'VOL_SUPERF_M3':'VOL_SUPERF_AQUIC_M3'})</text:p>
      <text:p text:style-name="P1">DIREITO_DE_USO_AQUIC_MAX = DIREITO_DE_USO_AQUIC_MAX.rename(columns={'VOL_SUBTER_M3':'VOL_SUBTER_AQUIC_M3'})</text:p>
      <text:p text:style-name="P1">DIREITO_DE_USO_AQUIC_MAX = DIREITO_DE_USO_AQUIC_MAX.rename(columns={'ANOS_VIGENTES':'ANO_VOL_MAX_VIGENTE_AQUIC'})</text:p>
      <text:p text:style-name="P1">DIREITO_DE_USO_AQUIC_MAX = DIREITO_DE_USO_AQUIC_MAX.rename(columns={'DIF_PROP_VOL_MAX_VOL_2020':'DIF_PROP_VOL_MAX_VOL_2020_AQUIC'})</text:p>
      <text:p text:style-name="P1">DIREITO_DE_USO_AQUIC_MAX=DIREITO_DE_USO_AQUIC_MAX.rename(columns={'VOLUME_MAX_MUN_M3':'VOLUME_MAX_AQUIC_MUN_M3'})</text:p>
      <text:p text:style-name="P1"/>
      <text:p text:style-name="P1">#REMOVER COLUNAS SELECIONADAS</text:p>
      <text:p text:style-name="P1">DIREITO_DE_USO_AQUIC_MAX= DIREITO_DE_USO_AQUIC_MAX.drop(columns='FINALIDADE_DE_USO')# Removendo as colunas </text:p>
      <text:p text:style-name="P1"/>
      <text:p text:style-name="P1">#ORDENANDO PELOS MUNICÍPIOS</text:p>
      <text:p text:style-name="P1">DIREITO_DE_USO_AQUIC_MAX.sort_values(by=['MUNICIPIO'], ascending=True, inplace=True)</text:p>
      <text:p text:style-name="P1"/>
      <text:p text:style-name="P1">####################### 09</text:p>
      <text:p text:style-name="P1"/>
      <text:p text:style-name="P1"># OBTENDO O VALOR DO VOLUME MÁXIMO (SOMA) DE CADA MUNICÍPIO ENTRE OS SEUS RESPECTIVOS ANOS VIGENTES</text:p>
      <text:p text:style-name="P1">DIREITO_DE_USO_SERV_COM_MAX = DIREITO_DE_USO_SERV_COM.loc[DIREITO_DE_USO_SERV_COM.groupby(["MUNICIPIO"])["VOLUME_MUN_M3"].idxmax()] </text:p>
      <text:p text:style-name="P1"/>
      <text:p text:style-name="P1">#RENOMEAR <text:s/>COLUNAS 'VOLUME_MUN_M3' </text:p>
      <text:p text:style-name="P1">DIREITO_DE_USO_SERV_COM_MAX = DIREITO_DE_USO_SERV_COM_MAX.rename(columns={'VOLUME_MUN_M3':'VOLUME_MAX_MUN_M3'})</text:p>
      <text:p text:style-name="P1"/>
      <text:p text:style-name="P1"># DISTRIBUIÇÃO DE MUNICÍPIOS POR ANO VIGENTE DO VOLUME MÁXIMO NA FINALIDADE SERVIÇO E COMÉRCIO</text:p>
      <text:p text:style-name="P1">DIREITO_DE_USO_SERV_COM_MAX.ANOS_VIGENTES.groupby(DIREITO_DE_USO_SERV_COM_MAX.ANOS_VIGENTES).sum().plot(kind='pie',figsize=(20,15), autopct ='%1.0f%%')</text:p>
      <text:p text:style-name="P1">print("DISTRIBUIÇÃO DE MUNICÍPIOS POR ANO VIGENTE DO VOLUME MÁXIMO NA FINALIDADE SERVIÇO E COMÉRCIO")</text:p>
      <text:p text:style-name="P1">plt.axis('equal')</text:p>
      <text:p text:style-name="P1">plt.show()</text:p>
      <text:p text:style-name="P1"/>
      <text:p text:style-name="P1">#DISTRIBUIÇÃO DAS OCORRÊNCIAS DO VOLUME MÁXIMO NA FINALIDADE SERVIÇO E COMÉRCIO POR ANO DE VIGÊNCIA/MUNICÍPIO - GRÁFICO</text:p>
      <text:p text:style-name="P1">posterior2020 = len(DIREITO_DE_USO_SERV_COM_MAX.loc[(DIREITO_DE_USO_SERV_COM_MAX['ANOS_VIGENTES']) &gt; 2020]) # Quantifica incidências após 2020</text:p>
      <text:p text:style-name="P1">em2020 = len(DIREITO_DE_USO_SERV_COM_MAX.loc[(DIREITO_DE_USO_SERV_COM_MAX['ANOS_VIGENTES']) == 2020])# Quantifica incidências em 2020</text:p>
      <text:p text:style-name="P1">anterior2020 = len (DIREITO_DE_USO_SERV_COM_MAX.loc[(DIREITO_DE_USO_SERV_COM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SERVIÇO E COMÉRCIO 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SERV_COM_2020 = DIREITO_DE_USO_SERV_COM.loc[(DIREITO_DE_USO_SERV_COM['ANOS_VIGENTES']) == 2020]</text:p>
      <text:p text:style-name="P1"/>
      <text:p text:style-name="P1"># INSERINDO SOMA VOLUMES 2020 NO DF</text:p>
      <text:p text:style-name="P1">lista_som_col_serv_com2020 = list(DIREITO_DE_USO_SERV_COM_2020['VOLUME_MUN_M3']) # Lista com os elementos que serão inseridos no DF volumes máximos para comparação </text:p>
      <text:p text:style-name="P1">DIREITO_DE_USO_SERV_COM_MAX = DIREITO_DE_USO_SERV_COM_MAX.assign( VOLUME_MUN_SERV_COM2020_M3 = lista_som_col_serv_com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SERV_COM_MAX['VOLUME_MUN_SERV_COM2020_M3'] - DIREITO_DE_USO_SERV_COM_MAX['VOLUME_MAX_MUN_M3'] # Calculando a difernça absoluta</text:p>
      <text:p text:style-name="P1">per_lista_dif_vol_max_2020 = serie_dif_vol_max_2020 / DIREITO_DE_USO_SERV_COM_MAX['VOLUME_MAX_MUN_M3']</text:p>
      <text:p text:style-name="P1"/>
      <text:p text:style-name="P1"># INSERINDO O PERCENTUAL NO DF</text:p>
      <text:p text:style-name="P1">DIREITO_DE_USO_SERV_COM_MAX['DIF_PROP_VOL_MAX_VOL_2020'] = <text:s/>per_lista_dif_vol_max_2020 </text:p>
      <text:p text:style-name="P1">DIREITO_DE_USO_SERV_COM_MAX.DIF_PROP_VOL_MAX_VOL_2020.fillna(0, inplace=True)</text:p>
      <text:p text:style-name="P1"/>
      <text:p text:style-name="P1">#INCIDÊNCIA DE MUNICÍPIOS COMPARANDO OS VOLUMES VIGENTES EM 2020 AOS VOLUMES MÁXIMOS</text:p>
      <text:p text:style-name="P1"><text:soft-page-break/>vol2020_abaixo_vol_max = len(DIREITO_DE_USO_SERV_COM_MAX.loc[(DIREITO_DE_USO_SERV_COM_MAX['DIF_PROP_VOL_MAX_VOL_2020']) &lt; 0])# Calcula a quantidade</text:p>
      <text:p text:style-name="P1">vol2020_igual_vol_max = len(DIREITO_DE_USO_SERV_COM_MAX.loc[(DIREITO_DE_USO_SERV_COM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 NA FINALIDADE SERVIÇO E COMÉRCIO")#Título do gráfico</text:p>
      <text:p text:style-name="P1">plt.axis('equal')# Define que o gráfico será plotado em círculo</text:p>
      <text:p text:style-name="P1">plt.show()</text:p>
      <text:p text:style-name="P1"/>
      <text:p text:style-name="P1">#DISTRIBUIÇÃO DA INCIDÊNCIA DE MUNICÍPIOS POR FAIXA PROPORCIONAL DA DIFERENÇA ENTRE O VOLUME MÁXIMO E O VOLUME 2020 EM RELAÇÃO AO <text:s/>VOLUME MÁXIMO HISTÓRICO NA FINALIDADE SERVIÇO E COMÉRCIO</text:p>
      <text:p text:style-name="P1">print('DISTRIBUIÇÃO DA INCIDÊNCIA DE MUNICÍPIOS POR FAIXA PROPORCIONAL DA DIFERENÇA ENTRE O VOLUME MÁXIMO ') </text:p>
      <text:p text:style-name="P1">print('E O VOLUME 2020 EM RELAÇÃO AO <text:s/>VOLUME MÁXIMO HISTÓRICO NA FINALIDADE SERVIÇO E COMÉRCIO') <text:s text:c="4"/></text:p>
      <text:p text:style-name="P1">plt.hist(DIREITO_DE_USO_SERV_COM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SERV_COM_MAX.loc[(DIREITO_DE_USO_SERV_COM_MAX['DIF_PROP_VOL_MAX_VOL_2020']) &gt;=-0.1]) - Volumes_maximo_zero# Calcula a quantidade na faixa estabelecida</text:p>
      <text:p text:style-name="P1">de_90_100 = len(DIREITO_DE_USO_SERV_COM_MAX.loc[(DIREITO_DE_USO_SERV_COM_MAX['DIF_PROP_VOL_MAX_VOL_2020']) &lt;=-0.9])# Calcula a quantidade na faixa estabelecida</text:p>
      <text:p text:style-name="P1">entre_10_90 = len(DIREITO_DE_USO_SERV_COM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SERVIÇO E COMÉRCIO")#Título do gráfico</text:p>
      <text:p text:style-name="P1">plt.axis('equal')# D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SERV_COM_MAX.loc[(DIREITO_DE_USO_SERV_COM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SERVIÇO E COMÉRCIO")#Título do gráfico</text:p>
      <text:p text:style-name="P1">plt.axis('equal')# Dzzzefine que o gráfico será plotado em círculo</text:p>
      <text:p text:style-name="P1">plt.show()#Exibir o gráfico-</text:p>
      <text:p text:style-name="P1"/>
      <text:p text:style-name="P1">#RENOMEAR <text:s/>COLUNAS CONFORME FINALIDADE</text:p>
      <text:p text:style-name="P1">DIREITO_DE_USO_SERV_COM_MAX = DIREITO_DE_USO_SERV_COM_MAX.rename(columns={'VOLUME_MUN_M3':'VOLUME_MAX_MUN_SERV_COM_M3'})</text:p>
      <text:p text:style-name="P1">DIREITO_DE_USO_SERV_COM_MAX = DIREITO_DE_USO_SERV_COM_MAX.rename(columns={'VOL_SUPERF_M3':'VOL_SUPERF_SERV_COM_M3'})</text:p>
      <text:p text:style-name="P1">DIREITO_DE_USO_SERV_COM_MAX = DIREITO_DE_USO_SERV_COM_MAX.rename(columns={'VOL_SUBTER_M3':'VOL_SUBTER_SERV_COM_M3'})</text:p>
      <text:p text:style-name="P1">DIREITO_DE_USO_SERV_COM_MAX = DIREITO_DE_USO_SERV_COM_MAX.rename(columns={'ANOS_VIGENTES':'ANO_VOL_MAX_VIGENTE_SERV_COM'})</text:p>
      <text:p text:style-name="P1">DIREITO_DE_USO_SERV_COM_MAX = DIREITO_DE_USO_SERV_COM_MAX.rename(columns={'DIF_PROP_VOL_MAX_VOL_2020':'DIF_PROP_VOL_MAX_VOL_2020_SERV_COM'})</text:p>
      <text:p text:style-name="P1">DIREITO_DE_USO_SERV_COM_MAX=DIREITO_DE_USO_SERV_COM_MAX.rename(columns={'VOLUME_MAX_MUN_M3':'VOLUME_MAX_SERV_COM_MUN_M3'})</text:p>
      <text:p text:style-name="P1"/>
      <text:p text:style-name="P1">#REMOVER COLUNAS SELECIONADAS</text:p>
      <text:p text:style-name="P1"><text:soft-page-break/>DIREITO_DE_USO_SERV_COM_MAX= DIREITO_DE_USO_SERV_COM_MAX.drop(columns='FINALIDADE_DE_USO')# Removendo as colunas </text:p>
      <text:p text:style-name="P1"/>
      <text:p text:style-name="P1">#ORDENANDO PELOS MUNICÍPIOS</text:p>
      <text:p text:style-name="P1">DIREITO_DE_USO_SERV_COM_MAX.sort_values(by=['MUNICIPIO'], ascending=True, inplace=True)</text:p>
      <text:p text:style-name="P1"/>
      <text:p text:style-name="P1"/>
      <text:p text:style-name="P1">###################### <text:s/>10</text:p>
      <text:p text:style-name="P1"/>
      <text:p text:style-name="P1"># OBTENDO O VALOR DO VOLUME MÁXIMO (SOMA) DE CADA MUNICÍPIO ENTRE OS SEUS RESPECTIVOS ANOS VIGENTES</text:p>
      <text:p text:style-name="P1">DIREITO_DE_USO_IRRIG_MAX = DIREITO_DE_USO_IRRIG.loc[DIREITO_DE_USO_IRRIG.groupby(["MUNICIPIO"])["VOLUME_MUN_M3"].idxmax()] </text:p>
      <text:p text:style-name="P1"/>
      <text:p text:style-name="P1">#RENOMEAR <text:s/>COLUNAS 'VOLUME_MUN_M3' </text:p>
      <text:p text:style-name="P1">DIREITO_DE_USO_IRRIG_MAX = DIREITO_DE_USO_IRRIG_MAX.rename(columns={'VOLUME_MUN_M3':'VOLUME_MAX_MUN_M3'})</text:p>
      <text:p text:style-name="P1"/>
      <text:p text:style-name="P1"># DISTRIBUIÇÃO DE MUNICÍPIOS POR ANO VIGENTE DO VOLUME MÁXIMO NA FINALIDADE IRRIGAÇÃO</text:p>
      <text:p text:style-name="P1">DIREITO_DE_USO_IRRIG_MAX.ANOS_VIGENTES.groupby(DIREITO_DE_USO_IRRIG_MAX.ANOS_VIGENTES).sum().plot(kind='pie',figsize=(20,15), autopct ='%1.0f%%')</text:p>
      <text:p text:style-name="P1">print("DISTRIBUIÇÃO DE MUNICÍPIOS POR ANO VIGENTE DO VOLUME MÁXIMO NA FINALIDADE IRRIGAÇÃO")</text:p>
      <text:p text:style-name="P1">plt.axis('equal')</text:p>
      <text:p text:style-name="P1">plt.show()</text:p>
      <text:p text:style-name="P1"/>
      <text:p text:style-name="P1">#DISTRIBUIÇÃO DAS OCORRÊNCIAS DO VOLUME MÁXIMO NA FINALIDADE IRRIGAÇÃO POR ANO DE VIGÊNCIA/MUNICÍPIO - GRÁFICO</text:p>
      <text:p text:style-name="P1">posterior2020 = len(DIREITO_DE_USO_IRRIG_MAX.loc[(DIREITO_DE_USO_IRRIG_MAX['ANOS_VIGENTES']) &gt; 2020]) # Quantifica incidências após 2020</text:p>
      <text:p text:style-name="P1">em2020 = len(DIREITO_DE_USO_IRRIG_MAX.loc[(DIREITO_DE_USO_IRRIG_MAX['ANOS_VIGENTES']) == 2020])# Quantifica incidências em 2020</text:p>
      <text:p text:style-name="P1">anterior2020 = len (DIREITO_DE_USO_IRRIG_MAX.loc[(DIREITO_DE_USO_IRRIG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IRRIGAÇÃO POR ANO DE VIGÊNCIA/MUNICÍPIO")</text:p>
      <text:p text:style-name="P1">plt.axis('equal')# Define que o gráfico será plotado em círculo</text:p>
      <text:p text:style-name="P1">plt.show()</text:p>
      <text:p text:style-name="P1"/>
      <text:p text:style-name="P1">#OBTENDO O DATAFRAME COM ANO DE VIGÊNCIA '2020' </text:p>
      <text:p text:style-name="P1">DIREITO_DE_USO_IRRIG_2020 = DIREITO_DE_USO_IRRIG.loc[(DIREITO_DE_USO_IRRIG['ANOS_VIGENTES']) == 2020]</text:p>
      <text:p text:style-name="P1"/>
      <text:p text:style-name="P1"># INSERINDO SOMA VOLUMES 2020 NO DF</text:p>
      <text:p text:style-name="P1">lista_som_col_irrig2020 = list(DIREITO_DE_USO_IRRIG_2020['VOLUME_MUN_M3']) # Lista com os elementos que serão inseridos no DF volumes máximos para comparação </text:p>
      <text:p text:style-name="P1">DIREITO_DE_USO_IRRIG_MAX = DIREITO_DE_USO_IRRIG_MAX.assign( VOLUME_MUN_IRRIG2020_M3 = lista_som_col_irrig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IRRIG_MAX['VOLUME_MUN_IRRIG2020_M3'] - DIREITO_DE_USO_IRRIG_MAX['VOLUME_MAX_MUN_M3'] # Calculando a difernça absoluta</text:p>
      <text:p text:style-name="P1">per_lista_dif_vol_max_2020 = serie_dif_vol_max_2020 / DIREITO_DE_USO_IRRIG_MAX['VOLUME_MAX_MUN_M3']</text:p>
      <text:p text:style-name="P1"/>
      <text:p text:style-name="P1"># INSERINDO O PERCENTUAL NO DF</text:p>
      <text:p text:style-name="P1">DIREITO_DE_USO_IRRIG_MAX['DIF_PROP_VOL_MAX_VOL_2020'] = <text:s/>per_lista_dif_vol_max_2020 </text:p>
      <text:p text:style-name="P1">DIREITO_DE_USO_IRRIG_MAX.DIF_PROP_VOL_MAX_VOL_2020.fillna(0, inplace=True)</text:p>
      <text:p text:style-name="P1"/>
      <text:p text:style-name="P1">#INCIDÊNCIA DE MUNICÍPIOS COMPARANDO OS VOLUMES VIGENTES EM 2020 AOS VOLUMES MÁXIMOS</text:p>
      <text:p text:style-name="P1">vol2020_abaixo_vol_max = len(DIREITO_DE_USO_IRRIG_MAX.loc[(DIREITO_DE_USO_IRRIG_MAX['DIF_PROP_VOL_MAX_VOL_2020']) &lt; 0])# Calcula a quantidade</text:p>
      <text:p text:style-name="P1">vol2020_igual_vol_max = len(DIREITO_DE_USO_IRRIG_MAX.loc[(DIREITO_DE_USO_IRRIG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 NA FINALIDADE IRRIGAÇÃO")#Título do gráfico</text:p>
      <text:p text:style-name="P1">plt.axis('equal')# Define que o gráfico será plotado em círculo</text:p>
      <text:p text:style-name="P1"><text:soft-page-break/>plt.show()</text:p>
      <text:p text:style-name="P1"/>
      <text:p text:style-name="P1">#INCIDÊNCIA DE MUNICÍPIOS COM VOLUMES MÁXIMOS IGUAIS A ZERO</text:p>
      <text:p text:style-name="P1">Volumes_maximo_zero = len(DIREITO_DE_USO_IRRIG_MAX.loc[(DIREITO_DE_USO_IRRIG_MAX['VOLUME_MAX_MUN_M3']) == 0])</text:p>
      <text:p text:style-name="P1">Volumes_maximo_dif_zero = len(DIREITO_DE_USO_IRRIG_MAX.loc[(DIREITO_DE_USO_IRRIG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1, 0.1)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ax.legend(labels4,loc=3,bbox_to_anchor=(1,0,0.5,1))# Insere a legenda e a localização da legenda</text:p>
      <text:p text:style-name="P1">ax.set_title("INCIDÊNCIA DE MUNICÍPIOS COM VOLUMES MÁXIMOS 'ZERO'NA FINALIDADE IRRIGAÇÃO")#Título do gráfico</text:p>
      <text:p text:style-name="P1">plt.axis('equal')# Dzzzefine que o gráfico será plotado em círculo</text:p>
      <text:p text:style-name="P1">plt.show()</text:p>
      <text:p text:style-name="P1"/>
      <text:p text:style-name="P1">#DISTRIBUIÇÃO DA INCIDÊNCIA DE MUNICÍPIOS POR FAIXA PROPORCIONAL DA DIFERENÇA ENTRE O VOLUME MÁXIMO E O VOLUME 2020 EM RELAÇÃO AO <text:s/>VOLUME MÁXIMO HISTÓRICO NA FINALIDADE IRRIGAÇÃO</text:p>
      <text:p text:style-name="P1">print('DISTRIBUIÇÃO DA INCIDÊNCIA DE MUNICÍPIOS POR FAIXA PROPORCIONAL DA DIFERENÇA ENTRE O VOLUME MÁXIMO ') </text:p>
      <text:p text:style-name="P1">print('E O VOLUME 2020 EM RELAÇÃO AO <text:s/>VOLUME MÁXIMO HISTÓRICO NA FINALIDADE IRRIGAÇÃO') <text:s text:c="4"/></text:p>
      <text:p text:style-name="P1">plt.hist(DIREITO_DE_USO_IRRIG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IRRIG_MAX.loc[(DIREITO_DE_USO_IRRIG_MAX['DIF_PROP_VOL_MAX_VOL_2020']) &gt;=-0.1]) - Volumes_maximo_zero# Calcula a quantidade na faixa estabelecida</text:p>
      <text:p text:style-name="P1">de_90_100 = len(DIREITO_DE_USO_IRRIG_MAX.loc[(DIREITO_DE_USO_IRRIG_MAX['DIF_PROP_VOL_MAX_VOL_2020']) &lt;=-0.9])# Calcula a quantidade na faixa estabelecida</text:p>
      <text:p text:style-name="P1">entre_10_90 = len(DIREITO_DE_USO_IRRIG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IRRIGAÇÃO")#Título do gráfico</text:p>
      <text:p text:style-name="P1">plt.axis('equal')# Dzzz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IRRIG_MAX.loc[(DIREITO_DE_USO_IRRIG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IRRIGAÇÃO")#Título do gráfico</text:p>
      <text:p text:style-name="P1">plt.axis('equal')# Define que o gráfico será plotado em círculo</text:p>
      <text:p text:style-name="P1">plt.show()#Exibir o gráfico-</text:p>
      <text:p text:style-name="P1"/>
      <text:p text:style-name="P1">#RENOMEAR <text:s/>COLUNAS CONFORME FINALIDADE</text:p>
      <text:p text:style-name="P1">DIREITO_DE_USO_IRRIG_MAX = DIREITO_DE_USO_IRRIG_MAX.rename(columns={'VOLUME_MUN_M3':'VOLUME_MAX_MUN_IRRIG_M3'})</text:p>
      <text:p text:style-name="P1">DIREITO_DE_USO_IRRIG_MAX = DIREITO_DE_USO_IRRIG_MAX.rename(columns={'VOL_SUPERF_M3':'VOL_SUPERF_IRRIG_M3'})</text:p>
      <text:p text:style-name="P1">DIREITO_DE_USO_IRRIG_MAX = DIREITO_DE_USO_IRRIG_MAX.rename(columns={'VOL_SUBTER_M3':'VOL_SUBTER_IRRIG_M3'})</text:p>
      <text:p text:style-name="P1">DIREITO_DE_USO_IRRIG_MAX = DIREITO_DE_USO_IRRIG_MAX.rename(columns={'ANOS_VIGENTES':'ANO_VOL_MAX_VIGENTE_IRRIG'})</text:p>
      <text:p text:style-name="P1">DIREITO_DE_USO_IRRIG_MAX = DIREITO_DE_USO_IRRIG_MAX.rename(columns={'DIF_PROP_VOL_MAX_VOL_2020':'DIF_PROP_VOL_MAX_VOL_2020_IRRIG'})</text:p>
      <text:p text:style-name="P1"/>
      <text:p text:style-name="P1">#ORDENANDO PELOS MUNICÍPIOS</text:p>
      <text:p text:style-name="P1">DIREITO_DE_USO_OUTROS_MAX.sort_values(by=['MUNICIPIO'], ascending=True, inplace=True)</text:p>
      <text:p text:style-name="P1"/>
      <text:p text:style-name="P1">#REMOVER COLUNAS SELECIONADAS</text:p>
      <text:p text:style-name="P1">DIREITO_DE_USO_IRRIG_MAX= DIREITO_DE_USO_IRRIG_MAX.drop(columns='FINALIDADE_DE_USO')# Removendo as colunas </text:p>
      <text:p text:style-name="P1">DIREITO_DE_USO_IRRIG_MAX=DIREITO_DE_USO_IRRIG_MAX.rename(columns={'VOLUME_MAX_MUN_M3':'VOLUME_MAX_IRRIG_MUN_M3'})</text:p>
      <text:p text:style-name="P1"/>
      <text:p text:style-name="P1"><text:soft-page-break/>#ORDENANDO PELOS MUNICÍPIOS</text:p>
      <text:p text:style-name="P1">DIREITO_DE_USO_IRRIG_MAX.sort_values(by=['MUNICIPIO'], ascending=True, inplace=True)</text:p>
      <text:p text:style-name="P1"/>
      <text:p text:style-name="P1">#################################### <text:s text:c="2"/>11</text:p>
      <text:p text:style-name="P1"/>
      <text:p text:style-name="P1"># OBTENDO O VALOR DO VOLUME MÁXIMO (SOMA) DE CADA MUNICÍPIO ENTRE OS SEUS RESPECTIVOS ANOS VIGENTES</text:p>
      <text:p text:style-name="P1">DIREITO_DE_USO_DESS_MAX = DIREITO_DE_USO_DESS.loc[DIREITO_DE_USO_DESS.groupby(["MUNICIPIO"])["VOLUME_MUN_M3"].idxmax()] </text:p>
      <text:p text:style-name="P1"/>
      <text:p text:style-name="P1">#RENOMEAR <text:s/>COLUNAS 'VOLUME_MUN_M3' </text:p>
      <text:p text:style-name="P1">DIREITO_DE_USO_DESS_MAX = DIREITO_DE_USO_DESS_MAX.rename(columns={'VOLUME_MUN_M3':'VOLUME_MAX_MUN_M3'})</text:p>
      <text:p text:style-name="P1"/>
      <text:p text:style-name="P1"># DISTRIBUIÇÃO DE MUNICÍPIOS POR ANO VIGENTE DO VOLUME MÁXIMO NA FINALIDADE DESSEDENTAÇÃO ANIMAL</text:p>
      <text:p text:style-name="P1">DIREITO_DE_USO_DESS_MAX.ANOS_VIGENTES.groupby(DIREITO_DE_USO_DESS_MAX.ANOS_VIGENTES).sum().plot(kind='pie',figsize=(20,15), autopct ='%1.0f%%')</text:p>
      <text:p text:style-name="P1">print("DISTRIBUIÇÃO DE MUNICÍPIOS POR ANO VIGENTE DO VOLUME MÁXIMO NA FINALIDADE DESSEDENTAÇÃO ANIMAL")</text:p>
      <text:p text:style-name="P1">plt.axis('equal')</text:p>
      <text:p text:style-name="P1">plt.show()</text:p>
      <text:p text:style-name="P1"/>
      <text:p text:style-name="P1">#DISTRIBUIÇÃO DAS OCORRÊNCIAS DO VOLUME MÁXIMO NA FINALIDADE DESSEDENTAÇÃO ANIMAL POR ANO DE VIGÊNCIA/MUNICÍPIO - GRÁFICO</text:p>
      <text:p text:style-name="P1">posterior2020 = len(DIREITO_DE_USO_DESS_MAX.loc[(DIREITO_DE_USO_DESS_MAX['ANOS_VIGENTES']) &gt; 2020]) # Quantifica incidências após 2020</text:p>
      <text:p text:style-name="P1">em2020 = len(DIREITO_DE_USO_DESS_MAX.loc[(DIREITO_DE_USO_DESS_MAX['ANOS_VIGENTES']) == 2020])# Quantifica incidências em 2020</text:p>
      <text:p text:style-name="P1">anterior2020 = len (DIREITO_DE_USO_DESS_MAX.loc[(DIREITO_DE_USO_DESS_MAX['ANOS_VIGENTES']) &lt; 2020])# Quantifica incidências anteriores 2020</text:p>
      <text:p text:style-name="P1">ano_volume_maximo = [anterior2020, em2020, posterior2020]</text:p>
      <text:p text:style-name="P1">labels_ano_volume_maximo_2020 = ['VOLUME MÁXIMO ANTERIOR A 2020', 'VOLUME MÁXIMO EM 2020', 'VOLUME MÁXIMO POSTERIOR A 2020',]</text:p>
      <text:p text:style-name="P1">fig1, ax1 = plt.subplots(figsize=(7,7),subplot_kw=dict(aspect="equal")) #Criando área para plotar o gráfico e definindo seu tamando</text:p>
      <text:p text:style-name="P1">explode1 = (0.3, 0.3,0.3) # Define nível de separabilidade entre as partes, ordem do vetor representa as partes</text:p>
      <text:p text:style-name="P1">plt.pie(ano_volume_maximo, <text:s/>autopct='%2.1f%%', shadow=True, explode=explode1) # Define o formato de visualização com saída em 1.1%%, sombras e a separação entre as partes</text:p>
      <text:p text:style-name="P1">ax1.legend(labels_ano_volume_maximo_2020, loc='center left', bbox_to_anchor = (1,0,0.5,1))# Insere a legenda e a localização da legenda</text:p>
      <text:p text:style-name="P1">ax1.set_title("DISTRIBUIÇÃO DAS OCORRÊNCIAS DO VOLUME MÁXIMO NA FINALIDADE DESSEDENTAÇÃO ANIMAL POR ANO DE VIGÊNCIA/MUNICÍPIO")</text:p>
      <text:p text:style-name="P1">plt.axis('equal')# Define que o gráfico será plotado em círculo</text:p>
      <text:p text:style-name="P1">plt.show()</text:p>
      <text:p text:style-name="P1"/>
      <text:p text:style-name="P1"># OBTENDO O DATAFRAME COM ANO DE VIGÊNCIA '2020' </text:p>
      <text:p text:style-name="P1">DIREITO_DE_USO_DESS_2020 = DIREITO_DE_USO_DESS.loc[(DIREITO_DE_USO_DESS['ANOS_VIGENTES']) == 2020]</text:p>
      <text:p text:style-name="P1"/>
      <text:p text:style-name="P1"># INSERINDO SOMA VOLUMES 2020 NO DF</text:p>
      <text:p text:style-name="P1">lista_som_col_dess2020 = list(DIREITO_DE_USO_DESS_2020['VOLUME_MUN_M3']) # Lista com os elementos que serão inseridos no DF volumes máximos para comparação </text:p>
      <text:p text:style-name="P1">DIREITO_DE_USO_DESS_MAX = DIREITO_DE_USO_DESS_MAX.assign( VOLUME_MUN_DESS2020_M3 = lista_som_col_dess2020)</text:p>
      <text:p text:style-name="P1"/>
      <text:p text:style-name="P1"># OBTENDO O PERCENTUAL EQUIVALENTE DA DIFERENÇA ABSOLUTA EM CADA MUNICÍPIO ENTRE VOLUME MÁXIMO E VOLUME VIGENTE EM 2020 EM RELAÇÃO AO VOLUME MÁXIMO RESPECTIVO</text:p>
      <text:p text:style-name="P1">serie_dif_vol_max_2020 = DIREITO_DE_USO_DESS_MAX['VOLUME_MUN_DESS2020_M3'] - DIREITO_DE_USO_DESS_MAX['VOLUME_MAX_MUN_M3'] # Calculando a difernça absoluta</text:p>
      <text:p text:style-name="P1">per_lista_dif_vol_max_2020 = serie_dif_vol_max_2020 / DIREITO_DE_USO_DESS_MAX['VOLUME_MAX_MUN_M3']</text:p>
      <text:p text:style-name="P1"/>
      <text:p text:style-name="P1"># INSERINDO O PERCENTUAL NO DF</text:p>
      <text:p text:style-name="P1">DIREITO_DE_USO_DESS_MAX['DIF_PROP_VOL_MAX_VOL_2020'] = <text:s/>per_lista_dif_vol_max_2020 </text:p>
      <text:p text:style-name="P1">DIREITO_DE_USO_DESS_MAX.DIF_PROP_VOL_MAX_VOL_2020.fillna(0, inplace=True)</text:p>
      <text:p text:style-name="P1"/>
      <text:p text:style-name="P1">#INCIDÊNCIA DE MUNICÍPIOS COMPARANDO OS VOLUMES VIGENTES EM 2020 AOS VOLUMES MÁXIMOS</text:p>
      <text:p text:style-name="P1">vol2020_abaixo_vol_max = len(DIREITO_DE_USO_DESS_MAX.loc[(DIREITO_DE_USO_DESS_MAX['DIF_PROP_VOL_MAX_VOL_2020']) &lt; 0])# Calcula a quantidade</text:p>
      <text:p text:style-name="P1">vol2020_igual_vol_max = len(DIREITO_DE_USO_DESS_MAX.loc[(DIREITO_DE_USO_DESS_MAX['DIF_PROP_VOL_MAX_VOL_2020']) == 0])# Calcula a quantidade</text:p>
      <text:p text:style-name="P1">mun_volume_2020_maximo = [vol2020_abaixo_vol_max, vol2020_igual_vol_max]</text:p>
      <text:p text:style-name="P1">labels0 = ['VOLUME 2020 ABAIXO DO VOLUME MÁXIMO', 'VOLUME 2020 IGUAL AO VOLUME MÁXIMO',]</text:p>
      <text:p text:style-name="P1">fig, ax0 = plt.subplots(figsize=(6,6),subplot_kw=dict(aspect="equal")) #Criando área para plotar o gráfico e definindo seu tamando</text:p>
      <text:p text:style-name="P1">cores0 = ['r','g'] # Definindo as cores </text:p>
      <text:p text:style-name="P1">explode0 = (0.1,0.1) # Define nível de separabilidade entre as partes, ordem do vetor representa as partes</text:p>
      <text:p text:style-name="P1">plt.pie(mun_volume_2020_maximo, <text:s/>autopct='%1.2f%%', shadow=True, explode=explode0, colors = cores0) # Define o formato de visualização com saída em 1.2%%, sombras e a separação entre as partes</text:p>
      <text:p text:style-name="P1">ax0.legend(labels0,loc="center left",bbox_to_anchor=(1,0,0.5,1))# Insere a legenda e a localização da legenda</text:p>
      <text:p text:style-name="P1">ax0.set_title("INCIDÊNCIA DE MUNICÍPIOS - <text:s/>VOLUMES VIGENTES EM 2020 EM RELAÇÃO AOS VOLUMES MÁXIMOS HISTÓRICOS NA FINALIDADE DESSEDENTAÇÃO ANIMAL")#Título do gráfico</text:p>
      <text:p text:style-name="P1">plt.axis('equal')# Define que o gráfico será plotado em círculo</text:p>
      <text:p text:style-name="P1">plt.show()</text:p>
      <text:p text:style-name="P1"/>
      <text:p text:style-name="P1">#INCIDÊNCIA DE MUNICÍPIOS COM VOLUMES MÁXIMOS IGUAIS A ZERO</text:p>
      <text:p text:style-name="P1">Volumes_maximo_zero = len(DIREITO_DE_USO_DESS_MAX.loc[(DIREITO_DE_USO_DESS_MAX['VOLUME_MAX_MUN_M3']) == 0])</text:p>
      <text:p text:style-name="P1"><text:soft-page-break/>Volumes_maximo_dif_zero = len(DIREITO_DE_USO_DESS_MAX.loc[(DIREITO_DE_USO_DESS_MAX['VOLUME_MAX_MUN_M3']) != 0])# Calcula a quantidade</text:p>
      <text:p text:style-name="P1">volume_zero = [Volumes_maximo_zero, Volumes_maximo_dif_zero]</text:p>
      <text:p text:style-name="P1">labels4 = ['VOLUME MÁXIMO IGUAL A ZERO', 'VOLUME MÁXIMO MAIOR QUE ZERO',]</text:p>
      <text:p text:style-name="P1">fig, ax = plt.subplots(figsize=(8,5),subplot_kw=dict(aspect="equal")) #Criando área para plotar o gráfico e definindo seu tamando</text:p>
      <text:p text:style-name="P1">cores4 = ['r','y',] # Definindo as cores </text:p>
      <text:p text:style-name="P1">explode4 = (0.1, 0.1) # Define nível de separabilidade entre as partes, ordem do vetor representa as partes</text:p>
      <text:p text:style-name="P1">plt.pie(volume_zero, <text:s/>autopct='%1.2f%%', shadow=True, explode=explode4, colors = cores4) # Define o formato de visualização com saída em 1.2%%, sombras e a separação entre as partes</text:p>
      <text:p text:style-name="P1">ax.legend(labels4,loc=3,bbox_to_anchor=(1,0,0.5,1))# Insere a legenda e a localização da legenda</text:p>
      <text:p text:style-name="P1">ax.set_title("INCIDÊNCIA DE MUNICÍPIOS COM VOLUMES MÁXIMOS 'ZERO' NA FINALIDADE DESSEDENTAÇÃO ANIMAL")#Título do gráfico</text:p>
      <text:p text:style-name="P1">plt.axis('equal')# Define que o gráfico será plotado em círculo</text:p>
      <text:p text:style-name="P1">plt.show()</text:p>
      <text:p text:style-name="P1"/>
      <text:p text:style-name="P1">#DISTRIBUIÇÃO DA INCIDÊNCIA DE MUNICÍPIOS POR FAIXA PROPORCIONAL DA DIFERENÇA ENTRE O VOLUME MÁXIMO E O VOLUME 2020 EM RELAÇÃO AO <text:s/>VOLUME MÁXIMO HISTÓRICO NA FINALIDADE DESSEDENTAÇÃO ANIMAL</text:p>
      <text:p text:style-name="P1">print('DISTRIBUIÇÃO DA INCIDÊNCIA DE MUNICÍPIOS POR FAIXA PROPORCIONAL DA DIFERENÇA ENTRE O VOLUME MÁXIMO ') </text:p>
      <text:p text:style-name="P1">print('E O VOLUME 2020 EM RELAÇÃO AO <text:s/>VOLUME MÁXIMO HISTÓRICO NA FINALIDADE DESSEDENTAÇÃO ANIMAL') <text:s text:c="4"/></text:p>
      <text:p text:style-name="P1">plt.hist(DIREITO_DE_USO_DESS_MAX['DIF_PROP_VOL_MAX_VOL_2020'], bins=10,color='g')</text:p>
      <text:p text:style-name="P1"/>
      <text:p text:style-name="P1">#INCIDÊNCIA DE MUNICÍPIOS POR FAIXA DE DEFICT EM VOLUMES <text:s/>VIGENTES EM 2020 COMPARADOS AOS VOLUMES MÁXIMOS JÁ VIGENTES CONFORME REVELADO NO GRÁFICO DE BARRAS <text:s/>DISTRIBUIÇÃO DA DIFERENÇA PERCENTUAL</text:p>
      <text:p text:style-name="P1">de_0_10 = len(DIREITO_DE_USO_DESS_MAX.loc[(DIREITO_DE_USO_DESS_MAX['DIF_PROP_VOL_MAX_VOL_2020']) &gt;=-0.1]) - Volumes_maximo_zero# Calcula a quantidade na faixa estabelecida</text:p>
      <text:p text:style-name="P1">de_90_100 = len(DIREITO_DE_USO_DESS_MAX.loc[(DIREITO_DE_USO_DESS_MAX['DIF_PROP_VOL_MAX_VOL_2020']) &lt;=-0.9])# Calcula a quantidade na faixa estabelecida</text:p>
      <text:p text:style-name="P1">entre_10_90 = len(DIREITO_DE_USO_DESS_MAX['DIF_PROP_VOL_MAX_VOL_2020']) - de_0_10 - de_90_100 - Volumes_maximo_zero # Calcula a quantidade na faixa estabelecida</text:p>
      <text:p text:style-name="P1">deficit = [de_0_10, entre_10_90, de_90_100,Volumes_maximo_zero]# Faixas estabelecidas</text:p>
      <text:p text:style-name="P1">labels3 = ['De 0 a 10 %', 'Entre 10 e 90 %', 'De 90 a 100 %','Volume Máximo Zero',] #definindo textos da legentas</text:p>
      <text:p text:style-name="P1">fig, ax = plt.subplots(figsize=(6,6),subplot_kw=dict(aspect="equal")) #Criando área para plotar o gráfico e definindo seu tamando</text:p>
      <text:p text:style-name="P1">cores = ['green','yellow','orange','red'] # Definindo as cores </text:p>
      <text:p text:style-name="P1">explode3 = (0.07,0.07, 0.07,0.07) # Define nível de separabilidade entre as partes, ordem do vetor representa as partes</text:p>
      <text:p text:style-name="P1">plt.pie(deficit, <text:s/>autopct='%1.2f%%', shadow=True, explode=explode3, colors = cores ) # Define o formato de visualização com saída em 1.2%%, sombras e a separação entre as partes</text:p>
      <text:p text:style-name="P1">ax.legend(labels3, title = "DEFICIT",loc="center left",bbox_to_anchor=(1,0,0.5,1))# Insere a legenda e a localização da legenda</text:p>
      <text:p text:style-name="P1">ax.set_title("MUNICÍPIOS POR FAIXA DE DEFICT EM VOLUMES VOLUMES VIGENTE EM 2020 COMPARADOS AOS VOLUMES MÁXIMOS JÁ VIGENTES NA FINALIDADE DESSEDENTAÇÃO ANIMAL")#Título do gráfico</text:p>
      <text:p text:style-name="P1">plt.axis('equal')# Dzzzefine que o gráfico será plotado em círculo</text:p>
      <text:p text:style-name="P1">plt.show()#Exibir o gráfico</text:p>
      <text:p text:style-name="P1"/>
      <text:p text:style-name="P1">#DISTRIBUIÇÃO DOS MUNICÍPIOS DENTRO DA FATIA DE 90 A 100% DE DEFICIT DE VOLUMES VOLUMES VIGENTE EM 2020 COMPARADOS AOS VOLUMES MÁXIMOS HISTÓRICOS</text:p>
      <text:p text:style-name="P1">de_cem = len(DIREITO_DE_USO_DESS_MAX.loc[(DIREITO_DE_USO_DESS_MAX['DIF_PROP_VOL_MAX_VOL_2020']) ==-1.0])</text:p>
      <text:p text:style-name="P1">dif_defict_90_10 = de_90_100 - de_cem</text:p>
      <text:p text:style-name="P1">defict_90_10_valores =[de_cem, dif_defict_90_10]</text:p>
      <text:p text:style-name="P1">defict_90_10 = ['100%', '90 a 99%']</text:p>
      <text:p text:style-name="P1">cores2 = ['brown','red',] # Definindo as cores </text:p>
      <text:p text:style-name="P1">fig2, ax2 = plt.subplots(figsize=(4,4),subplot_kw=dict(aspect="equal")) #Criando área para plotar o gráfico e definindo seu tamando</text:p>
      <text:p text:style-name="P1">plt.pie(defict_90_10_valores, <text:s/>autopct='%1.3f%%', shadow=True, colors =cores2 ) # Define o formato de visualização com saída em 1.3%%, sombras e a separação entre as partes</text:p>
      <text:p text:style-name="P1">ax2.legend(defict_90_10, title = "DEFICIT", loc = "center left", bbox_to_anchor=(1,0,0.5,1))# Insere a legenda e a localização da legenda</text:p>
      <text:p text:style-name="P1">ax2.set_title("DISTRIBUIÇÃO DOS MUNICÍPIOS DENTRO DA FATIA DE 90 A 100% DE DEFICIT DE VOLUMES VOLUMES VIGENTE EM 2020 COMPARADOS AOS VOLUMES MÁXIMOS HISTÓRICOS NA FINALIDADE DESSEDENTAÇÃO ANIMAL")#Título do gráfico</text:p>
      <text:p text:style-name="P1">plt.axis('equal')# Define que o gráfico será plotado em círculo</text:p>
      <text:p text:style-name="P1">plt.show()#Exibir o gráfico-</text:p>
      <text:p text:style-name="P1"/>
      <text:p text:style-name="P1">#RENOMEAR <text:s/>COLUNAS CONFORME FINALIDADE</text:p>
      <text:p text:style-name="P1">DIREITO_DE_USO_DESS_MAX = DIREITO_DE_USO_DESS_MAX.rename(columns={'VOLUME_MUN_M3':'VOLUME_MAX_MUN_DESS_M3'})</text:p>
      <text:p text:style-name="P1">DIREITO_DE_USO_DESS_MAX = DIREITO_DE_USO_DESS_MAX.rename(columns={'VOL_SUPERF_M3':'VOL_SUPERF_DESS_M3'})</text:p>
      <text:p text:style-name="P1">DIREITO_DE_USO_DESS_MAX = DIREITO_DE_USO_DESS_MAX.rename(columns={'VOL_SUBTER_M3':'VOL_SUBTER_DESS_M3'})</text:p>
      <text:p text:style-name="P1">DIREITO_DE_USO_DESS_MAX = DIREITO_DE_USO_DESS_MAX.rename(columns={'ANOS_VIGENTES':'ANO_VOL_MAX_VIGENTE_DESS'})</text:p>
      <text:p text:style-name="P1">DIREITO_DE_USO_DESS_MAX = DIREITO_DE_USO_DESS_MAX.rename(columns={'DIF_PROP_VOL_MAX_VOL_2020':'DIF_PROP_VOL_MAX_VOL_2020_DESS'})</text:p>
      <text:p text:style-name="P1">DIREITO_DE_USO_DESS_MAX=DIREITO_DE_USO_DESS_MAX.rename(columns={'VOLUME_MAX_MUN_M3':'VOLUME_MAX_DESS_MUN_M3'})</text:p>
      <text:p text:style-name="P1"/>
      <text:p text:style-name="P1">#REMOVER COLUNAS SELECIONADAS</text:p>
      <text:p text:style-name="P1">DIREITO_DE_USO_DESS_MAX= DIREITO_DE_USO_DESS_MAX.drop(columns='FINALIDADE_DE_USO')# Removendo as colunas </text:p>
      <text:p text:style-name="P1"/>
      <text:p text:style-name="P1">#ORDENANDO PELOS MUNICÍPIOS</text:p>
      <text:p text:style-name="P1">DIREITO_DE_USO_DESS_MAX.sort_values(by=['MUNICIPIO'], ascending=True, inplace=True)</text:p>
      <text:p text:style-name="P1"/>
      <text:p text:style-name="P1"/>
      <text:p text:style-name="P1">################### <text:s/>12 <text:s/>A</text:p>
      <text:p text:style-name="P1"/>
      <text:p text:style-name="P1"><text:soft-page-break/></text:p>
      <text:p text:style-name="P1">DIREITO_DE_USO_AB_HUM_MAX_colunas = DIREITO_DE_USO_AB_HUM_MAX.copy()</text:p>
      <text:p text:style-name="P1"/>
      <text:p text:style-name="P1">#UNIIFICANDO OS DATAFRAMES GERADOS PARA CADA FINALIDADE DE USO</text:p>
      <text:p text:style-name="P1"/>
      <text:p text:style-name="P1">DIREITO_DE_USO_FINALIDADES_MAX_AQUIC_IRRIG = pd.merge(DIREITO_DE_USO_AQUIC_MAX, DIREITO_DE_USO_IRRIG_MAX,how = 'inner', on = 'MUNICIPIO')</text:p>
      <text:p text:style-name="P1">DIREITO_DE_USO_FINALIDADES_MAX_DESS_AB_HUM = pd.merge(DIREITO_DE_USO_DESS_MAX, DIREITO_DE_USO_AB_HUM_MAX_colunas,how = 'inner', on = 'MUNICIPIO')</text:p>
      <text:p text:style-name="P1">DIREITO_DE_USO_FINALIDADES_MAX_OUTROS_SERV_COM = pd.merge( DIREITO_DE_USO_OUTROS_MAX, DIREITO_DE_USO_SERV_COM_MAX,how = 'inner', on = 'MUNICIPIO')</text:p>
      <text:p text:style-name="P1">DIREITO_DE_USO_FINALIDADES_MAX_IND_OUTROS_SERV_COM = pd.merge(DIREITO_DE_USO_FINALIDADES_MAX_OUTROS_SERV_COM, DIREITO_DE_USO_IND_MAX,how = 'inner', on = 'MUNICIPIO')</text:p>
      <text:p text:style-name="P1">DIREITO_DE_USO_FINALIDADES_MAX_AQUIC_IRRIG_DESS_AB_HUM = pd.merge(DIREITO_DE_USO_FINALIDADES_MAX_AQUIC_IRRIG, DIREITO_DE_USO_FINALIDADES_MAX_DESS_AB_HUM,how = 'inner', on = 'MUNICIPIO')</text:p>
      <text:p text:style-name="P1"/>
      <text:p text:style-name="P1">DIREITO_DE_USO_FINALIDADES_MAX= pd.merge(DIREITO_DE_USO_FINALIDADES_MAX_IND_OUTROS_SERV_COM,DIREITO_DE_USO_FINALIDADES_MAX_AQUIC_IRRIG_DESS_AB_HUM,how = 'inner', on = 'MUNICIPIO')</text:p>
      <text:p text:style-name="P1"/>
      <text:p text:style-name="P1">#################### 12 B</text:p>
      <text:p text:style-name="P1"/>
      <text:p text:style-name="P1">DIREITO_DE_USO_AB_HUM_MAX_colunas = DIREITO_DE_USO_AB_HUM_MAX.copy()</text:p>
      <text:p text:style-name="P1"/>
      <text:p text:style-name="P1">#RENOMEAR <text:s/>COLUNAS CONFORME FINALIDADE</text:p>
      <text:p text:style-name="P1">DIREITO_DE_USO_AB_HUM_MAX_colunas = DIREITO_DE_USO_AB_HUM_MAX_colunas.rename(columns={'VOLUME_MUN_M3':'VOLUME_MAX_MUN_AB_HUM_M3'})</text:p>
      <text:p text:style-name="P1">DIREITO_DE_USO_AB_HUM_MAX_colunas = DIREITO_DE_USO_AB_HUM_MAX_colunas.rename(columns={'VOL_SUPERF_M3':'VOL_SUPERF_AB_HUM_M3'})</text:p>
      <text:p text:style-name="P1">DIREITO_DE_USO_AB_HUM_MAX_colunas = DIREITO_DE_USO_AB_HUM_MAX_colunas.rename(columns={'VOL_SUBTER_M3':'VOL_SUBTER_AB_HUM_M3'})</text:p>
      <text:p text:style-name="P1">DIREITO_DE_USO_AB_HUM_MAX_colunas = DIREITO_DE_USO_AB_HUM_MAX_colunas.rename(columns={'ANOS_VIGENTES':'ANO_VOL_MAX_VIGENTE_AB_HUM'})</text:p>
      <text:p text:style-name="P1">DIREITO_DE_USO_AB_HUM_MAX_colunas = DIREITO_DE_USO_AB_HUM_MAX_colunas.rename(columns={'DIF_PROP_VOL_MAX_VOL_2020':'DIF_PROP_VOL_MAX_VOL_2020_AB_HUM'})</text:p>
      <text:p text:style-name="P1">DIREITO_DE_USO_AB_HUM_MAX_colunas.rename(columns={'VOLUME_MAX_MUN_M3':'VOLUME_MAX_AB_HUM_MUN_M3'})</text:p>
      <text:p text:style-name="P1"/>
      <text:p text:style-name="P1">#REMOVER COLUNAS SELECIONADAS</text:p>
      <text:p text:style-name="P1">DIREITO_DE_USO_AB_HUM_MAX_colunas = DIREITO_DE_USO_AB_HUM_MAX_colunas.drop(columns='FINALIDADE_DE_USO')# Removendo as colunas </text:p>
      <text:p text:style-name="P1"/>
      <text:p text:style-name="P1">################### 12 </text:p>
      <text:p text:style-name="P1"/>
      <text:p text:style-name="P1">#REDUZINDO OS NÍVEIS DE REGULARUZAÇÃO DA FINALIDADE ABASTECIMENTO HUMANO A 03 FAIXAS</text:p>
      <text:p text:style-name="P1">lista_faixa_reg_ab_hum = []</text:p>
      <text:p text:style-name="P1">faixa_ab_hum = DIREITO_DE_USO_FINALIDADES_MAX['REG_AB_HUM']</text:p>
      <text:p text:style-name="P1">for abhum in faixa_ab_hum:</text:p>
      <text:p text:style-name="P1"><text:s text:c="4"/>if abhum &lt;= 4:</text:p>
      <text:p text:style-name="P1"><text:s text:c="8"/>regabhum = 'De_0_a_3'</text:p>
      <text:p text:style-name="P1"><text:s text:c="8"/>lista_faixa_reg_ab_hum.append(regabhum)</text:p>
      <text:p text:style-name="P1"><text:s text:c="4"/>if abhum &gt;= 6:</text:p>
      <text:p text:style-name="P1"><text:s text:c="8"/>regabhum = 'De_7_a_9'</text:p>
      <text:p text:style-name="P1"><text:s text:c="8"/>lista_faixa_reg_ab_hum.append(regabhum)</text:p>
      <text:p text:style-name="P1"><text:s text:c="4"/>if abhum &gt; 4 and abhum &lt; 6 <text:s/>:</text:p>
      <text:p text:style-name="P1"><text:s text:c="8"/>regabhum = 'De_4_a_6'</text:p>
      <text:p text:style-name="P1"><text:s text:c="8"/>lista_faixa_reg_ab_hum.append(regabhum)</text:p>
      <text:p text:style-name="P1">DIREITO_DE_USO_FINALIDADES_MAX['FAIXA_REG_AB_HUM'] = lista_faixa_reg_ab_hum</text:p>
      <text:p text:style-name="P1"/>
      <text:p text:style-name="P1">################### 13</text:p>
      <text:p text:style-name="P1"/>
      <text:p text:style-name="P1">#CRIANDO O DATAFRAME PARA A CLASSIFICAÇÃO </text:p>
      <text:p text:style-name="P1">DIREITO_DE_USO_DIFERENCAS = DIREITO_DE_USO_FINALIDADES_MAX</text:p>
      <text:p text:style-name="P1"/>
      <text:p text:style-name="P1">#REMOVENDO COLUNAS QUE NÃO HÁ INTERESSE</text:p>
      <text:p text:style-name="P1">conj_colunas_DIREITO_DE_USO_DIFERENCAS=set(DIREITO_DE_USO_DIFERENCAS.columns.values.tolist())#Criando uma lista com os nomes das colunas</text:p>
      <text:p text:style-name="P1">conj_colunas_DIREITO_DE_USO_DIFERENCAS_mantidas = {'DIF_PROP_VOL_MAX_VOL_2020_DESS', 'DIF_PROP_VOL_MAX_VOL_2020_IRRIG', 'DIF_PROP_VOL_MAX_VOL_2020_AQUIC', 'DIF_PROP_VOL_MAX_VOL_2020_IND', 'DIF_PROP_VOL_MAX_VOL_2020_SERV_COM', 'DIF_PROP_VOL_MAX_OUTROS_VOL_2020', 'FAIXA_REG_AB_HUM'}# Conjunto de colunas que permanecerão</text:p>
      <text:p text:style-name="P1">conj_colunas_remover = conj_colunas_DIREITO_DE_USO_DIFERENCAS - conj_colunas_DIREITO_DE_USO_DIFERENCAS_mantidas#Colunas a remover</text:p>
      <text:p text:style-name="P1"/>
      <text:p text:style-name="P1">#REMOVER COLUNAS SELECIONADAS</text:p>
      <text:p text:style-name="P1">DIREITO_DE_USO_DIFERENCAS = DIREITO_DE_USO_DIFERENCAS.drop(columns=conj_colunas_remover)# Removendo as colunas <text:s/></text:p>
      <text:p text:style-name="P1"/>
      <text:p text:style-name="P1"><text:soft-page-break/>####################### <text:s/>14</text:p>
      <text:p text:style-name="P1"/>
      <text:p text:style-name="P1">#INSERINDO A ÁREA DOS IMÓVEIS</text:p>
      <text:p text:style-name="P1">lista_AREA_HA_IMOVEIS_2005 = list(IBGE_IPECE['AREA_HA_IMOVEIS_2005'])#Gerando uma lista a aprtir de uma coluna do df 'IBGE_IPECE'</text:p>
      <text:p text:style-name="P1">DIREITO_DE_USO_IRRIG_MAX.insert(7,'AREA_HA_IMOVEIS_2005',lista_AREA_HA_IMOVEIS_2005,True)#Inserindo uma lista no df 'DIREITO_DE_USO_IRRIG_MAX'</text:p>
      <text:p text:style-name="P1"/>
      <text:p text:style-name="P1">#INSERINDO A ÁREA DOS MUNICÍPIOS</text:p>
      <text:p text:style-name="P1">lista_AREA_KM2_2020 = list(IBGE_IPECE['AREA_KM2_2020'])#Gerando uma lista a aprtir de uma coluna do df 'IBGE_IPECE'</text:p>
      <text:p text:style-name="P1">DIREITO_DE_USO_IRRIG_MAX.insert(7,'AREA_KM2_2020',lista_AREA_KM2_2020,True)#Inserindo uma lista no df 'DIREITO_DE_USO_IRRIG_MAX'</text:p>
      <text:p text:style-name="P1"/>
      <text:p text:style-name="P1">#OBSERVANDO OS VOLUMES MÁXIMO E 2020 EM RELAÇÃO `AS ÁREAS TERRITORIAIS E DOS IMÓVEIS RURAIS </text:p>
      <text:p text:style-name="P1">for iir in DIREITO_DE_USO_IRRIG_MAX.index:</text:p>
      <text:p text:style-name="P1"><text:s text:c="4"/>vol_irrig2020_area_terr = DIREITO_DE_USO_IRRIG_MAX['VOLUME_MUN_IRRIG2020_M3']*DIREITO_DE_USO_IRRIG_MAX['AREA_KM2_2020'] #Vol2020 pela area terr(m³/km²)</text:p>
      <text:p text:style-name="P1"><text:s text:c="4"/>vol_irrigmax_area_terr = DIREITO_DE_USO_IRRIG_MAX['VOLUME_MAX_IRRIG_MUN_M3']*DIREITO_DE_USO_IRRIG_MAX['AREA_KM2_2020'] #Volmax pela area terr(m³/km²)</text:p>
      <text:p text:style-name="P1"><text:s text:c="4"/>vol_irrig2020_area_imov_rur = DIREITO_DE_USO_IRRIG_MAX['VOLUME_MUN_IRRIG2020_M3']*DIREITO_DE_USO_IRRIG_MAX['AREA_HA_IMOVEIS_2005'] #Vol2020 pela area imóveis ruais(m³/ha)</text:p>
      <text:p text:style-name="P1"><text:s text:c="4"/>vol_irrigmax_area_imov_rur = DIREITO_DE_USO_IRRIG_MAX['VOLUME_MAX_IRRIG_MUN_M3']*DIREITO_DE_USO_IRRIG_MAX['AREA_HA_IMOVEIS_2005'] #Volmax pela area imóveis ruais(m³/Ha)</text:p>
      <text:p text:style-name="P1">DIREITO_DE_USO_IRRIG_MAX['DENS_VOL2020_TERR'] = vol_irrig2020_area_terr #Inserindo a coluna no df</text:p>
      <text:p text:style-name="P1">DIREITO_DE_USO_IRRIG_MAX['DENS_VOLMAX_TERR'] = vol_irrigmax_area_terr #Inserindo a coluna no df</text:p>
      <text:p text:style-name="P1">DIREITO_DE_USO_IRRIG_MAX['DENS_VOL2020_IMOVRUR'] = vol_irrig2020_area_imov_rur #Inserindo a coluna no df</text:p>
      <text:p text:style-name="P1">DIREITO_DE_USO_IRRIG_MAX['DENS_VOLMAX_IMOVRUR'] = vol_irrigmax_area_imov_rur #Inserindo a coluna no df</text:p>
      <text:p text:style-name="P1"/>
      <text:p text:style-name="P1">print('DISTRIBUIÇÃO DA INCIDÊNCIA DE MUNICÍPIOS POR DENSIDADE DE VOLUME EM RELAÇÃO A ÁREA DE IMÓVEIS RURAIS') </text:p>
      <text:p text:style-name="P1">plt.hist(DIREITO_DE_USO_IRRIG_MAX['DENS_VOL2020_IMOVRUR'], bins=3,color='y')</text:p>
      <text:p text:style-name="P1"/>
      <text:p text:style-name="P1">print('DISTRIBUIÇÃO DA INCIDÊNCIA DE MUNICÍPIOS POR DENSIDADE DE VOLUME MÁXIMO EM RELAÇÃO A ÁREA DE IMÓVEIS RURAIS') </text:p>
      <text:p text:style-name="P1">plt.hist(DIREITO_DE_USO_IRRIG_MAX['DENS_VOLMAX_IMOVRUR'], bins=3,color='b')</text:p>
      <text:p text:style-name="P1"/>
      <text:p text:style-name="P1">print('DISTRIBUIÇÃO DA INCIDÊNCIA DE MUNICÍPIOS POR <text:s/>ÁREA DE IMÓVEIS RURAIS') </text:p>
      <text:p text:style-name="P1">plt.hist(DIREITO_DE_USO_IRRIG_MAX['AREA_HA_IMOVEIS_2005'], bins=10,color='r')</text:p>
      <text:p text:style-name="P1"/>
      <text:p text:style-name="P1"/>
      <text:p text:style-name="P1">###################### 15</text:p>
      <text:p text:style-name="P1"/>
      <text:p text:style-name="P1">#INSERINDO A ÁREA DOS IMÓVEIS RURAIS (2005) DOS MUNICÍPIOS NA AQUICULTURA</text:p>
      <text:p text:style-name="P1">lista_AREA_HA_IMOVEIS_2005 = list(IBGE_IPECE['AREA_HA_IMOVEIS_2005'])#Gerando uma lista a aprtir de uma coluna do df 'IBGE_IPECE'</text:p>
      <text:p text:style-name="P1">DIREITO_DE_USO_AQUIC_MAX.insert(7,'AREA_HA_IMOVEIS_2005',lista_AREA_HA_IMOVEIS_2005,True)#Inserindo uma lista no df 'DIREITO_DE_USO_AQUIC_MAX'</text:p>
      <text:p text:style-name="P1"/>
      <text:p text:style-name="P1">#INSERINDO A ÁREA DOS MUNICÍPIOS NA AQUICULTURA</text:p>
      <text:p text:style-name="P1">lista_AREA_KM2_2020 = list(IBGE_IPECE['AREA_KM2_2020'])#Gerando uma lista a aprtir de uma coluna do df 'IBGE_IPECE'</text:p>
      <text:p text:style-name="P1">DIREITO_DE_USO_AQUIC_MAX.insert(7,'AREA_KM2_2020',lista_AREA_KM2_2020,True)#Inserindo uma lista no df 'DIREITO_DE_USO_AQUIC_MAX'</text:p>
      <text:p text:style-name="P1"/>
      <text:p text:style-name="P1">#OBSERVANDO OS VOLUMES MÁXIMO E 2020 EM REALÇÃO `AS ÁREAS TERRITORIAIS E DOS IMÓVEIS RURAIS NA AQUICULTURA</text:p>
      <text:p text:style-name="P1">for iaq in DIREITO_DE_USO_AQUIC_MAX.index:</text:p>
      <text:p text:style-name="P1"><text:s text:c="4"/>vol_aquic2020_area_terr = DIREITO_DE_USO_AQUIC_MAX['VOLUME_MUN_AQUIC2020_M3']*DIREITO_DE_USO_AQUIC_MAX['AREA_KM2_2020'] #Vol2020 pela area terr(m³/km²)</text:p>
      <text:p text:style-name="P1"><text:s text:c="4"/>vol_aquicmax_area_terr = DIREITO_DE_USO_AQUIC_MAX['VOLUME_MAX_AQUIC_MUN_M3']*DIREITO_DE_USO_AQUIC_MAX['AREA_KM2_2020'] #Volmax pela area terr(m³/km²)</text:p>
      <text:p text:style-name="P1"><text:s text:c="4"/>vol_aquic2020_area_imov_rur = DIREITO_DE_USO_AQUIC_MAX['VOLUME_MUN_AQUIC2020_M3']*DIREITO_DE_USO_AQUIC_MAX['AREA_HA_IMOVEIS_2005'] #Vol2020 pela area imóveis ruais(m³/ha)</text:p>
      <text:p text:style-name="P1"><text:s text:c="4"/>vol_aquicmax_area_imov_rur = DIREITO_DE_USO_AQUIC_MAX['VOLUME_MAX_AQUIC_MUN_M3']*DIREITO_DE_USO_AQUIC_MAX['AREA_HA_IMOVEIS_2005'] #Volmax pela area imóveis ruais(m³/Ha)</text:p>
      <text:p text:style-name="P1">DIREITO_DE_USO_AQUIC_MAX['DENS_VOL2020_TERR'] = vol_aquic2020_area_terr #Inserindo a coluna no df</text:p>
      <text:p text:style-name="P1">DIREITO_DE_USO_AQUIC_MAX['DENS_VOLMAX_TERR'] = vol_aquicmax_area_terr #Inserindo a coluna no df</text:p>
      <text:p text:style-name="P1">DIREITO_DE_USO_AQUIC_MAX['DENS_VOL2020_IMOVRUR'] = vol_aquic2020_area_imov_rur #Inserindo a coluna no df</text:p>
      <text:p text:style-name="P1">DIREITO_DE_USO_AQUIC_MAX['DENS_VOLMAX_IMOVRUR'] = vol_aquicmax_area_imov_rur #Inserindo a coluna no df</text:p>
      <text:p text:style-name="P1"/>
      <text:p text:style-name="P1">print('DISTRIBUIÇÃO DA INCIDÊNCIA DE MUNICÍPIOS POR DENSIDADE DE VOLUME 2020 EM RELAÇÃO A ÁREA DE IMÓVEIS RURAIS NA AQUICULTURA') </text:p>
      <text:p text:style-name="P1">plt.hist(DIREITO_DE_USO_AQUIC_MAX['DENS_VOL2020_IMOVRUR'], bins=3,color='g')</text:p>
      <text:p text:style-name="P1"><text:soft-page-break/></text:p>
      <text:p text:style-name="P1">print('DISTRIBUIÇÃO DA INCIDÊNCIA DE MUNICÍPIOS POR DENSIDADE DE VOLUME MÁXIMO EM RELAÇÃO A ÁREA DE IMÓVEIS RURAIS NA AQUICULTURA') </text:p>
      <text:p text:style-name="P1">plt.hist(DIREITO_DE_USO_AQUIC_MAX['DENS_VOLMAX_IMOVRUR'], bins=3,color='y')</text:p>
      <text:p text:style-name="P1"/>
      <text:p text:style-name="P1">print('DISTRIBUIÇÃO DA INCIDÊNCIA DE MUNICÍPIOS POR <text:s/>ÁREA DE IMÓVEIS RURAIS NA AQUICULTURA') </text:p>
      <text:p text:style-name="P1">plt.hist(DIREITO_DE_USO_IRRIG_MAX['AREA_HA_IMOVEIS_2005'], bins=10,color='b')</text:p>
      <text:p text:style-name="P1"/>
      <text:p text:style-name="P1">########################### <text:s text:c="2"/>16</text:p>
      <text:p text:style-name="P1"/>
      <text:p text:style-name="P1">#OBSERVANDO A EVOLUÇÃO DO USO DA ÁGUA NA FINALIDADE IRRIGAÇÃO AO LONGO DO TEMPO</text:p>
      <text:p text:style-name="P1"/>
      <text:p text:style-name="P1"># ORDENANDO DF POR ANOS VIGENTES <text:s/>NA IRRIGAÇÃO</text:p>
      <text:p text:style-name="P2"><text:span text:style-name="T1">DIREITO_DE_USO_IRRIG_ord = DIREITO_DE_USO_IRRIG.c</text:span><text:span text:style-name="T2">opy</text:span><text:span text:style-name="T1">()</text:span></text:p>
      <text:p text:style-name="P1">DIREITO_DE_USO_IRRIG_ord = DIREITO_DE_USO_IRRIG_ord.sort_values(by=['ANOS_VIGENTES','MUNICIPIO'])</text:p>
      <text:p text:style-name="P1"/>
      <text:p text:style-name="P1">#GERANDO UMA LISTA COM TODOS OS VALORES DOS VOLUMES ANUAIS DE CADA MUNICÍPIO - IRRIGAÇÃO</text:p>
      <text:p text:style-name="P1">volumes_irrig = DIREITO_DE_USO_IRRIG_ord['VOLUME_MUN_M3']</text:p>
      <text:p text:style-name="P1">vol_irrig = list(volumes_irrig) #Convertento em lista</text:p>
      <text:p text:style-name="P1"/>
      <text:p text:style-name="P1">#GERANDO UM DATAFRAME DE UMA COLUNA COM OS VALORES DO VOLUMES ANUAIS</text:p>
      <text:p text:style-name="P1">dados_irrig= pd.DataFrame(vol_irrig) # Novo dataframe </text:p>
      <text:p text:style-name="P1">nlinhas_irrig,ncols_irrig=dados_irrig.shape# Dimensões do dataframe</text:p>
      <text:p text:style-name="P1"/>
      <text:p text:style-name="P1">#O NÚMERO DE COLUNAS É DEFINIDO PELO <text:s/>NÚMERO DE MUNICÍPIOS</text:p>
      <text:p text:style-name="P1">conj_munic_irrig = set(DIREITO_DE_USO_IRRIG_ord['MUNICIPIO'])# Agrupando por <text:s/>municípios</text:p>
      <text:p text:style-name="P1">ncolunas_irrig = len(conj_munic_irrig)#Obtendo o número de municípios sem repetições</text:p>
      <text:p text:style-name="P1">ncolunas_irrig = int(ncolunas_irrig)#Convertendo para número inteiro</text:p>
      <text:p text:style-name="P1"/>
      <text:p text:style-name="P1">#CRIANDO UMA LISTA DE ÍNDICES INICIAIS PARA O NOVO DATAFRAME</text:p>
      <text:p text:style-name="P1">lista_irrig = list(range(0, nlinhas_irrig,ncolunas_irrig))</text:p>
      <text:p text:style-name="P1"/>
      <text:p text:style-name="P1">#CRIANDO UM DATAFAME PARA RECEBER OS DADOS DOS VOLUMES LINHA A LINHA</text:p>
      <text:p text:style-name="P1">colnomes_irrig=["C"+str(i) for i in range(0, ncolunas_irrig)] #Gerando os nomes das colunas para que os dados encaixem corretamente durante o uso do append</text:p>
      <text:p text:style-name="P1">dados_transpostos_irrig = pd.DataFrame(columns=colnomes_irrig)#Greando um Dataframe vazio para receber os dados dos volumes coms as colunas nomeadas conforme a lista</text:p>
      <text:p text:style-name="P1"/>
      <text:p text:style-name="P1">#ITERANDO NA LISTA DE ÍNDICES GERADA <text:s/>E ACOPLANDO OS NOVOS DATAFRANES </text:p>
      <text:p text:style-name="P1">for i in lista_irrig:#Cada iteração percorre a faixa de 26 linhas que são os anos distintos.</text:p>
      <text:p text:style-name="P1"><text:s text:c="4"/>df=dados_irrig[i:i+ncolunas_irrig].transpose()#Transpondo</text:p>
      <text:p text:style-name="P1"><text:s text:c="4"/>if df.shape[1] != len(colnomes_irrig):</text:p>
      <text:p text:style-name="P1"><text:s text:c="8"/>addcol = len(colnomes_irrig)-df.shape[1] #Adiciona colunas se já não tiver a quantidade </text:p>
      <text:p text:style-name="P1"><text:s text:c="8"/>df = pd.concat([df, pd.DataFrame(columns=['B'+str(i) for i in range(0, addcol)])])</text:p>
      <text:p text:style-name="P1"><text:s text:c="4"/>df.columns = dados_transpostos_irrig.columns.values#</text:p>
      <text:p text:style-name="P1"><text:s text:c="4"/>dados_transpostos_irrig= dados_transpostos_irrig.append(df, ignore_index = True) #Dataframe transposto</text:p>
      <text:p text:style-name="P1"/>
      <text:p text:style-name="P1">#SUBSTITUINDO OS NOMES DAS COLUNAS PELO NOMES DOS MUNICÍPIOS</text:p>
      <text:p text:style-name="P1">old_names_irrig = dados_transpostos_irrig.columns.tolist()#Obtendo a lista dos nomes a serem substituídos</text:p>
      <text:p text:style-name="P1">new_names_irrig = list(conj_munic_irrig)#Obtendo a lista dos nomes dos municípios</text:p>
      <text:p text:style-name="P1">new_names_irrig.sort()#Colocando em ordem alfabética</text:p>
      <text:p text:style-name="P1">dados_transpostos_irrig.rename(columns=dict(zip(old_names_irrig, new_names_irrig)), inplace=True)#renomeando as colunas</text:p>
      <text:p text:style-name="P1">conj_anos_irrig = set(DIREITO_DE_USO_IRRIG_ord['ANOS_VIGENTES'])</text:p>
      <text:p text:style-name="P1">anos_irrig = list(conj_anos_irrig)</text:p>
      <text:p text:style-name="P1">anos_irrig.sort()</text:p>
      <text:p text:style-name="P1">DIREITO_DE_USO_IRRIG_ord_ANOS_MUN = dados_transpostos_irrig #Redefinindo o df</text:p>
      <text:p text:style-name="P1">conj_anos_irrig = set(DIREITO_DE_USO_IRRIG_ord['ANOS_VIGENTES'])#Obtendo os anos vigentes</text:p>
      <text:p text:style-name="P1">anos_irrig = list(conj_anos_irrig)# Listando os anos vigentes sem repetições</text:p>
      <text:p text:style-name="P1">DIREITO_DE_USO_IRRIG_ord_ANOS_MUN.insert(0,'ANOS_VIGENTES',anos_irrig,True) #Reinserindo os anos vigentes</text:p>
      <text:p text:style-name="P1"/>
      <text:p text:style-name="P1">################ <text:s/>17</text:p>
      <text:p text:style-name="P1"/>
      <text:p text:style-name="P1"># ORDENANDO DF POR ANOS VIGENTES <text:s/>NA AQUICULTURA</text:p>
      <text:p text:style-name="P1">DIREITO_DE_USO_AQUIC_ord = DIREITO_DE_USO_AQUIC.copy()</text:p>
      <text:p text:style-name="P1">DIREITO_DE_USO_AQUIC_ord = DIREITO_DE_USO_AQUIC_ord.sort_values(by=['ANOS_VIGENTES','MUNICIPIO'])</text:p>
      <text:p text:style-name="P1"/>
      <text:p text:style-name="P1">#GERANDO UMA LISTA COM TODOS OS VALORES DOS VOLUMES ANUAIS DE CADA MUNICÍPIO - AQUICULTURA</text:p>
      <text:p text:style-name="P1">volumes_aquic = DIREITO_DE_USO_AQUIC_ord['VOLUME_MUN_M3']</text:p>
      <text:p text:style-name="P1">vol_aquic = list(volumes_aquic) #Convertento em lista</text:p>
      <text:p text:style-name="P1"/>
      <text:p text:style-name="P1">#GERANDO UM DATAFRAME DE UMA COLUNA COM OS VALORES DO VOLUMES ANUAIS</text:p>
      <text:p text:style-name="P1">dados_aquic= pd.DataFrame(vol_aquic) # Novo dataframe </text:p>
      <text:p text:style-name="P1">nlinhas_aquic,ncols_aquic=dados_aquic.shape# Dimensões do dataframe</text:p>
      <text:p text:style-name="P1"/>
      <text:p text:style-name="P1">#O NÚMERO DE COLUNAS É DEFINIDO PELO <text:s/>NÚMERO DE MUNICÍPIOS</text:p>
      <text:p text:style-name="P1">conj_munic_aquic = set(DIREITO_DE_USO_AQUIC_ord['MUNICIPIO'])# Agrupando por <text:s/>municípios</text:p>
      <text:p text:style-name="P1">ncolunas_aquic = len(conj_munic_aquic)#Obtendo o número de municípios sem repetições</text:p>
      <text:p text:style-name="P1">ncolunas_aquic = int(ncolunas_aquic)#Convertendo para número inteiro</text:p>
      <text:p text:style-name="P1"/>
      <text:p text:style-name="P1"><text:soft-page-break/>#CRIANDO UMA LISTA DE ÍNDICES INICIAIS PARA O NOVO DATAFRAME</text:p>
      <text:p text:style-name="P1">lista_aquic = list(range(0, nlinhas_aquic,ncolunas_aquic))</text:p>
      <text:p text:style-name="P1"/>
      <text:p text:style-name="P1">#CRIANDO UM DATAFAME PARA RECEBER OS DADOS DOS VOLUMES LINHA A LINHA</text:p>
      <text:p text:style-name="P1">colnomes_aquic=["C"+str(i) for i in range(0, ncolunas_aquic)] #Gerando os nomes das colunas para que os dados encaixem corretamente durante o uso do append</text:p>
      <text:p text:style-name="P1">dados_transpostos_aquic = pd.DataFrame(columns=colnomes_aquic)#Greando um Dataframe vazio para receber os dados dos volumes coms as colunas nomeadas conforme a lista</text:p>
      <text:p text:style-name="P1"/>
      <text:p text:style-name="P1">#ITERANDO NA LISTA DE ÍNDICES GERADA <text:s/>E ACOPLANDO OS NOVOS DATAFRANES </text:p>
      <text:p text:style-name="P1">for i in lista_aquic:#Cada iteração percorre a faixa de 26 linhas que são os anos distintos.</text:p>
      <text:p text:style-name="P1"><text:s text:c="4"/>df=dados_aquic[i:i+ncolunas_aquic].transpose()#Transpondo</text:p>
      <text:p text:style-name="P1"><text:s text:c="4"/>if df.shape[1] != len(colnomes_aquic):</text:p>
      <text:p text:style-name="P1"><text:s text:c="8"/>addcol = len(colnomes_aquic)-df.shape[1] #Adiciona colunas se já não tiver a quantidade </text:p>
      <text:p text:style-name="P1"><text:s text:c="8"/>df = pd.concat([df, pd.DataFrame(columns=['B'+str(i) for i in range(0, addcol)])])</text:p>
      <text:p text:style-name="P1"><text:s text:c="4"/>df.columns = dados_transpostos_aquic.columns.values#</text:p>
      <text:p text:style-name="P1"><text:s text:c="4"/>dados_transpostos_aquic= dados_transpostos_aquic.append(df, ignore_index = True) #Dataframe transposto</text:p>
      <text:p text:style-name="P1"/>
      <text:p text:style-name="P1">#SUBSTITUINDO OS NOMES DAS COLUNAS PELO NOMES DOS MUNICÍPIOS</text:p>
      <text:p text:style-name="P1">old_names_aquic = dados_transpostos_aquic.columns.tolist()#Obtendo a lista dos nomes a serem substituídos</text:p>
      <text:p text:style-name="P1">new_names_aquic = list(conj_munic_aquic)#Obtendo a lista dos nomes dos municípios</text:p>
      <text:p text:style-name="P1">new_names_aquic.sort()#Colocando em ordem alfabética</text:p>
      <text:p text:style-name="P1">dados_transpostos_aquic.rename(columns=dict(zip(old_names_aquic, new_names_aquic)), inplace=True)#renomeando as colunas</text:p>
      <text:p text:style-name="P1">conj_anos_aquic = set(DIREITO_DE_USO_AQUIC_ord['ANOS_VIGENTES'])</text:p>
      <text:p text:style-name="P1">anos_aquic = list(conj_anos_aquic)</text:p>
      <text:p text:style-name="P1">anos_aquic.sort()</text:p>
      <text:p text:style-name="P1">DIREITO_DE_USO_AQUIC_ord_ANOS_MUN = dados_transpostos_aquic #Redefinindo o df</text:p>
      <text:p text:style-name="P1">conj_anos_aquic = set(DIREITO_DE_USO_AQUIC_ord['ANOS_VIGENTES'])#Obtendo os anos vigentes</text:p>
      <text:p text:style-name="P1">anos_aquic = list(conj_anos_aquic)# Listando os anos vigentes sem repetições</text:p>
      <text:p text:style-name="P1">DIREITO_DE_USO_AQUIC_ord_ANOS_MUN.insert(0,'ANOS_VIGENTES',anos_aquic,True) #Reinserindo os anos vigentes</text:p>
      <text:p text:style-name="P1"/>
      <text:p text:style-name="P1">################################ 18</text:p>
      <text:p text:style-name="P1"/>
      <text:p text:style-name="P1">#ORDENANDO DF POR ANOS VIGENTES <text:s/>NA ABASTECIMENTO HUMANO</text:p>
      <text:p text:style-name="P1">DIREITO_DE_USO_AB_HUM_ord = DIREITO_DE_USO_AB_HUM.copy()</text:p>
      <text:p text:style-name="P1">DIREITO_DE_USO_AB_HUM_ord = DIREITO_DE_USO_AB_HUM_ord.sort_values(by=['ANOS_VIGENTES','MUNICIPIO'])</text:p>
      <text:p text:style-name="P1"/>
      <text:p text:style-name="P1">#GERANDO UMA LISTA COM TODOS OS VALORES DOS VOLUMES ANUAIS DE CADA MUNICÍPIO - ABASTECIMENTO HUMANO</text:p>
      <text:p text:style-name="P1">volumes_ab_hum = DIREITO_DE_USO_AB_HUM_ord['VOLUME_MUN_M3']</text:p>
      <text:p text:style-name="P1">vol_ab_hum = list(volumes_ab_hum) #Convertento em lista</text:p>
      <text:p text:style-name="P1"/>
      <text:p text:style-name="P1">#GERANDO UM DATAFRAME DE UMA COLUNA COM OS VALORES DO VOLUMES ANUAIS</text:p>
      <text:p text:style-name="P1">dados_ab_hum= pd.DataFrame(vol_ab_hum) # Novo dataframe </text:p>
      <text:p text:style-name="P1">nlinhas_ab_hum,ncols_ab_hum=dados_ab_hum.shape# Dimensões do dataframe</text:p>
      <text:p text:style-name="P1"/>
      <text:p text:style-name="P1">#O NÚMERO DE COLUNAS É DEFINIDO PELO <text:s/>NÚMERO DE MUNICÍPIOS</text:p>
      <text:p text:style-name="P1">conj_munic_ab_hum = set(DIREITO_DE_USO_AB_HUM_ord['MUNICIPIO'])# Agrupando por <text:s/>municípios</text:p>
      <text:p text:style-name="P1">ncolunas_ab_hum = len(conj_munic_ab_hum)#Obtendo o número de municípios sem repetições</text:p>
      <text:p text:style-name="P1">ncolunas_ab_hum = int(ncolunas_ab_hum)#Convertendo para número inteiro</text:p>
      <text:p text:style-name="P1"/>
      <text:p text:style-name="P1">#CRIANDO UMA LISTA DE ÍNDICES INICIAIS PARA O NOVO DATAFRAME</text:p>
      <text:p text:style-name="P1">lista_ab_hum = list(range(0, nlinhas_ab_hum,ncolunas_ab_hum))</text:p>
      <text:p text:style-name="P1"/>
      <text:p text:style-name="P1">#CRIANDO UM DATAFAME PARA RECEBER OS DADOS DOS VOLUMES LINHA A LINHA</text:p>
      <text:p text:style-name="P1">colnomes_ab_hum=["C"+str(i) for i in range(0, ncolunas_ab_hum)] #Gerando os nomes das colunas para que os dados encaixem corretamente durante o uso do append</text:p>
      <text:p text:style-name="P1">dados_transpostos_ab_hum = pd.DataFrame(columns=colnomes_ab_hum)#Greando um Dataframe vazio para receber os dados dos volumes coms as colunas nomeadas conforme a lista</text:p>
      <text:p text:style-name="P1"/>
      <text:p text:style-name="P1">#ITERANDO NA LISTA DE ÍNDICES GERADA <text:s/>E ACOPLANDO OS NOVOS DATAFRANES </text:p>
      <text:p text:style-name="P1">for i in lista_ab_hum:#Cada iteração percorre a faixa de 26 linhas que são os anos distintos.</text:p>
      <text:p text:style-name="P1"><text:s text:c="4"/>df=dados_ab_hum[i:i+ncolunas_ab_hum].transpose()#Transpondo</text:p>
      <text:p text:style-name="P1"><text:s text:c="4"/>if df.shape[1] != len(colnomes_ab_hum):</text:p>
      <text:p text:style-name="P1"><text:s text:c="8"/>addcol = len(colnomes_ab_hum)-df.shape[1] #Adiciona colunas se já não tiver a quantidade </text:p>
      <text:p text:style-name="P1"><text:s text:c="8"/>df = pd.concat([df, pd.DataFrame(columns=['B'+str(i) for i in range(0, addcol)])])</text:p>
      <text:p text:style-name="P1"><text:s text:c="4"/>df.columns = dados_transpostos_ab_hum.columns.values#</text:p>
      <text:p text:style-name="P1"><text:s text:c="4"/>dados_transpostos_ab_hum= dados_transpostos_ab_hum.append(df, ignore_index = True) #Dataframe transposto</text:p>
      <text:p text:style-name="P1"/>
      <text:p text:style-name="P1">#SUBSTITUINDO OS NOMES DAS COLUNAS PELO NOMES DOS MUNICÍPIOS</text:p>
      <text:p text:style-name="P1">old_names_ab_hum = dados_transpostos_ab_hum.columns.tolist()#Obtendo a lista dos nomes a serem substituídos</text:p>
      <text:p text:style-name="P1">new_names_ab_hum = list(conj_munic_ab_hum)#Obtendo a lista dos nomes dos municípios</text:p>
      <text:p text:style-name="P1">new_names_ab_hum.sort()#Colocando em ordem alfabética</text:p>
      <text:p text:style-name="P1">dados_transpostos_ab_hum.rename(columns=dict(zip(old_names_ab_hum, new_names_ab_hum)), inplace=True)#renomeando as colunas</text:p>
      <text:p text:style-name="P1">conj_anos_ab_hum = set(DIREITO_DE_USO_AB_HUM_ord['ANOS_VIGENTES'])</text:p>
      <text:p text:style-name="P1">anos_ab_hum = list(conj_anos_ab_hum)</text:p>
      <text:p text:style-name="P1">anos_ab_hum.sort()</text:p>
      <text:p text:style-name="P1">DIREITO_DE_USO_AB_HUM_ord_ANOS_MUN = dados_transpostos_ab_hum #Redefinindo o df</text:p>
      <text:p text:style-name="P1">conj_anos_ab_hum = set(DIREITO_DE_USO_AB_HUM_ord['ANOS_VIGENTES'])#Obtendo os anos vigentes</text:p>
      <text:p text:style-name="P1">anos_ab_hum = list(conj_anos_ab_hum)# Listando os anos vigentes sem repetições</text:p>
      <text:p text:style-name="P1"><text:soft-page-break/>DIREITO_DE_USO_AB_HUM_ord_ANOS_MUN.insert(0,'ANOS_VIGENTES',anos_ab_hum,True) #Reinserindo os anos vigentes</text:p>
      <text:p text:style-name="P1"/>
      <text:p text:style-name="P1">############### <text:s/>19</text:p>
      <text:p text:style-name="P1"/>
      <text:p text:style-name="P1"># ORDENANDO DF POR ANOS VIGENTES <text:s/>NA DESSEDENTAÇÃO ANIMAL</text:p>
      <text:p text:style-name="P1">DIREITO_DE_USO_DESS_ord = DIREITO_DE_USO_DESS.copy()</text:p>
      <text:p text:style-name="P1">DIREITO_DE_USO_DESS_ord = DIREITO_DE_USO_DESS_ord.sort_values(by=['ANOS_VIGENTES','MUNICIPIO'])</text:p>
      <text:p text:style-name="P1"/>
      <text:p text:style-name="P1">#GERANDO UMA LISTA COM TODOS OS VALORES DOS VOLUMES ANUAIS DE CADA MUNICÍPIO - DESSEDENTAÇÃO ANIMAL</text:p>
      <text:p text:style-name="P1">volumes_dess = DIREITO_DE_USO_DESS_ord['VOLUME_MUN_M3']</text:p>
      <text:p text:style-name="P1">vol_dess = list(volumes_dess) #Convertento em lista</text:p>
      <text:p text:style-name="P1"/>
      <text:p text:style-name="P1">#GERANDO UM DATAFRAME DE UMA COLUNA COM OS VALORES DO VOLUMES ANUAIS</text:p>
      <text:p text:style-name="P1">dados_dess= pd.DataFrame(vol_dess) # Novo dataframe </text:p>
      <text:p text:style-name="P1">nlinhas_dess,ncols_dess=dados_dess.shape# Dimensões do dataframe</text:p>
      <text:p text:style-name="P1"/>
      <text:p text:style-name="P1">#O NÚMERO DE COLUNAS É DEFINIDO PELO <text:s/>NÚMERO DE MUNICÍPIOS</text:p>
      <text:p text:style-name="P1">conj_munic_dess = set(DIREITO_DE_USO_DESS_ord['MUNICIPIO'])# Agrupando por <text:s/>municípios</text:p>
      <text:p text:style-name="P1">ncolunas_dess = len(conj_munic_dess)#Obtendo o número de municípios sem repetições</text:p>
      <text:p text:style-name="P1">ncolunas_dess = int(ncolunas_dess)#Convertendo para número inteiro</text:p>
      <text:p text:style-name="P1"/>
      <text:p text:style-name="P1">#CRIANDO UMA LISTA DE ÍNDICES INICIAIS PARA O NOVO DATAFRAME</text:p>
      <text:p text:style-name="P1">lista_dess = list(range(0, nlinhas_dess,ncolunas_dess))</text:p>
      <text:p text:style-name="P1"/>
      <text:p text:style-name="P1">#CRIANDO UM DATAFAME PARA RECEBER OS DADOS DOS VOLUMES LINHA A LINHA</text:p>
      <text:p text:style-name="P1">colnomes_dess=["C"+str(i) for i in range(0, ncolunas_dess)] #Gerando os nomes das colunas para que os dados encaixem corretamente durante o uso do append</text:p>
      <text:p text:style-name="P1">dados_transpostos_dess = pd.DataFrame(columns=colnomes_dess)#Greando um Dataframe vazio para receber os dados dos volumes coms as colunas nomeadas conforme a lista</text:p>
      <text:p text:style-name="P1"/>
      <text:p text:style-name="P1">#ITERANDO NA LISTA DE ÍNDICES GERADA <text:s/>E ACOPLANDO OS NOVOS DATAFRANES </text:p>
      <text:p text:style-name="P1">for i in lista_dess:#Cada iteração percorre a faixa de 26 linhas que são os anos distintos.</text:p>
      <text:p text:style-name="P1"><text:s text:c="4"/>df=dados_dess[i:i+ncolunas_dess].transpose()#Transpondo</text:p>
      <text:p text:style-name="P1"><text:s text:c="4"/>if df.shape[1] != len(colnomes_dess):</text:p>
      <text:p text:style-name="P1"><text:s text:c="8"/>addcol = len(colnomes_dess)-df.shape[1] #Adiciona colunas se já não tiver a quantidade </text:p>
      <text:p text:style-name="P1"><text:s text:c="8"/>df = pd.concat([df, pd.DataFrame(columns=['B'+str(i) for i in range(0, addcol)])])</text:p>
      <text:p text:style-name="P1"><text:s text:c="4"/>df.columns = dados_transpostos_dess.columns.values#</text:p>
      <text:p text:style-name="P1"><text:s text:c="4"/>dados_transpostos_dess= dados_transpostos_dess.append(df, ignore_index = True) #Dataframe transposto</text:p>
      <text:p text:style-name="P1"/>
      <text:p text:style-name="P1">#SUBSTITUINDO OS NOMES DAS COLUNAS PELO NOMES DOS MUNICÍPIOS</text:p>
      <text:p text:style-name="P1">old_names_dess = dados_transpostos_dess.columns.tolist()#Obtendo a lista dos nomes a serem substituídos</text:p>
      <text:p text:style-name="P1">new_names_dess = list(conj_munic_dess)#Obtendo a lista dos nomes dos municípios</text:p>
      <text:p text:style-name="P1">new_names_dess.sort()#Colocando em ordem alfabética</text:p>
      <text:p text:style-name="P1">dados_transpostos_dess.rename(columns=dict(zip(old_names_dess, new_names_dess)), inplace=True)#renomeando as colunas</text:p>
      <text:p text:style-name="P1">conj_anos_dess = set(DIREITO_DE_USO_DESS_ord['ANOS_VIGENTES'])</text:p>
      <text:p text:style-name="P1">anos_dess = list(conj_anos_dess)</text:p>
      <text:p text:style-name="P1">anos_dess.sort()</text:p>
      <text:p text:style-name="P1">DIREITO_DE_USO_DESS_ord_ANOS_MUN = dados_transpostos_dess #Redefinindo o df</text:p>
      <text:p text:style-name="P1">conj_anos_dess = set(DIREITO_DE_USO_DESS_ord['ANOS_VIGENTES'])#Obtendo os anos vigentes</text:p>
      <text:p text:style-name="P1">anos_dess = list(conj_anos_dess)# Listando os anos vigentes sem repetições</text:p>
      <text:p text:style-name="P1">DIREITO_DE_USO_DESS_ord_ANOS_MUN.insert(0,'ANOS_VIGENTES',anos_dess,True) #Reinserindo os anos vigentes</text:p>
      <text:p text:style-name="P1"/>
      <text:p text:style-name="P1"/>
      <text:p text:style-name="P1">################3 <text:s/>20</text:p>
      <text:p text:style-name="P1"/>
      <text:p text:style-name="P1"># ORDENANDO DF POR ANOS VIGENTES <text:s/>NA <text:s/>INDÚSTRIA</text:p>
      <text:p text:style-name="P1">DIREITO_DE_USO_IND_ord = DIREITO_DE_USO_IND.copy()</text:p>
      <text:p text:style-name="P1">DIREITO_DE_USO_IND_ord = DIREITO_DE_USO_IND_ord.sort_values(by=['ANOS_VIGENTES','MUNICIPIO'])</text:p>
      <text:p text:style-name="P1"/>
      <text:p text:style-name="P1">#GERANDO UMA LISTA COM TODOS OS VALORES DOS VOLUMES ANUAIS DE CADA MUNICÍPIO - INDÚSTRIA</text:p>
      <text:p text:style-name="P1">volumes_ind = DIREITO_DE_USO_IND_ord['VOLUME_MUN_M3']</text:p>
      <text:p text:style-name="P1">vol_ind = list(volumes_ind) #Convertento em lista</text:p>
      <text:p text:style-name="P1"/>
      <text:p text:style-name="P1">#GERANDO UM DATAFRAME DE UMA COLUNA COM OS VALORES DO VOLUMES ANUAIS</text:p>
      <text:p text:style-name="P1">dados_ind= pd.DataFrame(vol_ind) # Novo dataframe </text:p>
      <text:p text:style-name="P1">nlinhas_ind,ncols_ind=dados_ind.shape# Dimensões do dataframe</text:p>
      <text:p text:style-name="P1"/>
      <text:p text:style-name="P1">#O NÚMERO DE COLUNAS É DEFINIDO PELO <text:s/>NÚMERO DE MUNICÍPIOS</text:p>
      <text:p text:style-name="P1">conj_munic_ind = set(DIREITO_DE_USO_IND_ord['MUNICIPIO'])# Agrupando por <text:s/>municípios</text:p>
      <text:p text:style-name="P1">ncolunas_ind = len(conj_munic_ind)#Obtendo o número de municípios sem repetições</text:p>
      <text:p text:style-name="P1">ncolunas_ind = int(ncolunas_ind)#Convertendo para número inteiro</text:p>
      <text:p text:style-name="P1"/>
      <text:p text:style-name="P1">#CRIANDO UMA LISTA DE ÍNDICES INICIAIS PARA O NOVO DATAFRAME</text:p>
      <text:p text:style-name="P1">lista_ind = list(range(0, nlinhas_ind,ncolunas_ind))</text:p>
      <text:p text:style-name="P1"/>
      <text:p text:style-name="P1">#CRIANDO UM DATAFAME PARA RECEBER OS DADOS DOS VOLUMES LINHA A LINHA</text:p>
      <text:p text:style-name="P1">colnomes_ind=["C"+str(i) for i in range(0, ncolunas_ind)] #Gerando os nomes das colunas para que os dados encaixem corretamente durante o uso do append</text:p>
      <text:p text:style-name="P1"><text:soft-page-break/>dados_transpostos_ind = pd.DataFrame(columns=colnomes_ind)#Greando um Dataframe vazio para receber os dados dos volumes coms as colunas nomeadas conforme a lista</text:p>
      <text:p text:style-name="P1"/>
      <text:p text:style-name="P1">#ITERANDO NA LISTA DE ÍNDICES GERADA <text:s/>E ACOPLANDO OS NOVOS DATAFRANES </text:p>
      <text:p text:style-name="P1">for i in lista_ind:#Cada iteração percorre a faixa de 26 linhas que são os anos distintos.</text:p>
      <text:p text:style-name="P1"><text:s text:c="4"/>df=dados_ind[i:i+ncolunas_ind].transpose()#Transpondo</text:p>
      <text:p text:style-name="P1"><text:s text:c="4"/>if df.shape[1] != len(colnomes_ind):</text:p>
      <text:p text:style-name="P1"><text:s text:c="8"/>addcol = len(colnomes_ind)-df.shape[1] #Adiciona colunas se já não tiver a quantidade </text:p>
      <text:p text:style-name="P1"><text:s text:c="8"/>df = pd.concat([df, pd.DataFrame(columns=['B'+str(i) for i in range(0, addcol)])])</text:p>
      <text:p text:style-name="P1"><text:s text:c="4"/>df.columns = dados_transpostos_ind.columns.values#</text:p>
      <text:p text:style-name="P1"><text:s text:c="4"/>dados_transpostos_ind= dados_transpostos_ind.append(df, ignore_index = True) #Dataframe transposto</text:p>
      <text:p text:style-name="P1"/>
      <text:p text:style-name="P1">#SUBSTITUINDO OS NOMES DAS COLUNAS PELO NOMES DOS MUNICÍPIOS</text:p>
      <text:p text:style-name="P1">old_names_ind = dados_transpostos_ind.columns.tolist()#Obtendo a lista dos nomes a serem substituídos</text:p>
      <text:p text:style-name="P1">new_names_ind = list(conj_munic_ind)#Obtendo a lista dos nomes dos municípios</text:p>
      <text:p text:style-name="P1">new_names_ind.sort()#Colocando em ordem alfabética</text:p>
      <text:p text:style-name="P1">dados_transpostos_ind.rename(columns=dict(zip(old_names_ind, new_names_ind)), inplace=True)#renomeando as colunas</text:p>
      <text:p text:style-name="P1">conj_anos_ind = set(DIREITO_DE_USO_IND_ord['ANOS_VIGENTES'])</text:p>
      <text:p text:style-name="P1">anos_ind = list(conj_anos_ind)</text:p>
      <text:p text:style-name="P1">anos_ind.sort()</text:p>
      <text:p text:style-name="P1">DIREITO_DE_USO_IND_ord_ANOS_MUN = dados_transpostos_ind #Redefinindo o df</text:p>
      <text:p text:style-name="P1">conj_anos_ind = set(DIREITO_DE_USO_IND_ord['ANOS_VIGENTES'])#Obtendo os anos vigentes</text:p>
      <text:p text:style-name="P1">anos_ind = list(conj_anos_ind)# Listando os anos vigentes sem repetições</text:p>
      <text:p text:style-name="P1">DIREITO_DE_USO_IND_ord_ANOS_MUN.insert(0,'ANOS_VIGENTES',anos_ind,True) #Reinserindo os anos vigentes</text:p>
      <text:p text:style-name="P1"/>
      <text:p text:style-name="P1">###################### 21</text:p>
      <text:p text:style-name="P1"/>
      <text:p text:style-name="P1"># ORDENANDO DF POR ANOS VIGENTES <text:s/>NA <text:s/>SERVIÇO E COMÉRCIO</text:p>
      <text:p text:style-name="P1">DIREITO_DE_USO_SERV_COM_ord = DIREITO_DE_USO_SERV_COM.copy()</text:p>
      <text:p text:style-name="P1">DIREITO_DE_USO_SERV_COM_ord = DIREITO_DE_USO_SERV_COM_ord.sort_values(by=['ANOS_VIGENTES','MUNICIPIO'])</text:p>
      <text:p text:style-name="P1"/>
      <text:p text:style-name="P1">#GERANDO UMA LISTA COM TODOS OS VALORES DOS VOLUMES ANUAIS DE CADA MUNICÍPIO - SERVIÇO E COMÉRCIO</text:p>
      <text:p text:style-name="P1">volumes_serv_com = DIREITO_DE_USO_SERV_COM_ord['VOLUME_MUN_M3']</text:p>
      <text:p text:style-name="P1">vol_serv_com = list(volumes_serv_com) #Convertento em lista</text:p>
      <text:p text:style-name="P1"/>
      <text:p text:style-name="P1">#GERANDO UM DATAFRAME DE UMA COLUNA COM OS VALORES DO VOLUMES ANUAIS</text:p>
      <text:p text:style-name="P1">dados_serv_com= pd.DataFrame(vol_serv_com) # Novo dataframe </text:p>
      <text:p text:style-name="P1">nlinhas_serv_com,ncols_serv_com=dados_serv_com.shape# Dimensões do dataframe</text:p>
      <text:p text:style-name="P1"/>
      <text:p text:style-name="P1">#O NÚMERO DE COLUNAS É DEFINIDO PELO <text:s/>NÚMERO DE MUNICÍPIOS</text:p>
      <text:p text:style-name="P1">conj_munic_serv_com = set(DIREITO_DE_USO_SERV_COM_ord['MUNICIPIO'])# Agrupando por <text:s/>municípios</text:p>
      <text:p text:style-name="P1">ncolunas_serv_com = len(conj_munic_serv_com)#Obtendo o número de municípios sem repetições</text:p>
      <text:p text:style-name="P1">ncolunas_serv_com = int(ncolunas_serv_com)#Convertendo para número inteiro</text:p>
      <text:p text:style-name="P1"/>
      <text:p text:style-name="P1">#CRIANDO UMA LISTA DE ÍNDICES INICIAIS PARA O NOVO DATAFRAME</text:p>
      <text:p text:style-name="P1">lista_serv_com = list(range(0, nlinhas_serv_com,ncolunas_serv_com))</text:p>
      <text:p text:style-name="P1"/>
      <text:p text:style-name="P1">#CRIANDO UM DATAFAME PARA RECEBER OS DADOS DOS VOLUMES LINHA A LINHA</text:p>
      <text:p text:style-name="P1">colnomes_serv_com=["C"+str(i) for i in range(0, ncolunas_serv_com)] #Gerando os nomes das colunas para que os dados encaixem corretamente durante o uso do append</text:p>
      <text:p text:style-name="P1">dados_transpostos_serv_com = pd.DataFrame(columns=colnomes_serv_com)#Greando um Dataframe vazio para receber os dados dos volumes coms as colunas nomeadas conforme a lista</text:p>
      <text:p text:style-name="P1"/>
      <text:p text:style-name="P1">#ITERANDO NA LISTA DE ÍNDICES GERADA <text:s/>E ACOPLANDO OS NOVOS DATAFRANES </text:p>
      <text:p text:style-name="P1">for i in lista_serv_com:#Cada iteração percorre a faixa de 26 linhas que são os anos distintos.</text:p>
      <text:p text:style-name="P1"><text:s text:c="4"/>df=dados_serv_com[i:i+ncolunas_serv_com].transpose()#Transpondo</text:p>
      <text:p text:style-name="P1"><text:s text:c="4"/>if df.shape[1] != len(colnomes_serv_com):</text:p>
      <text:p text:style-name="P1"><text:s text:c="8"/>addcol = len(colnomes_serv_com)-df.shape[1] #Adiciona colunas se já não tiver a quantidade </text:p>
      <text:p text:style-name="P1"><text:s text:c="8"/>df = pd.concat([df, pd.DataFrame(columns=['B'+str(i) for i in range(0, addcol)])])</text:p>
      <text:p text:style-name="P1"><text:s text:c="4"/>df.columns = dados_transpostos_serv_com.columns.values#</text:p>
      <text:p text:style-name="P1"><text:s text:c="4"/>dados_transpostos_serv_com= dados_transpostos_serv_com.append(df, ignore_index = True) #Dataframe transposto</text:p>
      <text:p text:style-name="P1"/>
      <text:p text:style-name="P1">#SUBSTITUINDO OS NOMES DAS COLUNAS PELO NOMES DOS MUNICÍPIOS</text:p>
      <text:p text:style-name="P1">old_names_serv_com = dados_transpostos_serv_com.columns.tolist()#Obtendo a lista dos nomes a serem substituídos</text:p>
      <text:p text:style-name="P1">new_names_serv_com = list(conj_munic_serv_com)#Obtendo a lista dos nomes dos municípios</text:p>
      <text:p text:style-name="P1">new_names_serv_com.sort()#Colocando em ordem alfabética</text:p>
      <text:p text:style-name="P1">dados_transpostos_serv_com.rename(columns=dict(zip(old_names_serv_com, new_names_serv_com)), inplace=True)#renomeando as colunas</text:p>
      <text:p text:style-name="P1">conj_anos_serv_com = set(DIREITO_DE_USO_SERV_COM_ord['ANOS_VIGENTES'])</text:p>
      <text:p text:style-name="P1">anos_serv_com = list(conj_anos_serv_com)</text:p>
      <text:p text:style-name="P1">anos_serv_com.sort()</text:p>
      <text:p text:style-name="P1">DIREITO_DE_USO_SERV_COM_ord_ANOS_MUN = dados_transpostos_serv_com #Redefinindo o df</text:p>
      <text:p text:style-name="P1">conj_anos_serv_com = set(DIREITO_DE_USO_SERV_COM_ord['ANOS_VIGENTES'])#Obtendo os anos vigentes</text:p>
      <text:p text:style-name="P1">anos_serv_com = list(conj_anos_serv_com)# Listando os anos vigentes sem repetições</text:p>
      <text:p text:style-name="P1">DIREITO_DE_USO_SERV_COM_ord_ANOS_MUN.insert(0,'ANOS_VIGENTES',anos_serv_com,True) #Reinserindo os anos vigentes</text:p>
      <text:p text:style-name="P1"/>
      <text:p text:style-name="P1">##################### <text:s/>22</text:p>
      <text:p text:style-name="P1"/>
      <text:p text:style-name="P1"># ORDENANDO DF POR ANOS VIGENTES <text:s/>EM <text:s/>OUTROS</text:p>
      <text:p text:style-name="P1">DIREITO_DE_USO_OUTROS_ord = DIREITO_DE_USO_OUTROS</text:p>
      <text:p text:style-name="P1"><text:soft-page-break/>DIREITO_DE_USO_OUTROS_ord = DIREITO_DE_USO_OUTROS_ord.sort_values(by=['ANOS_VIGENTES','MUNICIPIO'])</text:p>
      <text:p text:style-name="P1"/>
      <text:p text:style-name="P1">#GERANDO UMA LISTA COM TODOS OS VALORES DOS VOLUMES ANUAIS DE CADA MUNICÍPIO - OUTROS</text:p>
      <text:p text:style-name="P1">volumes_outros = DIREITO_DE_USO_OUTROS_ord['VOLUME_MUN_M3']</text:p>
      <text:p text:style-name="P1">vol_outros = list(volumes_outros) #Convertento em lista</text:p>
      <text:p text:style-name="P1"/>
      <text:p text:style-name="P1">#GERANDO UM DATAFRAME DE UMA COLUNA COM OS VALORES DO VOLUMES ANUAIS</text:p>
      <text:p text:style-name="P1">dados_outros= pd.DataFrame(vol_outros) # Novo dataframe </text:p>
      <text:p text:style-name="P1">nlinhas_outros,ncols_outros=dados_outros.shape# Dimensões do dataframe</text:p>
      <text:p text:style-name="P1"/>
      <text:p text:style-name="P1">#O NÚMERO DE COLUNAS É DEFINIDO PELO <text:s/>NÚMERO DE MUNICÍPIOS</text:p>
      <text:p text:style-name="P1">conj_munic_outros = set(DIREITO_DE_USO_OUTROS_ord['MUNICIPIO'])# Agrupando por <text:s/>municípios</text:p>
      <text:p text:style-name="P1">ncolunas_outros = len(conj_munic_outros)#Obtendo o número de municípios sem repetições</text:p>
      <text:p text:style-name="P1">ncolunas_outros = int(ncolunas_outros)#Convertendo para número inteiro</text:p>
      <text:p text:style-name="P1"/>
      <text:p text:style-name="P1">#CRIANDO UMA LISTA DE ÍNDICES INICIAIS PARA O NOVO DATAFRAME</text:p>
      <text:p text:style-name="P1">lista_outros = list(range(0, nlinhas_outros,ncolunas_outros))</text:p>
      <text:p text:style-name="P1"/>
      <text:p text:style-name="P1">#CRIANDO UM DATAFAME PARA RECEBER OS DADOS DOS VOLUMES LINHA A LINHA</text:p>
      <text:p text:style-name="P1">colnomes_outros=["C"+str(i) for i in range(0, ncolunas_outros)] #Gerando os nomes das colunas para que os dados encaixem corretamente durante o uso do append</text:p>
      <text:p text:style-name="P1">dados_transpostos_outros = pd.DataFrame(columns=colnomes_outros)#Greando um Dataframe vazio para receber os dados dos volumes coms as colunas nomeadas conforme a lista</text:p>
      <text:p text:style-name="P1"/>
      <text:p text:style-name="P1">#ITERANDO NA LISTA DE ÍNDICES GERADA <text:s/>E ACOPLANDO OS NOVOS DATAFRANES </text:p>
      <text:p text:style-name="P1">for i in lista_outros:#Cada iteração percorre a faixa de 26 linhas que são os anos distintos.</text:p>
      <text:p text:style-name="P1"><text:s text:c="4"/>df=dados_outros[i:i+ncolunas_outros].transpose()#Transpondo</text:p>
      <text:p text:style-name="P1"><text:s text:c="4"/>if df.shape[1] != len(colnomes_outros):</text:p>
      <text:p text:style-name="P1"><text:s text:c="8"/>addcol = len(colnomes_outros)-df.shape[1] #Adiciona colunas se já não tiver a quantidade </text:p>
      <text:p text:style-name="P1"><text:s text:c="8"/>df = pd.concat([df, pd.DataFrame(columns=['B'+str(i) for i in range(0, addcol)])])</text:p>
      <text:p text:style-name="P1"><text:s text:c="4"/>df.columns = dados_transpostos_outros.columns.values#</text:p>
      <text:p text:style-name="P1"><text:s text:c="4"/>dados_transpostos_outros= dados_transpostos_outros.append(df, ignore_index = True) #Dataframe transposto</text:p>
      <text:p text:style-name="P1"/>
      <text:p text:style-name="P1">#SUBSTITUINDO OS NOMES DAS COLUNAS PELO NOMES DOS MUNICÍPIOS</text:p>
      <text:p text:style-name="P1">old_names_outros = dados_transpostos_outros.columns.tolist()#Obtendo a lista dos nomes a serem substituídos</text:p>
      <text:p text:style-name="P1">new_names_outros = list(conj_munic_outros)#Obtendo a lista dos nomes dos municípios</text:p>
      <text:p text:style-name="P1">new_names_outros.sort()#Colocando em ordem alfabética</text:p>
      <text:p text:style-name="P1">dados_transpostos_outros.rename(columns=dict(zip(old_names_outros, new_names_outros)), inplace=True)#renomeando as colunas</text:p>
      <text:p text:style-name="P1">conj_anos_outros = set(DIREITO_DE_USO_OUTROS_ord['ANOS_VIGENTES'])</text:p>
      <text:p text:style-name="P1">anos_outros = list(conj_anos_outros)</text:p>
      <text:p text:style-name="P1">anos_outros.sort()</text:p>
      <text:p text:style-name="P1">DIREITO_DE_USO_OUTROS_ord_ANOS_MUN = dados_transpostos_outros #Redefinindo o df</text:p>
      <text:p text:style-name="P1">conj_anos_outros = set(DIREITO_DE_USO_OUTROS_ord['ANOS_VIGENTES'])#Obtendo os anos vigentes</text:p>
      <text:p text:style-name="P1">anos_outros = list(conj_anos_outros)# Listando os anos vigentes sem repetições</text:p>
      <text:p text:style-name="P1">DIREITO_DE_USO_OUTROS_ord_ANOS_MUN.insert(0,'ANOS_VIGENTES',anos_outros,True) #Reinserindo os anos vigentes</text:p>
      <text:p text:style-name="P1"/>
      <text:p text:style-name="P1"/>
      <text:p text:style-name="P1">################################## <text:s/>23</text:p>
      <text:p text:style-name="P1"/>
      <text:p text:style-name="P1">#OBSERVANDO A EVOLUÇÃO DA DENSIDADE DE VOLUME EM RELAÇÃO AS ÁREAS DE IMÓVEIS RURAIS AO LONGO DO TEMPO.</text:p>
      <text:p text:style-name="P1">DIREITO_DE_USO_IRRIG_ord_ANOS_MUN_dens = DIREITO_DE_USO_IRRIG_ord_ANOS_MUN.copy() # Definindo um novo df</text:p>
      <text:p text:style-name="P1"/>
      <text:p text:style-name="P1">#REMOVER COLUNAS QUE NÃO FARÃO PARTE DOS CÁLCULOS</text:p>
      <text:p text:style-name="P1">DIREITO_DE_USO_IRRIG_ord_ANOS_MUN_dens = DIREITO_DE_USO_IRRIG_ord_ANOS_MUN_dens.drop(columns='ANOS_VIGENTES')# Removendo as colunas </text:p>
      <text:p text:style-name="P1">DIREITO_DE_USO_IRRIG_ord_ANOS_MUN_dens_T = DIREITO_DE_USO_IRRIG_ord_ANOS_MUN_dens.T #Gerando um df transposto</text:p>
      <text:p text:style-name="P1"/>
      <text:p text:style-name="P1">#INSERINDO A ÁREA DOS IMÓVEIS RURAIS (2005) DOS MUNICÍPIOS NA IRRIGAÇÃO</text:p>
      <text:p text:style-name="P1">lista_AREA_HA_IMOVEIS_2005 = list(IBGE_IPECE['AREA_HA_IMOVEIS_2005'])#Gerando uma lista a a parir de uma coluna do df 'IBGE_IPECE'</text:p>
      <text:p text:style-name="P1">DIREITO_DE_USO_IRRIG_ord_ANOS_MUN_dens_T['AREA_HA_IMOVEIS_2005'] = lista_AREA_HA_IMOVEIS_2005#Inserindo uma lista no df transposto</text:p>
      <text:p text:style-name="P1">colum_names_irrig <text:s/>= DIREITO_DE_USO_IRRIG_ord_ANOS_MUN_dens_T.columns.tolist() #Obtendo a lista com os nomes das colunas</text:p>
      <text:p text:style-name="P1">colum_names_irrig.remove('AREA_HA_IMOVEIS_2005') #Removendo a coluna que não participaraá dos cálculos</text:p>
      <text:p text:style-name="P1"/>
      <text:p text:style-name="P1">#CALCULANDO A DENSIDADE DE CADA VOLUME ANUAL PELA ÁREA DOS IMÓVEIS RURAIS DE SEUS RESPECTIVOSMUNICÍPIO EM M³ha</text:p>
      <text:p text:style-name="P1">DF_DENS_IRRIG_T =DIREITO_DE_USO_IRRIG_ord_ANOS_MUN_dens_T[colum_names_irrig].div(DIREITO_DE_USO_IRRIG_ord_ANOS_MUN_dens_T['AREA_HA_IMOVEIS_2005'], axis='index')#Obtendo um novo df com os resultados dos cálculos</text:p>
      <text:p text:style-name="P1">DF_DEN_IRRIG =DF_DENS_IRRIG_T.T#Transpondo de volta</text:p>
      <text:p text:style-name="P1">conj_anos_irrig = set(DIREITO_DE_USO_IRRIG_ord['ANOS_VIGENTES'])</text:p>
      <text:p text:style-name="P1">anos_irrig = list(conj_anos_irrig)</text:p>
      <text:p text:style-name="P1">DF_DEN_IRRIG.insert(0,'ANOS_VIGENTES',anos_irrig,True)# Reinserindo a coluna com os anos</text:p>
      <text:p text:style-name="P1">DENS_IRRIG_IMOV_RUR_ANOS = DF_DEN_IRRIG # Gerando um df</text:p>
      <text:p text:style-name="P1"/>
      <text:p text:style-name="P1">############## 24</text:p>
      <text:p text:style-name="P1"/>
      <text:p text:style-name="P1">#OBSERVANDO A EVOLUÇÃO DA DENSIDADE DE VOLUME EM RELAÇÃO AS ÁREAS DE IMÓVEIS RURAIS AO LONGO DO TEMPO.</text:p>
      <text:p text:style-name="P1"><text:soft-page-break/>DIREITO_DE_USO_AQUIC_ord_ANOS_MUN_dens = DIREITO_DE_USO_AQUIC_ord_ANOS_MUN.copy() # Definindo um novo df</text:p>
      <text:p text:style-name="P1"/>
      <text:p text:style-name="P1">#REMOVER COLUNAS QUE NÃO FARÃO PARTE DOS CÁLCULOS</text:p>
      <text:p text:style-name="P1">DIREITO_DE_USO_AQUIC_ord_ANOS_MUN_dens = DIREITO_DE_USO_AQUIC_ord_ANOS_MUN_dens.drop(columns='ANOS_VIGENTES')# Removendo as colunas </text:p>
      <text:p text:style-name="P1">DIREITO_DE_USO_AQUIC_ord_ANOS_MUN_dens_T = DIREITO_DE_USO_AQUIC_ord_ANOS_MUN_dens.T #Gerando um df transposto</text:p>
      <text:p text:style-name="P1"/>
      <text:p text:style-name="P1">#INSERINDO A ÁREA DOS IMÓVEIS RURAIS (2005) DOS MUNICÍPIOS NA AQUICULTURA</text:p>
      <text:p text:style-name="P1">lista_AREA_HA_IMOVEIS_2005 = list(IBGE_IPECE['AREA_HA_IMOVEIS_2005'])#Gerando uma lista a aprtir de uma coluna do df 'IBGE_IPECE'</text:p>
      <text:p text:style-name="P1">DIREITO_DE_USO_AQUIC_ord_ANOS_MUN_dens_T['AREA_HA_IMOVEIS_2005'] = lista_AREA_HA_IMOVEIS_2005#Inserindo uma lista no df transposto</text:p>
      <text:p text:style-name="P1">colum_names_aquic <text:s/>= DIREITO_DE_USO_AQUIC_ord_ANOS_MUN_dens_T.columns.tolist() #Obtendo a lista com os nomes das colunas</text:p>
      <text:p text:style-name="P1">colum_names_aquic.remove('AREA_HA_IMOVEIS_2005') #Removendo a coluna que não participaraá dos cálculos</text:p>
      <text:p text:style-name="P1"/>
      <text:p text:style-name="P1">#CALCULANDO A DENSIDADE DE CADA VOLUME ANUAL PELA ÁREA DOS IMÓVEIS RURAIS DE SEUS RESPECTIVOSMUNICÍPIO EM M³ha</text:p>
      <text:p text:style-name="P1">DF_DENS_AQUIC_T =DIREITO_DE_USO_AQUIC_ord_ANOS_MUN_dens_T[colum_names_aquic].div(DIREITO_DE_USO_AQUIC_ord_ANOS_MUN_dens_T['AREA_HA_IMOVEIS_2005'], axis='index')#Obtendo um novo df com os resultados dos cálculos</text:p>
      <text:p text:style-name="P1">DF_DEN_AQUIC =DF_DENS_AQUIC_T.T#Transpondo de volta</text:p>
      <text:p text:style-name="P1">conj_anos_aquic = set(DIREITO_DE_USO_AQUIC_ord['ANOS_VIGENTES'])</text:p>
      <text:p text:style-name="P1">anos_aquic = list(conj_anos_aquic)</text:p>
      <text:p text:style-name="P1">DF_DEN_AQUIC.insert(0,'ANOS_VIGENTES',anos_aquic,True)# Reinserindo a coluna com os anos</text:p>
      <text:p text:style-name="P1">DENS_AQUIC_IMOV_RUR_ANOS = DF_DEN_AQUIC # Gerando um d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02T21:16:18.062000000</meta:creation-date>
    <dc:date>2021-10-19T10:07:05.469000000</dc:date>
    <meta:editing-duration>P1DT20H16M34S</meta:editing-duration>
    <meta:editing-cycles>16</meta:editing-cycles>
    <meta:generator>LibreOffice/6.3.4.2$Windows_X86_64 LibreOffice_project/60da17e045e08f1793c57c00ba83cdfce946d0aa</meta:generator>
    <meta:document-statistic meta:table-count="0" meta:image-count="0" meta:object-count="0" meta:page-count="32" meta:paragraph-count="1721" meta:word-count="14090" meta:character-count="142634" meta:non-whitespace-character-count="128339"/>
  </office:meta>
</office:document-meta>
</file>